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541in" fo:margin-left="-0.075in" fo:margin-top="0in" fo:margin-bottom="0in" table:align="left" style:writing-mode="lr-tb"/>
    </style:style>
    <style:style style:name="Table1.A" style:family="table-column">
      <style:table-column-properties style:column-width="1.4417in"/>
    </style:style>
    <style:style style:name="Table1.B" style:family="table-column">
      <style:table-column-properties style:column-width="4.098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3896in" fo:margin-left="-0.075in" fo:margin-top="0in" fo:margin-bottom="0in" table:align="left" style:writing-mode="lr-tb"/>
    </style:style>
    <style:style style:name="Table2.A" style:family="table-column">
      <style:table-column-properties style:column-width="1.4417in"/>
    </style:style>
    <style:style style:name="Table2.B" style:family="table-column">
      <style:table-column-properties style:column-width="3.947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none"/>
    </style:style>
    <style:style style:name="Table3" style:family="table">
      <style:table-properties style:width="4.291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2.847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8569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413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15in" fo:margin-left="-0.075in" fo:margin-top="0in" fo:margin-bottom="0in" table:align="left" style:writing-mode="lr-tb"/>
    </style:style>
    <style:style style:name="Table5.A" style:family="table-column">
      <style:table-column-properties style:column-width="1.1292in"/>
    </style:style>
    <style:style style:name="Table5.B" style:family="table-column">
      <style:table-column-properties style:column-width="3.010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3"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87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431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0882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645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4535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0104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5028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059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4618in" fo:margin-left="-0.075in" fo:margin-top="0in" fo:margin-bottom="0in" table:align="left" style:writing-mode="lr-tb"/>
    </style:style>
    <style:style style:name="Table10.A" style:family="table-column">
      <style:table-column-properties style:column-width="1.4417in"/>
    </style:style>
    <style:style style:name="Table10.B" style:family="table-column">
      <style:table-column-properties style:column-width="1.6729in"/>
    </style:style>
    <style:style style:name="Table10.C" style:family="table-column">
      <style:table-column-properties style:column-width="1.673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3"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1.2021in"/>
    </style:style>
    <style:style style:name="Table11.B" style:family="table-column">
      <style:table-column-properties style:column-width="1.9819in"/>
    </style:style>
    <style:style style:name="Table11.C" style:family="table-column">
      <style:table-column-properties style:column-width="1.982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3"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6.4597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1.6722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3"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6.4583in" fo:margin-left="-0.075in" fo:margin-top="0in" fo:margin-bottom="0in" table:align="left" style:writing-mode="lr-tb"/>
    </style:style>
    <style:style style:name="Table13.A" style:family="table-column">
      <style:table-column-properties style:column-width="1.4417in"/>
    </style:style>
    <style:style style:name="Table13.B" style:family="table-column">
      <style:table-column-properties style:column-width="1.6722in"/>
    </style:style>
    <style:style style:name="Table13.D" style:family="table-column">
      <style:table-column-properties style:column-width="1.671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4"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1.2153in"/>
    </style:style>
    <style:style style:name="Table14.B" style:family="table-column">
      <style:table-column-properties style:column-width="1.9778in"/>
    </style:style>
    <style:style style:name="Table14.C" style:family="table-column">
      <style:table-column-properties style:column-width="1.978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3"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1597in"/>
    </style:style>
    <style:style style:name="Table15.B" style:family="table-column">
      <style:table-column-properties style:column-width="1.9958in"/>
    </style:style>
    <style:style style:name="Table15.C" style:family="table-column">
      <style:table-column-properties style:column-width="1.9965in"/>
    </style:style>
    <style:style style:name="Table15.D" style:family="table-column">
      <style:table-column-properties style:column-width="1.9972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4"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6.4708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1.6757in"/>
    </style:style>
    <style:style style:name="Table16.C" style:family="table-column">
      <style:table-column-properties style:column-width="1.6764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3"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1.7049in" fo:margin-left="-0.075in" fo:margin-top="0in" fo:margin-bottom="0in" table:align="left" style:writing-mode="lr-tb"/>
    </style:style>
    <style:style style:name="Table17.A" style:family="table-column">
      <style:table-column-properties style:column-width="0.8556in"/>
    </style:style>
    <style:style style:name="Table17.B" style:family="table-column">
      <style:table-column-properties style:column-width="0.459in"/>
    </style:style>
    <style:style style:name="Table17.C" style:family="table-column">
      <style:table-column-properties style:column-width="0.3903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5"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6.2174in" fo:margin-left="-0.075in" fo:margin-top="0in" fo:margin-bottom="0in" table:align="left" style:writing-mode="lr-tb"/>
    </style:style>
    <style:style style:name="Table18.A" style:family="table-column">
      <style:table-column-properties style:column-width="1.0181in"/>
    </style:style>
    <style:style style:name="Table18.B" style:family="table-column">
      <style:table-column-properties style:column-width="1.0257in"/>
    </style:style>
    <style:style style:name="Table18.C" style:family="table-column">
      <style:table-column-properties style:column-width="2.7167in"/>
    </style:style>
    <style:style style:name="Table18.D" style:family="table-column">
      <style:table-column-properties style:column-width="1.4563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2" style:family="table-row">
      <style:table-row-properties fo:keep-together="auto"/>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8"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2.8389in" fo:margin-left="-0.075in" fo:margin-top="0in" fo:margin-bottom="0in" table:align="left" style:writing-mode="lr-tb"/>
    </style:style>
    <style:style style:name="Table19.A" style:family="table-column">
      <style:table-column-properties style:column-width="1.5931in"/>
    </style:style>
    <style:style style:name="Table19.B" style:family="table-column">
      <style:table-column-properties style:column-width="1.245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4.0688in" fo:margin-left="-0.075in" fo:margin-top="0in" fo:margin-bottom="0in" table:align="left" style:writing-mode="lr-tb"/>
    </style:style>
    <style:style style:name="Table20.A" style:family="table-column">
      <style:table-column-properties style:column-width="2.8847in"/>
    </style:style>
    <style:style style:name="Table20.B" style:family="table-column">
      <style:table-column-properties style:column-width="1.1833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7"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8">
      <style:paragraph-properties fo:margin-left="0in" fo:margin-right="0in" fo:text-indent="0in" style:auto-text-indent="false">
        <style:tab-stops/>
      </style:paragraph-properties>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7"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tab-stops/>
      </style:paragraph-properties>
      <style:text-properties style:font-name="Times New Roman" fo:font-weight="normal" style:font-weight-asian="normal"/>
    </style:style>
    <style:style style:name="P11" style:family="paragraph" style:parent-style-name="Standard">
      <style:paragraph-properties fo:margin-left="0in" fo:margin-right="0in" fo:text-indent="0in" style:auto-text-indent="false"/>
      <style:text-properties style:font-name="Times New Roman" fo:font-size="9.5pt" style:font-size-asian="9.5pt"/>
    </style:style>
    <style:style style:name="P12" style:family="paragraph" style:parent-style-name="Standard">
      <style:paragraph-properties fo:margin-left="0in" fo:margin-right="0in" fo:text-indent="0in" style:auto-text-indent="false"/>
      <style:text-properties style:font-name="Times New Roman" fo:font-size="9.5pt" fo:font-weight="bold" style:font-size-asian="9.5pt" style:font-weight-asian="bold"/>
    </style:style>
    <style:style style:name="P13" style:family="paragraph" style:parent-style-name="Standard">
      <style:paragraph-properties fo:margin-left="0in" fo:margin-right="0in" fo:orphans="0" fo:widows="0" fo:text-indent="0in" style:auto-text-indent="false">
        <style:tab-stops/>
      </style:paragraph-properties>
    </style:style>
    <style:style style:name="P14" style:family="paragraph" style:parent-style-name="Standard">
      <style:paragraph-properties fo:margin-left="0in" fo:margin-right="0in" fo:orphans="2" fo:widows="2" fo:text-indent="0in" style:auto-text-indent="false"/>
    </style:style>
    <style:style style:name="P15" style:family="paragraph" style:parent-style-name="Standard">
      <style:paragraph-properties fo:margin-left="0in" fo:margin-right="0in" fo:orphans="2" fo:widows="2"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Body_20_Text_20_2">
      <style:paragraph-properties fo:margin-left="0in" fo:margin-right="0in" fo:text-indent="0in" style:auto-text-indent="false"/>
    </style:style>
    <style:style style:name="P19" style:family="paragraph" style:parent-style-name="Heading_20_5">
      <style:paragraph-properties fo:margin-left="0in" fo:margin-right="0in" fo:text-indent="0in" style:auto-text-indent="false">
        <style:tab-stops/>
      </style:paragraph-properties>
    </style:style>
    <style:style style:name="P20" style:family="paragraph" style:parent-style-name="Heading_20_5">
      <style:paragraph-properties fo:margin-left="0in" fo:margin-right="0in" fo:text-align="center" style:justify-single-word="false" fo:text-indent="0in" style:auto-text-indent="false">
        <style:tab-stops/>
      </style:paragraph-properties>
    </style:style>
    <style:style style:name="P21" style:family="paragraph" style:parent-style-name="Heading_20_3">
      <style:paragraph-properties fo:margin-left="0in" fo:margin-right="0in" fo:text-indent="0in" style:auto-text-indent="false">
        <style:tab-stops/>
      </style:paragraph-properties>
    </style:style>
    <style:style style:name="P22" style:family="paragraph" style:parent-style-name="Heading_20_2">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tab-stops/>
      </style:paragraph-properties>
    </style:style>
    <style:style style:name="P25" style:family="paragraph" style:parent-style-name="Preformatted">
      <style:paragraph-properties fo:margin-left="0in" fo:margin-right="0in" fo:orphans="2" fo:widows="2" fo:text-indent="0in" style:auto-text-indent="false"/>
    </style:style>
    <style:style style:name="P26" style:family="paragraph" style:parent-style-name="Preformatted">
      <style:paragraph-properties fo:margin-left="0in" fo:margin-right="0in" fo:orphans="2" fo:widows="2" fo:text-indent="0in" style:auto-text-indent="false">
        <style:tab-stops/>
      </style:paragraph-properties>
    </style:style>
    <style:style style:name="P27" style:family="paragraph" style:parent-style-name="Preformatted" style:master-page-name="Standard">
      <style:paragraph-properties fo:margin-left="0in" fo:margin-right="0in" fo:orphans="2" fo:widows="2" fo:text-indent="0in" style:auto-text-indent="false" style:page-number="auto"/>
    </style:style>
    <style:style style:name="P28"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8.5pt" style:font-size-asian="8.5pt"/>
    </style:style>
    <style:style style:name="T9" style:family="text">
      <style:text-properties style:font-name="Times New Roman" fo:font-size="9.5pt" fo:language="en" fo:country="US" style:font-size-asian="9.5pt" style:language-asian="en" style:country-asian="US"/>
    </style:style>
    <style:style style:name="T10" style:family="text">
      <style:text-properties style:font-name="Times New Roman" fo:font-size="12pt" fo:language="en" fo:country="US" style:font-name-asian="Times New Roman1" style:font-size-asian="12pt" style:language-asian="en" style:country-asian="US" style:font-name-complex="Times New Roman1"/>
    </style:style>
    <style:style style:name="T11" style:family="text">
      <style:text-properties style:font-name="Times New Roman" fo:font-weight="bold" style:font-weight-asian="bold"/>
    </style:style>
    <style:style style:name="T12" style:family="text">
      <style:text-properties fo:color="#000000" style:font-name="Times New Roman" fo:font-size="18pt" fo:language="en" fo:country="US" style:font-size-asian="18pt" style:language-asian="en" style:country-asian="US"/>
    </style:style>
    <style:style style:name="T13" style:family="text">
      <style:text-properties fo:color="#000000" style:font-name="Times New Roman" fo:font-size="10pt" fo:language="en" fo:country="US" style:font-size-asian="10pt" style:language-asian="en" style:country-asian="US"/>
    </style:style>
    <style:style style:name="T14" style:family="text">
      <style:text-properties fo:color="#000000" style:font-name="Times New Roman" fo:font-size="10pt" fo:language="en" fo:country="US" fo:font-weight="bold" style:font-size-asian="10pt" style:language-asian="en" style:country-asian="US" style:font-weight-asian="bold"/>
    </style:style>
    <style:style style:name="T15" style:family="text">
      <style:text-properties fo:color="#000000" style:font-name="Times New Roman" fo:font-size="10pt" fo:language="en" fo:country="US" fo:font-style="italic" style:font-size-asian="10pt" style:language-asian="en" style:country-asian="US" style:font-style-asian="italic"/>
    </style:style>
    <style:style style:name="T16"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7" style:family="text">
      <style:text-properties fo:color="#000000" style:font-name="Times New Roman" fo:font-size="10pt" fo:font-weight="bold" style:font-size-asian="10pt" style:font-weight-asian="bold"/>
    </style:style>
    <style:style style:name="T18" style:family="text">
      <style:text-properties fo:color="#000000" style:font-name="Times New Roman" fo:font-size="12pt" fo:language="en" fo:country="US" style:font-size-asian="12pt" style:language-asian="en" style:country-asian="US"/>
    </style:style>
    <style:style style:name="T19" style:family="text">
      <style:text-properties fo:color="#000000" style:font-name="Times New Roman" fo:font-size="11pt" fo:language="en" fo:country="US" style:font-size-asian="11pt" style:language-asian="en" style:country-asian="US"/>
    </style:style>
    <style:style style:name="T20" style:family="text">
      <style:text-properties fo:color="#000000" style:font-name="Times New Roman" fo:font-size="9.5pt" fo:language="en" fo:country="US" style:font-size-asian="9.5pt" style:language-asian="en" style:country-asian="US"/>
    </style:style>
    <style:style style:name="T21" style:family="text">
      <style:text-properties style:text-position="super 58%" style:font-name="Times New Roman" fo:font-size="10pt" style:font-size-asian="10pt"/>
    </style:style>
    <style:style style:name="T2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This material is Open Game Content, and is licensed for public use under the terms of the Open Game License v1.0a.</text:span></text:p>
      <text:p text:style-name="P2"><text:span text:style-name="T12">MONSTERS (K-L)</text:span></text:p>
      <text:p text:style-name="P5"/>
      <text:p text:style-name="P2"><text:span text:style-name="T12">KOBOLD</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3"><text:s/></text:span></text:p>
          </table:table-cell>
          <table:table-cell table:style-name="Table1.A1" office:value-type="string">
            <text:p text:style-name="P9"><text:span text:style-name="T3">Kobold, 1st-Level Warrior</text:span></text:p>
          </table:table-cell>
        </table:table-row>
        <table:table-row table:style-name="Table1.1">
          <table:table-cell table:style-name="Table1.A2" office:value-type="string">
            <text:p text:style-name="P9"><text:span text:style-name="T3"><text:s/></text:span></text:p>
          </table:table-cell>
          <table:table-cell table:style-name="Table1.A2" office:value-type="string">
            <text:p text:style-name="P9"><text:span text:style-name="T4">Small Humanoid (Reptilian)</text:span></text:p>
          </table:table-cell>
        </table:table-row>
        <table:table-row table:style-name="Table1.1">
          <table:table-cell table:style-name="Table1.A2" office:value-type="string">
            <text:p text:style-name="P2"><text:span text:style-name="T3">Hit Dice:</text:span></text:p>
          </table:table-cell>
          <table:table-cell table:style-name="Table1.A2" office:value-type="string">
            <text:p text:style-name="P2"><text:span text:style-name="T4">1d8 (4 hp)</text:span></text:p>
          </table:table-cell>
        </table:table-row>
        <table:table-row table:style-name="Table1.1">
          <table:table-cell table:style-name="Table1.A2" office:value-type="string">
            <text:p text:style-name="P2"><text:span text:style-name="T3">Initiative:</text:span></text:p>
          </table:table-cell>
          <table:table-cell table:style-name="Table1.A2" office:value-type="string">
            <text:p text:style-name="P2"><text:span text:style-name="T4">+1</text:span></text:p>
          </table:table-cell>
        </table:table-row>
        <table:table-row table:style-name="Table1.1">
          <table:table-cell table:style-name="Table1.A2" office:value-type="string">
            <text:p text:style-name="P2"><text:span text:style-name="T3">Speed:</text:span></text:p>
          </table:table-cell>
          <table:table-cell table:style-name="Table1.A2" office:value-type="string">
            <text:p text:style-name="P2"><text:span text:style-name="T4">30 ft. (6 squares)</text:span></text:p>
          </table:table-cell>
        </table:table-row>
        <table:table-row table:style-name="Table1.1">
          <table:table-cell table:style-name="Table1.A2" office:value-type="string">
            <text:p text:style-name="P2"><text:span text:style-name="T3">Armor Class:</text:span></text:p>
          </table:table-cell>
          <table:table-cell table:style-name="Table1.A2" office:value-type="string">
            <text:p text:style-name="P2"><text:span text:style-name="T4">15 (+1 size, +1 Dex, +1 natural, +2 leather), touch 12, flat-footed 14</text:span></text:p>
          </table:table-cell>
        </table:table-row>
        <table:table-row table:style-name="Table1.1">
          <table:table-cell table:style-name="Table1.A2" office:value-type="string">
            <text:p text:style-name="P2"><text:span text:style-name="T3">Base Attack/Grapple:</text:span></text:p>
          </table:table-cell>
          <table:table-cell table:style-name="Table1.A2" office:value-type="string">
            <text:p text:style-name="P2"><text:span text:style-name="T4">+1/–4</text:span></text:p>
          </table:table-cell>
        </table:table-row>
        <table:table-row table:style-name="Table1.1">
          <table:table-cell table:style-name="Table1.A2" office:value-type="string">
            <text:p text:style-name="P2"><text:span text:style-name="T3">Attack:</text:span></text:p>
          </table:table-cell>
          <table:table-cell table:style-name="Table1.A2" office:value-type="string">
            <text:p text:style-name="P2"><text:span text:style-name="T4">Spear +1 melee (1d6–1/x3) or sling +3 ranged (1d3)</text:span></text:p>
          </table:table-cell>
        </table:table-row>
        <table:table-row table:style-name="Table1.1">
          <table:table-cell table:style-name="Table1.A2" office:value-type="string">
            <text:p text:style-name="P2"><text:span text:style-name="T3">Full Attack:</text:span></text:p>
          </table:table-cell>
          <table:table-cell table:style-name="Table1.A2" office:value-type="string">
            <text:p text:style-name="P2"><text:span text:style-name="T4">Spear +1 melee (1d6–1/x3) or sling +3 ranged (1d3)</text:span></text:p>
          </table:table-cell>
        </table:table-row>
        <table:table-row table:style-name="Table1.1">
          <table:table-cell table:style-name="Table1.A2" office:value-type="string">
            <text:p text:style-name="P2"><text:span text:style-name="T3">Space/Reach:</text:span></text:p>
          </table:table-cell>
          <table:table-cell table:style-name="Table1.A2" office:value-type="string">
            <text:p text:style-name="P2"><text:span text:style-name="T4">5 ft./5 ft.</text:span></text:p>
          </table:table-cell>
        </table:table-row>
        <table:table-row table:style-name="Table1.1">
          <table:table-cell table:style-name="Table1.A2" office:value-type="string">
            <text:p text:style-name="P2"><text:span text:style-name="T3">Special Attacks:</text:span></text:p>
          </table:table-cell>
          <table:table-cell table:style-name="Table1.A2" office:value-type="string">
            <text:p text:style-name="P2"><text:span text:style-name="T4">—</text:span></text:p>
          </table:table-cell>
        </table:table-row>
        <table:table-row table:style-name="Table1.1">
          <table:table-cell table:style-name="Table1.A2" office:value-type="string">
            <text:p text:style-name="P2"><text:span text:style-name="T3">Special Qualities:</text:span></text:p>
          </table:table-cell>
          <table:table-cell table:style-name="Table1.A2" office:value-type="string">
            <text:p text:style-name="P2"><text:span text:style-name="T4">Darkvision 60 ft., light sensitivity</text:span></text:p>
          </table:table-cell>
        </table:table-row>
        <table:table-row table:style-name="Table1.1">
          <table:table-cell table:style-name="Table1.A2" office:value-type="string">
            <text:p text:style-name="P2"><text:span text:style-name="T3">Saves:</text:span></text:p>
          </table:table-cell>
          <table:table-cell table:style-name="Table1.A2" office:value-type="string">
            <text:p text:style-name="P2"><text:span text:style-name="T4">Fort +2, Ref +1, Will –1</text:span></text:p>
          </table:table-cell>
        </table:table-row>
        <table:table-row table:style-name="Table1.1">
          <table:table-cell table:style-name="Table1.A2" office:value-type="string">
            <text:p text:style-name="P2"><text:span text:style-name="T3">Abilities:</text:span></text:p>
          </table:table-cell>
          <table:table-cell table:style-name="Table1.A2" office:value-type="string">
            <text:p text:style-name="P2"><text:span text:style-name="T4">Str 9, Dex 13, Con 10, Int 10, Wis 9, Cha 8</text:span></text:p>
          </table:table-cell>
        </table:table-row>
        <table:table-row table:style-name="Table1.1">
          <table:table-cell table:style-name="Table1.A2" office:value-type="string">
            <text:p text:style-name="P2"><text:span text:style-name="T3">Skills:</text:span></text:p>
          </table:table-cell>
          <table:table-cell table:style-name="Table1.A2" office:value-type="string">
            <text:p text:style-name="P2"><text:span text:style-name="T4">Craft (trapmaking) +2, Hide +6, Listen +2, Move Silently +2, Profession (miner) +2, Search +2, Spot +2</text:span></text:p>
          </table:table-cell>
        </table:table-row>
        <table:table-row table:style-name="Table1.1">
          <table:table-cell table:style-name="Table1.A2" office:value-type="string">
            <text:p text:style-name="P2"><text:span text:style-name="T3">Feats:</text:span></text:p>
          </table:table-cell>
          <table:table-cell table:style-name="Table1.A2" office:value-type="string">
            <text:p text:style-name="P2"><text:span text:style-name="T4">Alertness</text:span></text:p>
          </table:table-cell>
        </table:table-row>
        <table:table-row table:style-name="Table1.1">
          <table:table-cell table:style-name="Table1.A2" office:value-type="string">
            <text:p text:style-name="P2"><text:span text:style-name="T3">Environment:</text:span></text:p>
          </table:table-cell>
          <table:table-cell table:style-name="Table1.A2" office:value-type="string">
            <text:p text:style-name="P2"><text:span text:style-name="T4">Temperate forests</text:span></text:p>
          </table:table-cell>
        </table:table-row>
        <table:table-row table:style-name="Table1.1">
          <table:table-cell table:style-name="Table1.A2" office:value-type="string">
            <text:p text:style-name="P2"><text:span text:style-name="T3">Organization:</text:span></text:p>
          </table:table-cell>
          <table:table-cell table:style-name="Table1.A2" office:value-type="string">
            <text:p text:style-name="P2"><text:span text:style-name="T4">Gang (4–9), band (10–100 plus 100% noncombatants plus 1 3rd-level sergeant per 20 adults and 1 leader of 4th–6th level), warband (10–24 plus 2–4 dire weasels), tribe (40–400 plus 1 3rd-level sergeant per 20 adults, 1 or 2 lieutenants of 4th or 5th level, 1 leader of 6th–8th level, and 5–8 dire weasels)</text:span></text:p>
          </table:table-cell>
        </table:table-row>
        <table:table-row table:style-name="Table1.1">
          <table:table-cell table:style-name="Table1.A2" office:value-type="string">
            <text:p text:style-name="P2"><text:span text:style-name="T3">Challenge Rating:</text:span></text:p>
          </table:table-cell>
          <table:table-cell table:style-name="Table1.A2" office:value-type="string">
            <text:p text:style-name="P2"><text:span text:style-name="T4">1/4</text:span></text:p>
          </table:table-cell>
        </table:table-row>
        <table:table-row table:style-name="Table1.1">
          <table:table-cell table:style-name="Table1.A2" office:value-type="string">
            <text:p text:style-name="P2"><text:span text:style-name="T3">Treasure:</text:span></text:p>
          </table:table-cell>
          <table:table-cell table:style-name="Table1.A2" office:value-type="string">
            <text:p text:style-name="P2"><text:span text:style-name="T4">Standard</text:span></text:p>
          </table:table-cell>
        </table:table-row>
        <table:table-row table:style-name="Table1.1">
          <table:table-cell table:style-name="Table1.A2" office:value-type="string">
            <text:p text:style-name="P2"><text:span text:style-name="T3">Alignment:</text:span></text:p>
          </table:table-cell>
          <table:table-cell table:style-name="Table1.A2" office:value-type="string">
            <text:p text:style-name="P2"><text:span text:style-name="T4">Usually lawful evil</text:span></text:p>
          </table:table-cell>
        </table:table-row>
        <table:table-row table:style-name="Table1.1">
          <table:table-cell table:style-name="Table1.A2" office:value-type="string">
            <text:p text:style-name="P2"><text:span text:style-name="T3">Advancement:</text:span></text:p>
          </table:table-cell>
          <table:table-cell table:style-name="Table1.A2" office:value-type="string">
            <text:p text:style-name="P2"><text:span text:style-name="T4">By character class</text:span></text:p>
          </table:table-cell>
        </table:table-row>
        <table:table-row table:style-name="Table1.1">
          <table:table-cell table:style-name="Table1.A23" office:value-type="string">
            <text:p text:style-name="P9"><text:span text:style-name="T3">Level Adjustment:</text:span></text:p>
          </table:table-cell>
          <table:table-cell table:style-name="Table1.A23" office:value-type="string">
            <text:p text:style-name="P9"><text:span text:style-name="T4">+0</text:span></text:p>
          </table:table-cell>
        </table:table-row>
      </table:table>
      <text:p text:style-name="P2"><text:span text:style-name="T13">Kobolds are short, reptilian humanoids with cowardly and sadistic tendencies.</text:span></text:p>
      <text:p text:style-name="P2"><text:span text:style-name="T13">A kobold’s scaly skin ranges from dark rusty brown to a rusty black color. It has glowing red eyes. Its tail is nonprehensile. Kobolds wear ragged clothing, favoring red and orange. A kobold is 2 to 2-1/2 feet tall and weighs 35 to 45 pounds. Kobolds speak Draconic with a voice that sounds like that of a yapping dog.</text:span></text:p>
      <text:p text:style-name="P2"><text:soft-page-break/><text:span text:style-name="T18">COMBAT</text:span></text:p>
      <text:p text:style-name="P2"><text:span text:style-name="T13">Kobolds like to attack with overwhelming odds—at least two to one—or trickery; should the odds fall below this threshold, they usually flee. However, they attack gnomes on sight if their numbers are equal.</text:span></text:p>
      <text:p text:style-name="P2"><text:span text:style-name="T13">They begin a fight by slinging bullets, closing only when they can see that their foes have been weakened. Whenever they can, kobolds set up ambushes near trapped areas.</text:span></text:p>
      <text:p text:style-name="P2"><text:span text:style-name="T14">Light Sensitivity (Ex): </text:span><text:span text:style-name="T13">Kobolds are dazzled in bright sunlight or within the radius of a </text:span><text:span text:style-name="T15">daylight </text:span><text:span text:style-name="T13">spell.</text:span></text:p>
      <text:p text:style-name="P2"><text:span text:style-name="T14">Skills:</text:span><text:span text:style-name="T13"> Kobolds have a +2 racial bonus on Craft (trapmaking), Profession (miner), and Search checks.</text:span></text:p>
      <text:p text:style-name="P23"><text:span text:style-name="T2">The kobold warrior presented here had the following ability scores before racial adjustments: Str 13, Dex 11, Con 12, Int 10, Wis 9, Cha 8.</text:span></text:p>
      <text:p text:style-name="P2"><text:span text:style-name="T14">Challenge Rating:</text:span><text:span text:style-name="T13"> Kobolds with levels in NPC classes have a CR equal to their character level –3.</text:span></text:p>
      <text:p text:style-name="P2"><text:span text:style-name="T18">KOBOLD CHARACTERS</text:span></text:p>
      <text:p text:style-name="P2"><text:span text:style-name="T13">Kobold characters possess the following racial traits.</text:span></text:p>
      <text:p text:style-name="P2"><text:span text:style-name="T13">— –4 Strength, +2 Dexterity, –2 Constitution.</text:span></text:p>
      <text:p text:style-name="P2"><text:span text:style-name="T13">—Small size: +1 bonus to Armor Class, +1 bonus on attack rolls, +4 bonus on Hide checks, –4 penalty on grapple checks, lifting and carrying limits 3/4 those of Medium characters.</text:span></text:p>
      <text:p text:style-name="P2"><text:span text:style-name="T13">—A kobold’s base land speed is 30 feet.</text:span></text:p>
      <text:p text:style-name="P2"><text:span text:style-name="T13">—Darkvision out to 60 feet.</text:span></text:p>
      <text:p text:style-name="P2"><text:span text:style-name="T13">—Racial Skills: A kobold character has a +2 racial bonus on Craft (trapmaking), Profession (miner), and Search checks.</text:span></text:p>
      <text:p text:style-name="P2"><text:span text:style-name="T13">—Racial Feats: A kobold character gains feats according to its character class.</text:span></text:p>
      <text:p text:style-name="P2"><text:span text:style-name="T13">— +1 natural armor bonus.</text:span></text:p>
      <text:p text:style-name="P2"><text:span text:style-name="T13">—Special Qualities (see above): Light sensitivity.</text:span></text:p>
      <text:p text:style-name="P2"><text:span text:style-name="T13">—Automatic Languages: Draconic. Bonus Languages: Common, Undercommon.</text:span></text:p>
      <text:p text:style-name="P2"><text:span text:style-name="T13">—Favored Class: Sorcerer.</text:span></text:p>
      <text:p text:style-name="P2"><text:span text:style-name="T13">—Level adjustment +0.</text:span></text:p>
      <text:p text:style-name="P5"/>
      <text:p text:style-name="P2"><text:span text:style-name="T12">KRAKEN</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3"><text:s/></text:span></text:p>
          </table:table-cell>
          <table:table-cell table:style-name="Table2.A1" office:value-type="string">
            <text:p text:style-name="P9"><text:span text:style-name="T4">Gargantuan Magical Beast (Aquatic)</text:span></text:p>
          </table:table-cell>
        </table:table-row>
        <table:table-row table:style-name="Table2.1">
          <table:table-cell table:style-name="Table2.A1" office:value-type="string">
            <text:p text:style-name="P9"><text:span text:style-name="T3">Hit Dice:</text:span></text:p>
          </table:table-cell>
          <table:table-cell table:style-name="Table2.A1" office:value-type="string">
            <text:p text:style-name="P9"><text:span text:style-name="T4">20d10+180 (290 hp)</text:span></text:p>
          </table:table-cell>
        </table:table-row>
        <table:table-row table:style-name="Table2.1">
          <table:table-cell table:style-name="Table2.A1" office:value-type="string">
            <text:p text:style-name="P2"><text:span text:style-name="T3">Initiative:</text:span></text:p>
          </table:table-cell>
          <table:table-cell table:style-name="Table2.A1" office:value-type="string">
            <text:p text:style-name="P2"><text:span text:style-name="T4">+4</text:span></text:p>
          </table:table-cell>
        </table:table-row>
        <table:table-row table:style-name="Table2.1">
          <table:table-cell table:style-name="Table2.A1" office:value-type="string">
            <text:p text:style-name="P2"><text:span text:style-name="T3">Speed:</text:span></text:p>
          </table:table-cell>
          <table:table-cell table:style-name="Table2.A1" office:value-type="string">
            <text:p text:style-name="P2"><text:span text:style-name="T4">Swim 20 ft. (4 squares)</text:span></text:p>
          </table:table-cell>
        </table:table-row>
        <table:table-row table:style-name="Table2.1">
          <table:table-cell table:style-name="Table2.A1" office:value-type="string">
            <text:p text:style-name="P2"><text:span text:style-name="T3">Armor Class:</text:span></text:p>
          </table:table-cell>
          <table:table-cell table:style-name="Table2.A1" office:value-type="string">
            <text:p text:style-name="P2"><text:span text:style-name="T4">20 (–4 size, +14 natural), touch 6, flat-footed 20</text:span></text:p>
          </table:table-cell>
        </table:table-row>
        <table:table-row table:style-name="Table2.1">
          <table:table-cell table:style-name="Table2.A1" office:value-type="string">
            <text:p text:style-name="P2"><text:span text:style-name="T3">Base Attack/Grapple:</text:span></text:p>
          </table:table-cell>
          <table:table-cell table:style-name="Table2.A1" office:value-type="string">
            <text:p text:style-name="P2"><text:span text:style-name="T4">+20/+44</text:span></text:p>
          </table:table-cell>
        </table:table-row>
        <table:table-row table:style-name="Table2.1">
          <table:table-cell table:style-name="Table2.A1" office:value-type="string">
            <text:p text:style-name="P2"><text:span text:style-name="T3">Attack:</text:span></text:p>
          </table:table-cell>
          <table:table-cell table:style-name="Table2.A1" office:value-type="string">
            <text:p text:style-name="P2"><text:span text:style-name="T4">Tentacle +28 melee (2d8+12/19–20)</text:span></text:p>
          </table:table-cell>
        </table:table-row>
        <table:table-row table:style-name="Table2.1">
          <table:table-cell table:style-name="Table2.A1" office:value-type="string">
            <text:p text:style-name="P2"><text:span text:style-name="T3">Full Attack:</text:span></text:p>
          </table:table-cell>
          <table:table-cell table:style-name="Table2.A1" office:value-type="string">
            <text:p text:style-name="P2"><text:span text:style-name="T4">2 tentacles +28 melee (2d8+12/19–20) and 6 arms +23 melee (1d6+6) and bite +23 melee (4d6+6)</text:span></text:p>
          </table:table-cell>
        </table:table-row>
        <table:table-row table:style-name="Table2.1">
          <table:table-cell table:style-name="Table2.A1" office:value-type="string">
            <text:p text:style-name="P2"><text:span text:style-name="T3">Space/Reach:</text:span></text:p>
          </table:table-cell>
          <table:table-cell table:style-name="Table2.A1" office:value-type="string">
            <text:p text:style-name="P2"><text:span text:style-name="T4">20 ft./15 ft. (60 ft. with tentacle, 30 ft. with arm)</text:span></text:p>
          </table:table-cell>
        </table:table-row>
        <table:table-row table:style-name="Table2.1">
          <table:table-cell table:style-name="Table2.A1" office:value-type="string">
            <text:p text:style-name="P2"><text:span text:style-name="T3">Special Attacks:</text:span></text:p>
          </table:table-cell>
          <table:table-cell table:style-name="Table2.A1" office:value-type="string">
            <text:p text:style-name="P2"><text:span text:style-name="T4">Improved grab, constrict 2d8+12 or 1d6+6</text:span></text:p>
          </table:table-cell>
        </table:table-row>
        <table:table-row table:style-name="Table2.1">
          <table:table-cell table:style-name="Table2.A1" office:value-type="string">
            <text:p text:style-name="P2"><text:span text:style-name="T3">Special Qualities:</text:span></text:p>
          </table:table-cell>
          <table:table-cell table:style-name="Table2.A1" office:value-type="string">
            <text:p text:style-name="P2"><text:span text:style-name="T4">Darkvision 60 ft., ink cloud, jet, low-light vision, spell-like abilities</text:span></text:p>
          </table:table-cell>
        </table:table-row>
        <table:table-row table:style-name="Table2.1">
          <table:table-cell table:style-name="Table2.A1" office:value-type="string">
            <text:p text:style-name="P2"><text:span text:style-name="T3">Saves:</text:span></text:p>
          </table:table-cell>
          <table:table-cell table:style-name="Table2.A1" office:value-type="string">
            <text:p text:style-name="P2"><text:span text:style-name="T4">Fort +21, Ref +12, Will +13</text:span></text:p>
          </table:table-cell>
        </table:table-row>
        <table:table-row table:style-name="Table2.1">
          <table:table-cell table:style-name="Table2.A1" office:value-type="string">
            <text:p text:style-name="P2"><text:span text:style-name="T3">Abilities:</text:span></text:p>
          </table:table-cell>
          <table:table-cell table:style-name="Table2.A1" office:value-type="string">
            <text:p text:style-name="P2"><text:span text:style-name="T4">Str 34, Dex 10, Con 29, Int 21, Wis 20, Cha 20 </text:span></text:p>
          </table:table-cell>
        </table:table-row>
        <table:table-row table:style-name="Table2.1">
          <table:table-cell table:style-name="Table2.A1" office:value-type="string">
            <text:p text:style-name="P2"><text:span text:style-name="T3">Skills:</text:span></text:p>
          </table:table-cell>
          <table:table-cell table:style-name="Table2.A1" office:value-type="string">
            <text:p text:style-name="P2"><text:span text:style-name="T4">Concentration +21, Diplomacy +7, Hide +0, Intimidate +16, Knowledge (geography) +17, Knowledge (nature) +16, Listen +30, Search +28, Sense Motive +17, Spot +30, Survival +5 (+7 following tracks), Swim +20, Use Magic Device +16</text:span></text:p>
          </table:table-cell>
        </table:table-row>
        <text:soft-page-break/>
        <table:table-row table:style-name="Table2.1">
          <table:table-cell table:style-name="Table2.A1" office:value-type="string">
            <text:p text:style-name="P2"><text:span text:style-name="T3">Feats:</text:span></text:p>
          </table:table-cell>
          <table:table-cell table:style-name="Table2.A1" office:value-type="string">
            <text:p text:style-name="P2"><text:span text:style-name="T4">Alertness, Blind-Fight, Combat Expertise, Improved Critical (tentacle), Improved Initiative, Improved Trip, Iron Will</text:span></text:p>
          </table:table-cell>
        </table:table-row>
        <table:table-row table:style-name="Table2.1">
          <table:table-cell table:style-name="Table2.A1" office:value-type="string">
            <text:p text:style-name="P2"><text:span text:style-name="T3">Environment:</text:span></text:p>
          </table:table-cell>
          <table:table-cell table:style-name="Table2.A1" office:value-type="string">
            <text:p text:style-name="P2"><text:span text:style-name="T4">Temperate aquatic</text:span></text:p>
          </table:table-cell>
        </table:table-row>
        <table:table-row table:style-name="Table2.1">
          <table:table-cell table:style-name="Table2.A1" office:value-type="string">
            <text:p text:style-name="P2"><text:span text:style-name="T3">Organization:</text:span></text:p>
          </table:table-cell>
          <table:table-cell table:style-name="Table2.A1" office:value-type="string">
            <text:p text:style-name="P2"><text:span text:style-name="T4">Solitary</text:span></text:p>
          </table:table-cell>
        </table:table-row>
        <table:table-row table:style-name="Table2.1">
          <table:table-cell table:style-name="Table2.A1" office:value-type="string">
            <text:p text:style-name="P2"><text:span text:style-name="T3">Challenge Rating:</text:span></text:p>
          </table:table-cell>
          <table:table-cell table:style-name="Table2.A1" office:value-type="string">
            <text:p text:style-name="P2"><text:span text:style-name="T4">12</text:span></text:p>
          </table:table-cell>
        </table:table-row>
        <table:table-row table:style-name="Table2.1">
          <table:table-cell table:style-name="Table2.A1" office:value-type="string">
            <text:p text:style-name="P2"><text:span text:style-name="T3">Treasure:</text:span></text:p>
          </table:table-cell>
          <table:table-cell table:style-name="Table2.A1" office:value-type="string">
            <text:p text:style-name="P2"><text:span text:style-name="T4">Triple standard</text:span></text:p>
          </table:table-cell>
        </table:table-row>
        <table:table-row table:style-name="Table2.1">
          <table:table-cell table:style-name="Table2.A1" office:value-type="string">
            <text:p text:style-name="P2"><text:span text:style-name="T3">Alignment:</text:span></text:p>
          </table:table-cell>
          <table:table-cell table:style-name="Table2.A1" office:value-type="string">
            <text:p text:style-name="P2"><text:span text:style-name="T4">Usually neutral evil</text:span></text:p>
          </table:table-cell>
        </table:table-row>
        <table:table-row table:style-name="Table2.1">
          <table:table-cell table:style-name="Table2.A1" office:value-type="string">
            <text:p text:style-name="P2"><text:span text:style-name="T3">Advancement:</text:span></text:p>
          </table:table-cell>
          <table:table-cell table:style-name="Table2.A1" office:value-type="string">
            <text:p text:style-name="P2"><text:span text:style-name="T4">21–32 HD (Gargantuan); 33–60 HD (Colossal)</text:span></text:p>
          </table:table-cell>
        </table:table-row>
        <table:table-row table:style-name="Table2.1">
          <table:table-cell table:style-name="Table2.A1" office:value-type="string">
            <text:p text:style-name="P9"><text:span text:style-name="T3">Level Adjustment:</text:span></text:p>
          </table:table-cell>
          <table:table-cell table:style-name="Table2.A1" office:value-type="string">
            <text:p text:style-name="P9"><text:span text:style-name="T4">—</text:span></text:p>
          </table:table-cell>
        </table:table-row>
      </table:table>
      <text:p text:style-name="P2"><text:span text:style-name="T13">Six of the beast’s tentacles are shorter arms about 30 feet long; the remaining two are nearly 60 feet long and covered with barbs. Its beaklike mouth is located where the tentacles meet the lower portion of its body.</text:span></text:p>
      <text:p text:style-name="P2"><text:span text:style-name="T13">Krakens speak Common and Aquan.</text:span></text:p>
      <text:p text:style-name="P2"><text:span text:style-name="T18">COMBAT</text:span></text:p>
      <text:p text:style-name="P2"><text:span text:style-name="T13">Krakens strike their opponents with their barbed tentacles, then grab and crush with their arms or drag victims into their huge jaws. An opponent can make sunder attempts against a kraken’s tentacles or arms as if they were weapons</text:span><text:span text:style-name="T15">. </text:span><text:span text:style-name="T13">A kraken’s tentacles have 20 hit points, and its arms have 10 hit points. If a kraken is currently grappling a target with one tentacle or arm, it usually uses another limb to make its attack of opportunity against the sunder attempt. Severing a kraken’s tentacle or arm deals damage to the kraken equal to half the limb’s full normal hit points. A kraken usually withdraws from combat if it loses both tentacles or three of its arms. A kraken regrows severed limbs in 1d10+10 days.</text:span></text:p>
      <text:p text:style-name="P2"><text:span text:style-name="T14">Improved Grab (Ex):</text:span><text:span text:style-name="T13"> To use this ability, the kraken must hit with an arm or tentacle attack. It can then attempt to start a grapple as a free action without provoking an attack of opportunity. If it wins the grapple check, it establishes a hold and can constrict.</text:span></text:p>
      <text:p text:style-name="P2"><text:span text:style-name="T14">Constrict (Ex): </text:span><text:span text:style-name="T13">A kraken deals automatic arm or tentacle damage with a successful grapple check.</text:span></text:p>
      <text:p text:style-name="P2"><text:span text:style-name="T14">Jet (Ex):</text:span><text:span text:style-name="T13"> A kraken can jet backward once per round as a full-round action, at a speed of 280 feet. It must move in a straight line, but does not provoke attacks of opportunity while jetting.</text:span></text:p>
      <text:p text:style-name="P2"><text:span text:style-name="T14">Ink Cloud (Ex):</text:span><text:span text:style-name="T13"> A kraken can emit a cloud of jet-black ink in an 80-foot spread once per minute as a free action. The cloud provides total concealment, which the kraken normally uses to escape a fight that is going badly. Creatures within the cloud are considered to be in darkness.</text:span></text:p>
      <text:p text:style-name="P2"><text:span text:style-name="T14">Spell-Like Abilities:</text:span><text:span text:style-name="T13"> 1/day—</text:span><text:span text:style-name="T15">control weather, control winds, dominate animal </text:span><text:span text:style-name="T13">(DC 18), </text:span><text:span text:style-name="T15">resist energy. </text:span><text:span text:style-name="T13">Caster level 9th. The save DC is Charisma-based.</text:span></text:p>
      <text:p text:style-name="P2"><text:span text:style-name="T14">Skills:</text:span><text:span text:style-name="T13"> A kraken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5"/>
      <text:h text:style-name="P22" text:outline-level="2"><text:span text:style-name="T6">KRENSHAR</text:span></text:h>
      <table:table table:name="Table3" table:style-name="Table3">
        <table:table-column table:style-name="Table3.A"/>
        <table:table-column table:style-name="Table3.B"/>
        <text:soft-page-break/>
        <table:table-row table:style-name="Table3.1">
          <table:table-cell table:style-name="Table3.A1" office:value-type="string">
            <text:p text:style-name="P9"><text:span text:style-name="T3"><text:s/></text:span></text:p>
          </table:table-cell>
          <table:table-cell table:style-name="Table3.A1" office:value-type="string">
            <text:p text:style-name="P9"><text:span text:style-name="T4">Medium Magical Beast</text:span></text:p>
          </table:table-cell>
        </table:table-row>
        <table:table-row table:style-name="Table3.1">
          <table:table-cell table:style-name="Table3.A2" office:value-type="string">
            <text:p text:style-name="P9"><text:span text:style-name="T3">Hit Dice:</text:span></text:p>
          </table:table-cell>
          <table:table-cell table:style-name="Table3.A2" office:value-type="string">
            <text:p text:style-name="P9"><text:span text:style-name="T4">2d10 (11 hp)</text:span></text:p>
          </table:table-cell>
        </table:table-row>
        <table:table-row table:style-name="Table3.1">
          <table:table-cell table:style-name="Table3.A2" office:value-type="string">
            <text:p text:style-name="P2"><text:span text:style-name="T3">Initiative:</text:span></text:p>
          </table:table-cell>
          <table:table-cell table:style-name="Table3.A2" office:value-type="string">
            <text:p text:style-name="P2"><text:span text:style-name="T4">+2</text:span></text:p>
          </table:table-cell>
        </table:table-row>
        <table:table-row table:style-name="Table3.1">
          <table:table-cell table:style-name="Table3.A2" office:value-type="string">
            <text:p text:style-name="P2"><text:span text:style-name="T3">Speed:</text:span></text:p>
          </table:table-cell>
          <table:table-cell table:style-name="Table3.A2" office:value-type="string">
            <text:p text:style-name="P2"><text:span text:style-name="T4">40 ft. (8 squares)</text:span></text:p>
          </table:table-cell>
        </table:table-row>
        <table:table-row table:style-name="Table3.1">
          <table:table-cell table:style-name="Table3.A2" office:value-type="string">
            <text:p text:style-name="P2"><text:span text:style-name="T3">Armor Class:</text:span></text:p>
          </table:table-cell>
          <table:table-cell table:style-name="Table3.A2" office:value-type="string">
            <text:p text:style-name="P2"><text:span text:style-name="T4">15 (+2 Dex, +3 natural), touch 12, flat-footed 13</text:span></text:p>
          </table:table-cell>
        </table:table-row>
        <table:table-row table:style-name="Table3.1">
          <table:table-cell table:style-name="Table3.A2" office:value-type="string">
            <text:p text:style-name="P2"><text:span text:style-name="T3">Base Attack/Grapple:</text:span></text:p>
          </table:table-cell>
          <table:table-cell table:style-name="Table3.A2" office:value-type="string">
            <text:p text:style-name="P2"><text:span text:style-name="T4">+2/+2</text:span></text:p>
          </table:table-cell>
        </table:table-row>
        <table:table-row table:style-name="Table3.1">
          <table:table-cell table:style-name="Table3.A2" office:value-type="string">
            <text:p text:style-name="P2"><text:span text:style-name="T3">Attack:</text:span></text:p>
          </table:table-cell>
          <table:table-cell table:style-name="Table3.A2" office:value-type="string">
            <text:p text:style-name="P2"><text:span text:style-name="T4">Bite +2 melee (1d6)</text:span></text:p>
          </table:table-cell>
        </table:table-row>
        <table:table-row table:style-name="Table3.1">
          <table:table-cell table:style-name="Table3.A2" office:value-type="string">
            <text:p text:style-name="P2"><text:span text:style-name="T3">Full Attack:</text:span></text:p>
          </table:table-cell>
          <table:table-cell table:style-name="Table3.A2" office:value-type="string">
            <text:p text:style-name="P2"><text:span text:style-name="T4">Bite +2 melee (1d6) and 2 claws +0 melee (1d4)</text:span></text:p>
          </table:table-cell>
        </table:table-row>
        <table:table-row table:style-name="Table3.1">
          <table:table-cell table:style-name="Table3.A2" office:value-type="string">
            <text:p text:style-name="P2"><text:span text:style-name="T3">Space/Reach:</text:span></text:p>
          </table:table-cell>
          <table:table-cell table:style-name="Table3.A2" office:value-type="string">
            <text:p text:style-name="P2"><text:span text:style-name="T4">5 ft./5 ft.</text:span></text:p>
          </table:table-cell>
        </table:table-row>
        <table:table-row table:style-name="Table3.1">
          <table:table-cell table:style-name="Table3.A2" office:value-type="string">
            <text:p text:style-name="P2"><text:span text:style-name="T3">Special Attacks:</text:span></text:p>
          </table:table-cell>
          <table:table-cell table:style-name="Table3.A2" office:value-type="string">
            <text:p text:style-name="P2"><text:span text:style-name="T4">Scare</text:span></text:p>
          </table:table-cell>
        </table:table-row>
        <table:table-row table:style-name="Table3.1">
          <table:table-cell table:style-name="Table3.A2" office:value-type="string">
            <text:p text:style-name="P2"><text:span text:style-name="T3">Special Qualities:</text:span></text:p>
          </table:table-cell>
          <table:table-cell table:style-name="Table3.A2" office:value-type="string">
            <text:p text:style-name="P2"><text:span text:style-name="T4">Darkvision 60 ft., low-light vision, scent</text:span></text:p>
          </table:table-cell>
        </table:table-row>
        <table:table-row table:style-name="Table3.1">
          <table:table-cell table:style-name="Table3.A2" office:value-type="string">
            <text:p text:style-name="P2"><text:span text:style-name="T3">Saves:</text:span></text:p>
          </table:table-cell>
          <table:table-cell table:style-name="Table3.A2" office:value-type="string">
            <text:p text:style-name="P2"><text:span text:style-name="T4">Fort +3, Ref +5, Will +1</text:span></text:p>
          </table:table-cell>
        </table:table-row>
        <table:table-row table:style-name="Table3.1">
          <table:table-cell table:style-name="Table3.A2" office:value-type="string">
            <text:p text:style-name="P2"><text:span text:style-name="T3">Abilities:</text:span></text:p>
          </table:table-cell>
          <table:table-cell table:style-name="Table3.A2" office:value-type="string">
            <text:p text:style-name="P2"><text:span text:style-name="T4">Str 11, Dex 14, Con 11, Int 6, Wis 12, Cha 13</text:span></text:p>
          </table:table-cell>
        </table:table-row>
        <table:table-row table:style-name="Table3.1">
          <table:table-cell table:style-name="Table3.A2" office:value-type="string">
            <text:p text:style-name="P2"><text:span text:style-name="T3">Skills:</text:span></text:p>
          </table:table-cell>
          <table:table-cell table:style-name="Table3.A2" office:value-type="string">
            <text:p text:style-name="P2"><text:span text:style-name="T4">Hide +4, Jump +9, Listen +3, Move Silently +6</text:span></text:p>
          </table:table-cell>
        </table:table-row>
        <table:table-row table:style-name="Table3.1">
          <table:table-cell table:style-name="Table3.A2" office:value-type="string">
            <text:p text:style-name="P2"><text:span text:style-name="T3">Feats:</text:span></text:p>
          </table:table-cell>
          <table:table-cell table:style-name="Table3.A2" office:value-type="string">
            <text:p text:style-name="P2"><text:span text:style-name="T4">Multiattack, Track</text:span><text:span text:style-name="T21">B</text:span></text:p>
          </table:table-cell>
        </table:table-row>
        <table:table-row table:style-name="Table3.1">
          <table:table-cell table:style-name="Table3.A2" office:value-type="string">
            <text:p text:style-name="P2"><text:span text:style-name="T3">Environment:</text:span></text:p>
          </table:table-cell>
          <table:table-cell table:style-name="Table3.A2" office:value-type="string">
            <text:p text:style-name="P2"><text:span text:style-name="T4">Temperate forests</text:span></text:p>
          </table:table-cell>
        </table:table-row>
        <table:table-row table:style-name="Table3.1">
          <table:table-cell table:style-name="Table3.A2" office:value-type="string">
            <text:p text:style-name="P2"><text:span text:style-name="T3">Organization:</text:span></text:p>
          </table:table-cell>
          <table:table-cell table:style-name="Table3.A2" office:value-type="string">
            <text:p text:style-name="P2"><text:span text:style-name="T4">Solitary, pair, or pride (6–10)</text:span></text:p>
          </table:table-cell>
        </table:table-row>
        <table:table-row table:style-name="Table3.1">
          <table:table-cell table:style-name="Table3.A2" office:value-type="string">
            <text:p text:style-name="P2"><text:span text:style-name="T3">Challenge Rating:</text:span></text:p>
          </table:table-cell>
          <table:table-cell table:style-name="Table3.A2" office:value-type="string">
            <text:p text:style-name="P2"><text:span text:style-name="T4">1</text:span></text:p>
          </table:table-cell>
        </table:table-row>
        <table:table-row table:style-name="Table3.1">
          <table:table-cell table:style-name="Table3.A2" office:value-type="string">
            <text:p text:style-name="P2"><text:span text:style-name="T3">Treasure:</text:span></text:p>
          </table:table-cell>
          <table:table-cell table:style-name="Table3.A2" office:value-type="string">
            <text:p text:style-name="P2"><text:span text:style-name="T4">None</text:span></text:p>
          </table:table-cell>
        </table:table-row>
        <table:table-row table:style-name="Table3.1">
          <table:table-cell table:style-name="Table3.A2" office:value-type="string">
            <text:p text:style-name="P2"><text:span text:style-name="T3">Alignment:</text:span></text:p>
          </table:table-cell>
          <table:table-cell table:style-name="Table3.A2" office:value-type="string">
            <text:p text:style-name="P2"><text:span text:style-name="T4">Usually neutral</text:span></text:p>
          </table:table-cell>
        </table:table-row>
        <table:table-row table:style-name="Table3.1">
          <table:table-cell table:style-name="Table3.A2" office:value-type="string">
            <text:p text:style-name="P2"><text:span text:style-name="T3">Advancement:</text:span></text:p>
          </table:table-cell>
          <table:table-cell table:style-name="Table3.A2" office:value-type="string">
            <text:p text:style-name="P2"><text:span text:style-name="T4">3–4 HD (Medium); 5–8 HD (Large)</text:span></text:p>
          </table:table-cell>
        </table:table-row>
        <table:table-row table:style-name="Table3.1">
          <table:table-cell table:style-name="Table3.A22" office:value-type="string">
            <text:p text:style-name="P9"><text:span text:style-name="T3">Level Adjustment:</text:span></text:p>
          </table:table-cell>
          <table:table-cell table:style-name="Table3.A22" office:value-type="string">
            <text:p text:style-name="P9"><text:span text:style-name="T4">+2</text:span></text:p>
          </table:table-cell>
        </table:table-row>
      </table:table>
      <text:p text:style-name="P2"><text:span text:style-name="T13">The krenshar is a strange, catlike carnivore with extremely flexible skin on its head. A typical krenshar measures 4 or 5 feet in length with a long, narrow head. It weighs about 175 pounds.</text:span></text:p>
      <text:p text:style-name="P2"><text:span text:style-name="T18">COMBAT</text:span></text:p>
      <text:p text:style-name="P2"><text:span text:style-name="T13">Krenshars use solitary scouts to drive prey into the waiting clutches of the pride. The scout appears from hiding, uses its scare ability, then chases the fleeing target to join the attack.</text:span></text:p>
      <text:p text:style-name="P2"><text:span text:style-name="T14">Scare (Ex or Su):</text:span><text:span text:style-name="T13"> As a standard action, a krenshar can pull the skin back from its head, revealing the musculature and bony structures of its skull. This alone is usually sufficient to scare away foes (treat as a Bluff check with a +3 bonus).</text:span></text:p>
      <text:p text:style-name="P2"><text:span text:style-name="T13">Combining this scare ability with a loud screech produces an unsettling effect that works like a </text:span><text:span text:style-name="T15">scare </text:span><text:span text:style-name="T13">spell from a 3rd-level caster (Will DC 13 partial). A creature that successfully saves cannot be affected again by the same krenshar’s scare ability for 24 hours. The shriek does not affect other krenshars. This is a supernatural, sonic mind-affecting fear effect. The save DC is Charisma-based.</text:span></text:p>
      <text:p text:style-name="P2"><text:span text:style-name="T14">Skills:</text:span><text:span text:style-name="T13"> Krenshars have a +4 racial bonus on Jump and Move Silently checks.</text:span></text:p>
      <text:p text:style-name="P5"/>
      <text:p text:style-name="P2"><text:span text:style-name="T12">LAMIA</text:span></text:p>
      <table:table table:name="Table4" table:style-name="Table4">
        <table:table-column table:style-name="Table4.A"/>
        <table:table-column table:style-name="Table4.B"/>
        <text:soft-page-break/>
        <table:table-row table:style-name="Table4.1">
          <table:table-cell table:style-name="Table4.A1" office:value-type="string">
            <text:p text:style-name="P9"><text:span text:style-name="T3"><text:s/></text:span></text:p>
          </table:table-cell>
          <table:table-cell table:style-name="Table4.A1" office:value-type="string">
            <text:p text:style-name="P9"><text:span text:style-name="T4">Large Magical Beast</text:span></text:p>
          </table:table-cell>
        </table:table-row>
        <table:table-row table:style-name="Table4.1">
          <table:table-cell table:style-name="Table4.A2" office:value-type="string">
            <text:p text:style-name="P9"><text:span text:style-name="T3">Hit Dice:</text:span></text:p>
          </table:table-cell>
          <table:table-cell table:style-name="Table4.A2" office:value-type="string">
            <text:p text:style-name="P9"><text:span text:style-name="T4">9d10+9 (58 hp)</text:span></text:p>
          </table:table-cell>
        </table:table-row>
        <table:table-row table:style-name="Table4.1">
          <table:table-cell table:style-name="Table4.A2" office:value-type="string">
            <text:p text:style-name="P2"><text:span text:style-name="T3">Initiative:</text:span></text:p>
          </table:table-cell>
          <table:table-cell table:style-name="Table4.A2" office:value-type="string">
            <text:p text:style-name="P2"><text:span text:style-name="T4">+2</text:span></text:p>
          </table:table-cell>
        </table:table-row>
        <table:table-row table:style-name="Table4.1">
          <table:table-cell table:style-name="Table4.A2" office:value-type="string">
            <text:p text:style-name="P2"><text:span text:style-name="T3">Speed:</text:span></text:p>
          </table:table-cell>
          <table:table-cell table:style-name="Table4.A2" office:value-type="string">
            <text:p text:style-name="P2"><text:span text:style-name="T4">60 ft. (12 squares)</text:span></text:p>
          </table:table-cell>
        </table:table-row>
        <table:table-row table:style-name="Table4.1">
          <table:table-cell table:style-name="Table4.A2" office:value-type="string">
            <text:p text:style-name="P2"><text:span text:style-name="T3">Armor Class:</text:span></text:p>
          </table:table-cell>
          <table:table-cell table:style-name="Table4.A2" office:value-type="string">
            <text:p text:style-name="P2"><text:span text:style-name="T4">18 (–1 size, +2 Dex, +7 natural), touch 11, flat-footed 16</text:span></text:p>
          </table:table-cell>
        </table:table-row>
        <table:table-row table:style-name="Table4.1">
          <table:table-cell table:style-name="Table4.A2" office:value-type="string">
            <text:p text:style-name="P2"><text:span text:style-name="T3">Base Attack/Grapple:</text:span></text:p>
          </table:table-cell>
          <table:table-cell table:style-name="Table4.A2" office:value-type="string">
            <text:p text:style-name="P2"><text:span text:style-name="T4">+9/+17</text:span></text:p>
          </table:table-cell>
        </table:table-row>
        <table:table-row table:style-name="Table4.1">
          <table:table-cell table:style-name="Table4.A2" office:value-type="string">
            <text:p text:style-name="P2"><text:span text:style-name="T3">Attack:</text:span></text:p>
          </table:table-cell>
          <table:table-cell table:style-name="Table4.A2" office:value-type="string">
            <text:p text:style-name="P2"><text:span text:style-name="T4">Touch +12 melee (1d4 Wisdom drain) or dagger +12 melee (1d6+4/19–20) or claw +12 melee (1d4+4)</text:span></text:p>
          </table:table-cell>
        </table:table-row>
        <table:table-row table:style-name="Table4.1">
          <table:table-cell table:style-name="Table4.A2" office:value-type="string">
            <text:p text:style-name="P2"><text:span text:style-name="T3">Full Attack:</text:span></text:p>
          </table:table-cell>
          <table:table-cell table:style-name="Table4.A2" office:value-type="string">
            <text:p text:style-name="P2"><text:span text:style-name="T4">Touch +12 melee (1d4 Wisdom drain); or dagger +12/+7 melee (1d6+4/19–20) and 2 claws +7 melee (1d4+2)</text:span></text:p>
          </table:table-cell>
        </table:table-row>
        <table:table-row table:style-name="Table4.1">
          <table:table-cell table:style-name="Table4.A2" office:value-type="string">
            <text:p text:style-name="P2"><text:span text:style-name="T3">Space/Reach:</text:span></text:p>
          </table:table-cell>
          <table:table-cell table:style-name="Table4.A2" office:value-type="string">
            <text:p text:style-name="P2"><text:span text:style-name="T4">10 ft./5 ft.</text:span></text:p>
          </table:table-cell>
        </table:table-row>
        <table:table-row table:style-name="Table4.1">
          <table:table-cell table:style-name="Table4.A2" office:value-type="string">
            <text:p text:style-name="P2"><text:span text:style-name="T3">Special Attacks:</text:span></text:p>
          </table:table-cell>
          <table:table-cell table:style-name="Table4.A2" office:value-type="string">
            <text:p text:style-name="P2"><text:span text:style-name="T4">Spell-like abilities, Wisdom drain</text:span></text:p>
          </table:table-cell>
        </table:table-row>
        <table:table-row table:style-name="Table4.1">
          <table:table-cell table:style-name="Table4.A2" office:value-type="string">
            <text:p text:style-name="P2"><text:span text:style-name="T3">Special Qualities:</text:span></text:p>
          </table:table-cell>
          <table:table-cell table:style-name="Table4.A2" office:value-type="string">
            <text:p text:style-name="P2"><text:span text:style-name="T4">Darkvision 60 ft., low-light vision</text:span></text:p>
          </table:table-cell>
        </table:table-row>
        <table:table-row table:style-name="Table4.1">
          <table:table-cell table:style-name="Table4.A2" office:value-type="string">
            <text:p text:style-name="P2"><text:span text:style-name="T3">Saves:</text:span></text:p>
          </table:table-cell>
          <table:table-cell table:style-name="Table4.A2" office:value-type="string">
            <text:p text:style-name="P2"><text:span text:style-name="T4">Fort +7, Ref +8, Will +7</text:span></text:p>
          </table:table-cell>
        </table:table-row>
        <table:table-row table:style-name="Table4.1">
          <table:table-cell table:style-name="Table4.A2" office:value-type="string">
            <text:p text:style-name="P2"><text:span text:style-name="T3">Abilities:</text:span></text:p>
          </table:table-cell>
          <table:table-cell table:style-name="Table4.A2" office:value-type="string">
            <text:p text:style-name="P2"><text:span text:style-name="T4">Str 18, Dex 15, Con 12, Int 13, Wis 15, Cha 12</text:span></text:p>
          </table:table-cell>
        </table:table-row>
        <table:table-row table:style-name="Table4.1">
          <table:table-cell table:style-name="Table4.A2" office:value-type="string">
            <text:p text:style-name="P2"><text:span text:style-name="T3">Skills:</text:span></text:p>
          </table:table-cell>
          <table:table-cell table:style-name="Table4.A2" office:value-type="string">
            <text:p text:style-name="P2"><text:span text:style-name="T4">Bluff +14, Concentration +10, Diplomacy +3, Disguise +1 (+3 acting), Hide +11, Intimidate +3, Spot +11</text:span></text:p>
          </table:table-cell>
        </table:table-row>
        <table:table-row table:style-name="Table4.1">
          <table:table-cell table:style-name="Table4.A2" office:value-type="string">
            <text:p text:style-name="P2"><text:span text:style-name="T3">Feats:</text:span></text:p>
          </table:table-cell>
          <table:table-cell table:style-name="Table4.A2" office:value-type="string">
            <text:p text:style-name="P2"><text:span text:style-name="T4">Dodge, Iron Will, Mobility, Spring Attack</text:span></text:p>
          </table:table-cell>
        </table:table-row>
        <table:table-row table:style-name="Table4.1">
          <table:table-cell table:style-name="Table4.A2" office:value-type="string">
            <text:p text:style-name="P2"><text:span text:style-name="T3">Environment:</text:span></text:p>
          </table:table-cell>
          <table:table-cell table:style-name="Table4.A2" office:value-type="string">
            <text:p text:style-name="P2"><text:span text:style-name="T4">Temperate deserts</text:span></text:p>
          </table:table-cell>
        </table:table-row>
        <table:table-row table:style-name="Table4.1">
          <table:table-cell table:style-name="Table4.A2" office:value-type="string">
            <text:p text:style-name="P2"><text:span text:style-name="T3">Organization:</text:span></text:p>
          </table:table-cell>
          <table:table-cell table:style-name="Table4.A2" office:value-type="string">
            <text:p text:style-name="P2"><text:span text:style-name="T4">Solitary, pair, or gang (3–4)</text:span></text:p>
          </table:table-cell>
        </table:table-row>
        <table:table-row table:style-name="Table4.1">
          <table:table-cell table:style-name="Table4.A2" office:value-type="string">
            <text:p text:style-name="P2"><text:span text:style-name="T3">Challenge Rating:</text:span></text:p>
          </table:table-cell>
          <table:table-cell table:style-name="Table4.A2" office:value-type="string">
            <text:p text:style-name="P2"><text:span text:style-name="T4">6</text:span></text:p>
          </table:table-cell>
        </table:table-row>
        <table:table-row table:style-name="Table4.1">
          <table:table-cell table:style-name="Table4.A2" office:value-type="string">
            <text:p text:style-name="P2"><text:span text:style-name="T3">Treasure:</text:span></text:p>
          </table:table-cell>
          <table:table-cell table:style-name="Table4.A2" office:value-type="string">
            <text:p text:style-name="P2"><text:span text:style-name="T4">Standard</text:span></text:p>
          </table:table-cell>
        </table:table-row>
        <table:table-row table:style-name="Table4.1">
          <table:table-cell table:style-name="Table4.A2" office:value-type="string">
            <text:p text:style-name="P2"><text:span text:style-name="T3">Alignment:</text:span></text:p>
          </table:table-cell>
          <table:table-cell table:style-name="Table4.A2" office:value-type="string">
            <text:p text:style-name="P2"><text:span text:style-name="T4">Usually chaotic evil </text:span></text:p>
          </table:table-cell>
        </table:table-row>
        <table:table-row table:style-name="Table4.1">
          <table:table-cell table:style-name="Table4.A2" office:value-type="string">
            <text:p text:style-name="P2"><text:span text:style-name="T3">Advancement:</text:span></text:p>
          </table:table-cell>
          <table:table-cell table:style-name="Table4.A2" office:value-type="string">
            <text:p text:style-name="P2"><text:span text:style-name="T4">10–13 HD (Large); 14–27 HD (Huge)</text:span></text:p>
          </table:table-cell>
        </table:table-row>
        <table:table-row table:style-name="Table4.1">
          <table:table-cell table:style-name="Table4.A22" office:value-type="string">
            <text:p text:style-name="P9"><text:span text:style-name="T3">Level Adjustment:</text:span></text:p>
          </table:table-cell>
          <table:table-cell table:style-name="Table4.A22" office:value-type="string">
            <text:p text:style-name="P9"><text:span text:style-name="T4">+4</text:span></text:p>
          </table:table-cell>
        </table:table-row>
      </table:table>
      <text:p text:style-name="P2"><text:span text:style-name="T13">A typical lamia is about 8 feet long and weighs about 700 pounds.</text:span></text:p>
      <text:p text:style-name="P2"><text:span text:style-name="T18">COMBAT</text:span></text:p>
      <text:p text:style-name="P2"><text:span text:style-name="T13">Though a lamia is powerful and dangerous in close combat, it has no stomach for a fair fight. It uses its illusion abilities to lure heroes into perilous situations, and then uses its Spring Attack feat to bound out of the shadows and drain Wisdom from its opponents. When it has sapped the will of its victim, it uses its enchantment abilities to beguile and ensnare the unfortunate soul. A lamia forced into physical combat attacks with a dagger in one of its human hands and a pair of lion-like claws.</text:span></text:p>
      <text:p text:style-name="P2"><text:span text:style-name="T14">Spell-Like Abilities:</text:span><text:span text:style-name="T13"> At will—</text:span><text:span text:style-name="T15">disguise self, ventriloquism</text:span><text:span text:style-name="T13">; 3/day—</text:span><text:span text:style-name="T15">charm monster </text:span><text:span text:style-name="T13">(DC 15), </text:span><text:span text:style-name="T15">major image </text:span><text:span text:style-name="T13">(DC 14), </text:span><text:span text:style-name="T15">mirror image, suggestion </text:span><text:span text:style-name="T13">(DC 14); 1/day—</text:span><text:span text:style-name="T15">deep slumber </text:span><text:span text:style-name="T13">(DC 14). Caster level 9th. The save DCs are Charisma-based.</text:span></text:p>
      <text:p text:style-name="P2"><text:span text:style-name="T14">Wisdom Drain (Su):</text:span><text:span text:style-name="T13"> A lamia drains 1d4 points of Wisdom each time it hits with its melee touch attack. (Unlike with other kinds of ability drain attacks, a lamia does not heal any damage when it uses its Wisdom drain.) Lamias try to use this power early in an encounter to make foes more susceptible to </text:span><text:span text:style-name="T15">charm monster </text:span><text:span text:style-name="T13">and </text:span><text:span text:style-name="T15">suggestion.</text:span></text:p>
      <text:p text:style-name="P2"><text:span text:style-name="T14">Skills:</text:span><text:span text:style-name="T13"> Lamias have a +4 racial bonus on Bluff and Hide checks.</text:span></text:p>
      <text:p text:style-name="P5"/>
      <text:h text:style-name="P22" text:outline-level="2"><text:span text:style-name="T6">LAMMASU</text:span></text:h>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10"/>
          </table:table-cell>
          <table:table-cell table:style-name="Table5.A1" office:value-type="string">
            <text:h text:style-name="P1" text:outline-level="8"><text:span text:style-name="T1">Lammasu</text:span></text:h>
          </table:table-cell>
          <table:table-cell table:style-name="Table5.A1" office:value-type="string">
            <text:h text:style-name="P1" text:outline-level="8"><text:span text:style-name="T1">Golden Protector (Celestial Half-Dragon Lammasu)</text:span></text:h>
          </table:table-cell>
        </table:table-row>
        <table:table-row table:style-name="Table5.1">
          <table:table-cell table:style-name="Table5.A2" office:value-type="string">
            <text:p text:style-name="P9"><text:span text:style-name="T3"><text:s/></text:span></text:p>
          </table:table-cell>
          <table:table-cell table:style-name="Table5.A2" office:value-type="string">
            <text:p text:style-name="P9"><text:span text:style-name="T4">Large Magical Beast </text:span></text:p>
          </table:table-cell>
          <table:table-cell table:style-name="Table5.A2" office:value-type="string">
            <text:p text:style-name="P9"><text:span text:style-name="T4">Large Dragon</text:span></text:p>
          </table:table-cell>
        </table:table-row>
        <table:table-row table:style-name="Table5.1">
          <table:table-cell table:style-name="Table5.A2" office:value-type="string">
            <text:p text:style-name="P2"><text:span text:style-name="T3">Hit Dice:</text:span></text:p>
          </table:table-cell>
          <table:table-cell table:style-name="Table5.A2" office:value-type="string">
            <text:p text:style-name="P2"><text:span text:style-name="T4">7d10+21 (59 hp)</text:span></text:p>
          </table:table-cell>
          <table:table-cell table:style-name="Table5.A2" office:value-type="string">
            <text:p text:style-name="P2"><text:span text:style-name="T4">10d12+60 (125 hp)</text:span></text:p>
          </table:table-cell>
        </table:table-row>
        <table:table-row table:style-name="Table5.1">
          <table:table-cell table:style-name="Table5.A2" office:value-type="string">
            <text:p text:style-name="P2"><text:span text:style-name="T3">Initiative:</text:span></text:p>
          </table:table-cell>
          <table:table-cell table:style-name="Table5.A2" office:value-type="string">
            <text:p text:style-name="P2"><text:span text:style-name="T4">+1</text:span></text:p>
          </table:table-cell>
          <table:table-cell table:style-name="Table5.A2" office:value-type="string">
            <text:p text:style-name="P2"><text:span text:style-name="T4">+3</text:span></text:p>
          </table:table-cell>
        </table:table-row>
        <table:table-row table:style-name="Table5.1">
          <table:table-cell table:style-name="Table5.A2" office:value-type="string">
            <text:p text:style-name="P2"><text:span text:style-name="T3">Speed:</text:span></text:p>
          </table:table-cell>
          <table:table-cell table:style-name="Table5.A2" office:value-type="string">
            <text:p text:style-name="P2"><text:span text:style-name="T4">30 ft. (6 squares), fly 60 ft.(average)</text:span></text:p>
          </table:table-cell>
          <table:table-cell table:style-name="Table5.A2" office:value-type="string">
            <text:p text:style-name="P2"><text:span text:style-name="T4">30 ft. (6 squares), fly 60 ft.(average)</text:span></text:p>
          </table:table-cell>
        </table:table-row>
        <table:table-row table:style-name="Table5.1">
          <table:table-cell table:style-name="Table5.A2" office:value-type="string">
            <text:p text:style-name="P2"><text:span text:style-name="T3">Armor Class:</text:span></text:p>
          </table:table-cell>
          <table:table-cell table:style-name="Table5.A2" office:value-type="string">
            <text:p text:style-name="P2"><text:span text:style-name="T4">20 (–1 size, +1 Dex, +10 natural), touch 10, flat-footed 19</text:span></text:p>
          </table:table-cell>
          <table:table-cell table:style-name="Table5.A2" office:value-type="string">
            <text:p text:style-name="P2"><text:span text:style-name="T4">29 (–1 size, +3 Dex, +14 natural, +2 </text:span><text:span text:style-name="T5">bracers of armor +2, </text:span><text:span text:style-name="T4">+1 </text:span><text:span text:style-name="T5">ring of protection +1</text:span><text:span text:style-name="T4">), touch 13, flat-footed 26</text:span></text:p>
          </table:table-cell>
        </table:table-row>
        <table:table-row table:style-name="Table5.1">
          <table:table-cell table:style-name="Table5.A2" office:value-type="string">
            <text:p text:style-name="P2"><text:span text:style-name="T3">Base Attack/Grapple:</text:span></text:p>
          </table:table-cell>
          <table:table-cell table:style-name="Table5.A2" office:value-type="string">
            <text:p text:style-name="P2"><text:span text:style-name="T4">+7/+17</text:span></text:p>
          </table:table-cell>
          <table:table-cell table:style-name="Table5.A2" office:value-type="string">
            <text:p text:style-name="P2"><text:span text:style-name="T4">+10/+23</text:span></text:p>
          </table:table-cell>
        </table:table-row>
        <table:table-row table:style-name="Table5.1">
          <table:table-cell table:style-name="Table5.A2" office:value-type="string">
            <text:p text:style-name="P2"><text:span text:style-name="T3">Attack:</text:span></text:p>
          </table:table-cell>
          <table:table-cell table:style-name="Table5.A2" office:value-type="string">
            <text:p text:style-name="P2"><text:span text:style-name="T4">Claw +12 melee (1d6+6)</text:span></text:p>
          </table:table-cell>
          <table:table-cell table:style-name="Table5.A2" office:value-type="string">
            <text:p text:style-name="P2"><text:span text:style-name="T4">Claw +19 melee (1d6+9)</text:span></text:p>
          </table:table-cell>
        </table:table-row>
        <table:table-row table:style-name="Table5.1">
          <table:table-cell table:style-name="Table5.A2" office:value-type="string">
            <text:p text:style-name="P2"><text:span text:style-name="T3">Full Attack:</text:span></text:p>
          </table:table-cell>
          <table:table-cell table:style-name="Table5.A2" office:value-type="string">
            <text:p text:style-name="P2"><text:span text:style-name="T4">2 claws +12 melee (1d6+6)</text:span></text:p>
          </table:table-cell>
          <table:table-cell table:style-name="Table5.A2" office:value-type="string">
            <text:p text:style-name="P2"><text:span text:style-name="T4">Claw +19 melee (1d6+9) and bite +13 melee (1d8+4)</text:span></text:p>
          </table:table-cell>
        </table:table-row>
        <table:table-row table:style-name="Table5.1">
          <table:table-cell table:style-name="Table5.A2" office:value-type="string">
            <text:p text:style-name="P2"><text:span text:style-name="T3">Space/Reach:</text:span></text:p>
          </table:table-cell>
          <table:table-cell table:style-name="Table5.A2" office:value-type="string">
            <text:p text:style-name="P2"><text:span text:style-name="T4">10 ft./5 ft.</text:span></text:p>
          </table:table-cell>
          <table:table-cell table:style-name="Table5.A2" office:value-type="string">
            <text:p text:style-name="P2"><text:span text:style-name="T4">10 ft./5 ft.</text:span></text:p>
          </table:table-cell>
        </table:table-row>
        <table:table-row table:style-name="Table5.1">
          <table:table-cell table:style-name="Table5.A2" office:value-type="string">
            <text:p text:style-name="P2"><text:span text:style-name="T3">Special Attacks:</text:span></text:p>
          </table:table-cell>
          <table:table-cell table:style-name="Table5.A2" office:value-type="string">
            <text:p text:style-name="P2"><text:span text:style-name="T4">Pounce, rake 1d6+3, spells</text:span></text:p>
          </table:table-cell>
          <table:table-cell table:style-name="Table5.A2" office:value-type="string">
            <text:p text:style-name="P2"><text:span text:style-name="T4">Breath weapon, pounce, smite evil, rake 1d6+4, spells</text:span></text:p>
          </table:table-cell>
        </table:table-row>
        <table:table-row table:style-name="Table5.1">
          <table:table-cell table:style-name="Table5.A2" office:value-type="string">
            <text:p text:style-name="P2"><text:span text:style-name="T3">Special Qualities:</text:span></text:p>
          </table:table-cell>
          <table:table-cell table:style-name="Table5.A2" office:value-type="string">
            <text:p text:style-name="P2"><text:span text:style-name="T4">Darkvision 60 ft., low-light vision, magic circle against evil, spell-like abilities</text:span></text:p>
          </table:table-cell>
          <table:table-cell table:style-name="Table5.A2" office:value-type="string">
            <text:p text:style-name="P2"><text:span text:style-name="T4">Damage reduction 5/magic, darkvision 60 ft., immunity to fire, </text:span><text:span text:style-name="T5">sleep, </text:span><text:span text:style-name="T4">and paralysis, low-light vision, magic circle against evil, resistance to acid 10, cold 10, and electricity 10, spell-like abilities, spell resistance 15</text:span></text:p>
          </table:table-cell>
        </table:table-row>
        <table:table-row table:style-name="Table5.1">
          <table:table-cell table:style-name="Table5.A2" office:value-type="string">
            <text:p text:style-name="P2"><text:span text:style-name="T3">Saves:</text:span></text:p>
          </table:table-cell>
          <table:table-cell table:style-name="Table5.A2" office:value-type="string">
            <text:p text:style-name="P2"><text:span text:style-name="T4">Fort +8, Ref +8, Will +7</text:span></text:p>
          </table:table-cell>
          <table:table-cell table:style-name="Table5.A2" office:value-type="string">
            <text:p text:style-name="P2"><text:span text:style-name="T4">Fort +13, Ref +12, Will +10</text:span></text:p>
          </table:table-cell>
        </table:table-row>
        <table:table-row table:style-name="Table5.1">
          <table:table-cell table:style-name="Table5.A2" office:value-type="string">
            <text:p text:style-name="P2"><text:span text:style-name="T3">Abilities:</text:span></text:p>
          </table:table-cell>
          <table:table-cell table:style-name="Table5.A2" office:value-type="string">
            <text:p text:style-name="P2"><text:span text:style-name="T4">Str 23, Dex 12, Con 17, Int 16, Wis 17, Cha 14</text:span></text:p>
          </table:table-cell>
          <table:table-cell table:style-name="Table5.A2" office:value-type="string">
            <text:p text:style-name="P2"><text:span text:style-name="T4">Str 28, Dex 17, Con 22, Int 18, Wis 20, Cha 18</text:span></text:p>
          </table:table-cell>
        </table:table-row>
        <table:table-row table:style-name="Table5.1">
          <table:table-cell table:style-name="Table5.A2" office:value-type="string">
            <text:p text:style-name="P2"><text:span text:style-name="T3">Skills:</text:span></text:p>
          </table:table-cell>
          <table:table-cell table:style-name="Table5.A2" office:value-type="string">
            <text:p text:style-name="P2"><text:span text:style-name="T4">Concentration +13, Diplomacy +4, Knowledge (arcana) +13, Listen +13, Sense Motive +13, Spot +15</text:span></text:p>
          </table:table-cell>
          <table:table-cell table:style-name="Table5.A2" office:value-type="string">
            <text:p text:style-name="P2"><text:span text:style-name="T4">Concentration +19, Diplomacy +19, Knowledge (arcana) +17, Knowledge (the planes) +17, Listen +18, Search +17, Sense Motive +18, Spellcraft +19, Spot +20, Survival +18 (+20 other planes and tracking)</text:span></text:p>
          </table:table-cell>
        </table:table-row>
        <table:table-row table:style-name="Table5.1">
          <table:table-cell table:style-name="Table5.A2" office:value-type="string">
            <text:p text:style-name="P2"><text:span text:style-name="T3">Feats:</text:span></text:p>
          </table:table-cell>
          <table:table-cell table:style-name="Table5.A2" office:value-type="string">
            <text:p text:style-name="P2"><text:span text:style-name="T4">Blind-Fight, Iron Will, Lightning Reflexes</text:span></text:p>
          </table:table-cell>
          <table:table-cell table:style-name="Table5.A2" office:value-type="string">
            <text:p text:style-name="P2"><text:span text:style-name="T4">Blind-Fight, Iron Will, Lightning Reflexes, Weapon Focus (claw)</text:span></text:p>
          </table:table-cell>
        </table:table-row>
        <table:table-row table:style-name="Table5.1">
          <table:table-cell table:style-name="Table5.A2" office:value-type="string">
            <text:p text:style-name="P2"><text:span text:style-name="T3">Environment:</text:span></text:p>
          </table:table-cell>
          <table:table-cell table:style-name="Table5.A2" office:value-type="string">
            <text:p text:style-name="P2"><text:span text:style-name="T4">Temperate deserts</text:span></text:p>
          </table:table-cell>
          <table:table-cell table:style-name="Table5.A2" office:value-type="string">
            <text:p text:style-name="P2"><text:span text:style-name="T4">A lawful good plane</text:span></text:p>
          </table:table-cell>
        </table:table-row>
        <table:table-row table:style-name="Table5.1">
          <table:table-cell table:style-name="Table5.A2" office:value-type="string">
            <text:p text:style-name="P2"><text:span text:style-name="T3">Organization:</text:span></text:p>
          </table:table-cell>
          <table:table-cell table:style-name="Table5.A2" office:value-type="string">
            <text:p text:style-name="P2"><text:span text:style-name="T4">Solitary</text:span></text:p>
          </table:table-cell>
          <table:table-cell table:style-name="Table5.A2" office:value-type="string">
            <text:p text:style-name="P2"><text:span text:style-name="T4">Solitary</text:span></text:p>
          </table:table-cell>
        </table:table-row>
        <table:table-row table:style-name="Table5.1">
          <table:table-cell table:style-name="Table5.A2" office:value-type="string">
            <text:p text:style-name="P2"><text:span text:style-name="T7">Challenge Rating:</text:span></text:p>
          </table:table-cell>
          <table:table-cell table:style-name="Table5.A2" office:value-type="string">
            <text:p text:style-name="P2"><text:span text:style-name="T8">8</text:span></text:p>
          </table:table-cell>
          <table:table-cell table:style-name="Table5.A2" office:value-type="string">
            <text:p text:style-name="P2"><text:span text:style-name="T4">13</text:span></text:p>
          </table:table-cell>
        </table:table-row>
        <table:table-row table:style-name="Table5.1">
          <table:table-cell table:style-name="Table5.A2" office:value-type="string">
            <text:p text:style-name="P2"><text:span text:style-name="T3">Treasure:</text:span></text:p>
          </table:table-cell>
          <table:table-cell table:style-name="Table5.A2" office:value-type="string">
            <text:p text:style-name="P2"><text:span text:style-name="T4">Standard</text:span></text:p>
          </table:table-cell>
          <table:table-cell table:style-name="Table5.A2" office:value-type="string">
            <text:p text:style-name="P2"><text:span text:style-name="T4">Standard</text:span></text:p>
          </table:table-cell>
        </table:table-row>
        <table:table-row table:style-name="Table5.1">
          <table:table-cell table:style-name="Table5.A2" office:value-type="string">
            <text:p text:style-name="P2"><text:span text:style-name="T3">Alignment:</text:span></text:p>
          </table:table-cell>
          <table:table-cell table:style-name="Table5.A2" office:value-type="string">
            <text:p text:style-name="P2"><text:span text:style-name="T4">Always lawful good</text:span></text:p>
          </table:table-cell>
          <table:table-cell table:style-name="Table5.A2" office:value-type="string">
            <text:p text:style-name="P2"><text:span text:style-name="T4">Always lawful good</text:span></text:p>
          </table:table-cell>
        </table:table-row>
        <table:table-row table:style-name="Table5.1">
          <table:table-cell table:style-name="Table5.A2" office:value-type="string">
            <text:p text:style-name="P2"><text:span text:style-name="T3">Advancement:</text:span></text:p>
          </table:table-cell>
          <table:table-cell table:style-name="Table5.A2" office:value-type="string">
            <text:p text:style-name="P2"><text:span text:style-name="T4">8–10 HD (Large); 11–21 HD (Huge)</text:span></text:p>
          </table:table-cell>
          <table:table-cell table:style-name="Table5.A2" office:value-type="string">
            <text:p text:style-name="P2"><text:span text:style-name="T4">11–30 HD (Huge)</text:span></text:p>
          </table:table-cell>
        </table:table-row>
        <table:table-row table:style-name="Table5.1">
          <table:table-cell table:style-name="Table5.A23" office:value-type="string">
            <text:p text:style-name="P9"><text:span text:style-name="T3">Level Adjustment:</text:span></text:p>
          </table:table-cell>
          <table:table-cell table:style-name="Table5.A23" office:value-type="string">
            <text:p text:style-name="P9"><text:span text:style-name="T4">+5</text:span></text:p>
          </table:table-cell>
          <table:table-cell table:style-name="Table5.A23" office:value-type="string">
            <text:p text:style-name="P9"><text:span text:style-name="T4">+10</text:span></text:p>
          </table:table-cell>
        </table:table-row>
      </table:table>
      <text:p text:style-name="P23"><text:span text:style-name="T2">A typical lammasu is about 8 feet long and weighs about 500 pounds. Lammasus speak Common, Draconic, and Celestial.</text:span></text:p>
      <text:p text:style-name="P2"><text:span text:style-name="T18">COMBAT</text:span></text:p>
      <text:p text:style-name="P2"><text:span text:style-name="T13">A lammasu attacks with spells or its razor-sharp claws. It almost always enters combat if it observes a good creature being threatened by evil.</text:span></text:p>
      <text:p text:style-name="P2"><text:span text:style-name="T14">Spells:</text:span><text:span text:style-name="T13"> A lammasu casts spells as a 7th-level cleric, and can choose spells from the cleric spell list, plus any two of the following domains: Good, Healing, Knowledge, or Law.</text:span></text:p>
      <text:p text:style-name="P2"><text:span text:style-name="T15">Typical Cleric Spells Prepared </text:span><text:span text:style-name="T13">(6/6/5/4/2; save DC 13 + spell level): 0—</text:span><text:span text:style-name="T15">detect magic, guidance </text:span><text:span text:style-name="T13">(2), </text:span><text:span text:style-name="T15">light, read magic, resistance; </text:span><text:span text:style-name="T13">1st—</text:span><text:span text:style-name="T15">bless </text:span><text:span text:style-name="T13">(2), </text:span><text:span text:style-name="T15">detect evil, divine favor, entropic shield, protection from evil</text:span><text:span text:style-name="T13">*; 2nd— </text:span><text:span text:style-name="T15">aid</text:span><text:span text:style-name="T13">*, </text:span><text:span text:style-name="T15">bear’s endurance, bull’s strength, lesser restoration, resist energy; </text:span><text:span text:style-name="T13">3rd—</text:span><text:span text:style-name="T15">daylight, dispel magic, magic circle against evil</text:span><text:span text:style-name="T13">*, </text:span><text:span text:style-name="T15">remove curse; </text:span><text:span text:style-name="T13">4th—</text:span><text:span text:style-name="T15">holy smite*, neutralize poison.</text:span></text:p>
      <text:p text:style-name="P2"><text:span text:style-name="T13">*Domain spell. Domains: Good and Healing.</text:span></text:p>
      <text:p text:style-name="P2"><text:span text:style-name="T14">Magic Circle against Evil (Su):</text:span><text:span text:style-name="T13"> A lammasu radiates a continuous magic circle against evil that affects a 20-foot radius.</text:span></text:p>
      <text:p text:style-name="P2"><text:span text:style-name="T14">Spell-Like Abilities:</text:span><text:span text:style-name="T13"> 2/day—</text:span><text:span text:style-name="T15">greater invisibility </text:span><text:span text:style-name="T13">(self only); 1/day—</text:span><text:span text:style-name="T15">dimension door</text:span><text:span text:style-name="T13">. Caster level 7th.</text:span></text:p>
      <text:p text:style-name="P2"><text:span text:style-name="T14">Pounce (Ex):</text:span><text:span text:style-name="T13"> If a lammasu charges a foe, it can make a full attack, including two rake attacks.</text:span></text:p>
      <text:p text:style-name="P2"><text:span text:style-name="T14">Rake (Ex):</text:span><text:span text:style-name="T13"> Attack bonus +12 melee, damage 1d6+3.</text:span></text:p>
      <text:p text:style-name="P2"><text:span text:style-name="T14">Skills:</text:span><text:span text:style-name="T13"> Lammasus have a +2 racial bonus on Spot checks.</text:span></text:p>
      <text:p text:style-name="P4"/>
      <text:p text:style-name="P14"><text:span text:style-name="T18">GOLDEN PROTECTOR</text:span></text:p>
      <text:p text:style-name="P14"><text:span text:style-name="T18">(CELESTIAL HALF-DRAGON LAMMASU)</text:span></text:p>
      <text:p text:style-name="P23"><text:span text:style-name="T9">Child of a celestial lammasu and a gold dragon, the golden protector has migrated to the Material Plane to more actively combat evil.</text:span></text:p>
      <text:p text:style-name="P14"><text:span text:style-name="T18">COMBAT</text:span></text:p>
      <text:p text:style-name="P14"><text:span text:style-name="T13">The golden protector’s natural weapons are treated as magic weapons for the purpose of overcoming damage reduction.</text:span></text:p>
      <text:p text:style-name="P14"><text:span text:style-name="T14">Breath Weapon (Su):</text:span><text:span text:style-name="T13"> 30-foot cone, 1/day, damage 6d8 fire, Reflex DC 21 half.</text:span></text:p>
      <text:p text:style-name="P14"><text:span text:style-name="T14">Smite Evil (Su): </text:span><text:span text:style-name="T13">Once per day a golden protector can make a normal melee attack to deal an extra 10 points of damage against an evil opponent.</text:span></text:p>
      <text:p text:style-name="P14"><text:span text:style-name="T15">Typical Cleric Spells Prepared </text:span><text:span text:style-name="T13">(6/7/5/4/3; save DC 15 + spell level): 0—</text:span><text:span text:style-name="T15">detect magic, guidance </text:span><text:span text:style-name="T13">(2), </text:span><text:span text:style-name="T15">light, read magic, resistance; </text:span><text:span text:style-name="T13">1st—</text:span><text:span text:style-name="T15">bless </text:span><text:span text:style-name="T13">(2), </text:span><text:span text:style-name="T15">detect evil, divine favor (2), entropic shield, protection from evil</text:span><text:span text:style-name="T13">*; 2nd—</text:span><text:span text:style-name="T15">aid</text:span><text:span text:style-name="T13">*, </text:span><text:span text:style-name="T15">bear’s endurance, bull’s strength, lesser restoration, resist energy; </text:span><text:span text:style-name="T13">3rd—</text:span><text:span text:style-name="T15">daylight, dispel magic, magic circle against evil</text:span><text:span text:style-name="T13">*, </text:span><text:span text:style-name="T15">remove curse; </text:span><text:span text:style-name="T13">4th—</text:span><text:span text:style-name="T15">dismissal, holy smite*, neutralize poison.</text:span></text:p>
      <text:p text:style-name="P14"><text:span text:style-name="T13">*Domain spell. Domains: Good and Healing.</text:span></text:p>
      <text:p text:style-name="P14"><text:span text:style-name="T14">Rake (Ex): </text:span><text:span text:style-name="T13">Attack bonus +19 melee, damage 1d6+4. </text:span></text:p>
      <text:p text:style-name="P14"><text:span text:style-name="T15">Possessions: Bracers of armor +2, ring of protection +1. (</text:span><text:span text:style-name="T13">Different golden protectors may have different possessions.)</text:span></text:p>
      <text:p text:style-name="P5"/>
      <text:p text:style-name="P2"><text:span text:style-name="T12">LEONAL</text:span></text:p>
      <table:table table:name="Table6" table:style-name="Table6">
        <table:table-column table:style-name="Table6.A"/>
        <table:table-column table:style-name="Table6.B"/>
        <table:table-row table:style-name="Table6.1">
          <table:table-cell table:style-name="Table6.A1" office:value-type="string">
            <text:p text:style-name="P24"><text:span text:style-name="T3"><text:s/></text:span></text:p>
          </table:table-cell>
          <table:table-cell table:style-name="Table6.A1" office:value-type="string">
            <text:p text:style-name="P24"><text:span text:style-name="T4">Medium Outsider (Extraplanar, Good)</text:span></text:p>
          </table:table-cell>
        </table:table-row>
        <table:table-row table:style-name="Table6.1">
          <table:table-cell table:style-name="Table6.A2" office:value-type="string">
            <text:p text:style-name="P9"><text:span text:style-name="T3">Hit Dice:</text:span></text:p>
          </table:table-cell>
          <table:table-cell table:style-name="Table6.A2" office:value-type="string">
            <text:p text:style-name="P9"><text:span text:style-name="T4">12d8+60 (114 hp)</text:span></text:p>
          </table:table-cell>
        </table:table-row>
        <table:table-row table:style-name="Table6.1">
          <table:table-cell table:style-name="Table6.A2" office:value-type="string">
            <text:p text:style-name="P2"><text:span text:style-name="T3">Initiative:</text:span></text:p>
          </table:table-cell>
          <table:table-cell table:style-name="Table6.A2" office:value-type="string">
            <text:p text:style-name="P2"><text:span text:style-name="T4">+3</text:span></text:p>
          </table:table-cell>
        </table:table-row>
        <table:table-row table:style-name="Table6.1">
          <table:table-cell table:style-name="Table6.A2" office:value-type="string">
            <text:p text:style-name="P2"><text:span text:style-name="T3">Speed:</text:span></text:p>
          </table:table-cell>
          <table:table-cell table:style-name="Table6.A2" office:value-type="string">
            <text:p text:style-name="P2"><text:span text:style-name="T4">60 ft. (12 squares)</text:span></text:p>
          </table:table-cell>
        </table:table-row>
        <table:table-row table:style-name="Table6.1">
          <table:table-cell table:style-name="Table6.A2" office:value-type="string">
            <text:p text:style-name="P2"><text:span text:style-name="T3">Armor Class:</text:span></text:p>
          </table:table-cell>
          <table:table-cell table:style-name="Table6.A2" office:value-type="string">
            <text:p text:style-name="P2"><text:span text:style-name="T4">27 (+3 Dex, +14 natural)</text:span></text:p>
          </table:table-cell>
        </table:table-row>
        <table:table-row table:style-name="Table6.1">
          <table:table-cell table:style-name="Table6.A2" office:value-type="string">
            <text:p text:style-name="P2"><text:span text:style-name="T3">Base Attack/Grapple:</text:span></text:p>
          </table:table-cell>
          <table:table-cell table:style-name="Table6.A2" office:value-type="string">
            <text:p text:style-name="P2"><text:span text:style-name="T4">+12/+20</text:span></text:p>
          </table:table-cell>
        </table:table-row>
        <table:table-row table:style-name="Table6.1">
          <table:table-cell table:style-name="Table6.A2" office:value-type="string">
            <text:p text:style-name="P2"><text:span text:style-name="T3">Attack:</text:span></text:p>
          </table:table-cell>
          <table:table-cell table:style-name="Table6.A2" office:value-type="string">
            <text:p text:style-name="P2"><text:span text:style-name="T4">Claw +20 melee (1d6+8)</text:span></text:p>
          </table:table-cell>
        </table:table-row>
        <table:table-row table:style-name="Table6.1">
          <table:table-cell table:style-name="Table6.A2" office:value-type="string">
            <text:p text:style-name="P2"><text:span text:style-name="T3">Full Attack:</text:span></text:p>
          </table:table-cell>
          <table:table-cell table:style-name="Table6.A2" office:value-type="string">
            <text:p text:style-name="P2"><text:span text:style-name="T4">2 claws +20 melee (1d6+8) and bite +15 melee (1d8+4)</text:span></text:p>
          </table:table-cell>
        </table:table-row>
        <table:table-row table:style-name="Table6.1">
          <table:table-cell table:style-name="Table6.A2" office:value-type="string">
            <text:p text:style-name="P2"><text:span text:style-name="T3">Space/Reach:</text:span></text:p>
          </table:table-cell>
          <table:table-cell table:style-name="Table6.A2" office:value-type="string">
            <text:p text:style-name="P2"><text:span text:style-name="T4">5 ft./5 ft.</text:span></text:p>
          </table:table-cell>
        </table:table-row>
        <table:table-row table:style-name="Table6.1">
          <table:table-cell table:style-name="Table6.A2" office:value-type="string">
            <text:p text:style-name="P2"><text:span text:style-name="T3">Special Attacks:</text:span></text:p>
          </table:table-cell>
          <table:table-cell table:style-name="Table6.A2" office:value-type="string">
            <text:p text:style-name="P2"><text:span text:style-name="T4">Roar, pounce, improved grab, rake 1d6+8, spell-like abilities</text:span></text:p>
          </table:table-cell>
        </table:table-row>
        <table:table-row table:style-name="Table6.1">
          <table:table-cell table:style-name="Table6.A2" office:value-type="string">
            <text:p text:style-name="P2"><text:span text:style-name="T3">Special Qualities:</text:span></text:p>
          </table:table-cell>
          <table:table-cell table:style-name="Table6.A2" office:value-type="string">
            <text:p text:style-name="P2"><text:span text:style-name="T4">Damage reduction 10/evil and silver, darkvision 60 ft., immunity to electricity and petrification, lay on hands, lowlight vision, protective aura, resistance to cold 10 and sonic 10, speak with animals, spell resistance 28</text:span></text:p>
          </table:table-cell>
        </table:table-row>
        <table:table-row table:style-name="Table6.1">
          <table:table-cell table:style-name="Table6.A2" office:value-type="string">
            <text:p text:style-name="P2"><text:span text:style-name="T3">Saves:</text:span></text:p>
          </table:table-cell>
          <table:table-cell table:style-name="Table6.A2" office:value-type="string">
            <text:p text:style-name="P2"><text:span text:style-name="T4">Fort +13 (+17 against poison), Ref +11, Will +10</text:span></text:p>
          </table:table-cell>
        </table:table-row>
        <table:table-row table:style-name="Table6.1">
          <table:table-cell table:style-name="Table6.A2" office:value-type="string">
            <text:p text:style-name="P2"><text:span text:style-name="T3">Abilities:</text:span></text:p>
          </table:table-cell>
          <table:table-cell table:style-name="Table6.A2" office:value-type="string">
            <text:p text:style-name="P2"><text:span text:style-name="T4">Str 27, Dex 17, Con 20, Int 14, Wis 14, Cha 15</text:span></text:p>
          </table:table-cell>
        </table:table-row>
        <table:table-row table:style-name="Table6.1">
          <table:table-cell table:style-name="Table6.A2" office:value-type="string">
            <text:p text:style-name="P2"><text:span text:style-name="T3">Skills:</text:span></text:p>
          </table:table-cell>
          <table:table-cell table:style-name="Table6.A2" office:value-type="string">
            <text:p text:style-name="P2"><text:span text:style-name="T4">Balance +22, Concentration +12, Diplomacy +4, Hide +22, Intimidate +10, Jump +35, Knowledge (any) +17, Listen +17, Move Silently +22, Sense Motive +17, Spot +17, Survival +17 </text:span></text:p>
          </table:table-cell>
        </table:table-row>
        <text:soft-page-break/>
        <table:table-row table:style-name="Table6.1">
          <table:table-cell table:style-name="Table6.A2" office:value-type="string">
            <text:p text:style-name="P2"><text:span text:style-name="T3">Feats:</text:span></text:p>
          </table:table-cell>
          <table:table-cell table:style-name="Table6.A2" office:value-type="string">
            <text:p text:style-name="P2"><text:span text:style-name="T4">Ability Focus (roar), Dodge, Mobility, Spring Attack, Track </text:span></text:p>
          </table:table-cell>
        </table:table-row>
        <table:table-row table:style-name="Table6.1">
          <table:table-cell table:style-name="Table6.A2" office:value-type="string">
            <text:p text:style-name="P2"><text:span text:style-name="T3">Environment:</text:span></text:p>
          </table:table-cell>
          <table:table-cell table:style-name="Table6.A2" office:value-type="string">
            <text:p text:style-name="P2"><text:span text:style-name="T4">A good-aligned plane.</text:span></text:p>
          </table:table-cell>
        </table:table-row>
        <table:table-row table:style-name="Table6.1">
          <table:table-cell table:style-name="Table6.A2" office:value-type="string">
            <text:p text:style-name="P2"><text:span text:style-name="T3">Organization:</text:span></text:p>
          </table:table-cell>
          <table:table-cell table:style-name="Table6.A2" office:value-type="string">
            <text:p text:style-name="P2"><text:span text:style-name="T4">Solitary or pride (4–9)</text:span></text:p>
          </table:table-cell>
        </table:table-row>
        <table:table-row table:style-name="Table6.1">
          <table:table-cell table:style-name="Table6.A2" office:value-type="string">
            <text:p text:style-name="P2"><text:span text:style-name="T3">Challenge Rating:</text:span></text:p>
          </table:table-cell>
          <table:table-cell table:style-name="Table6.A2" office:value-type="string">
            <text:p text:style-name="P2"><text:span text:style-name="T4">12</text:span></text:p>
          </table:table-cell>
        </table:table-row>
        <table:table-row table:style-name="Table6.1">
          <table:table-cell table:style-name="Table6.A2" office:value-type="string">
            <text:p text:style-name="P2"><text:span text:style-name="T3">Treasure:</text:span></text:p>
          </table:table-cell>
          <table:table-cell table:style-name="Table6.A2" office:value-type="string">
            <text:p text:style-name="P2"><text:span text:style-name="T4">No coins; double goods; standard items</text:span></text:p>
          </table:table-cell>
        </table:table-row>
        <table:table-row table:style-name="Table6.1">
          <table:table-cell table:style-name="Table6.A2" office:value-type="string">
            <text:p text:style-name="P2"><text:span text:style-name="T3">Alignment:</text:span></text:p>
          </table:table-cell>
          <table:table-cell table:style-name="Table6.A2" office:value-type="string">
            <text:p text:style-name="P2"><text:span text:style-name="T4">Always neutral good</text:span></text:p>
          </table:table-cell>
        </table:table-row>
        <table:table-row table:style-name="Table6.1">
          <table:table-cell table:style-name="Table6.A2" office:value-type="string">
            <text:p text:style-name="P2"><text:span text:style-name="T3">Advancement:</text:span></text:p>
          </table:table-cell>
          <table:table-cell table:style-name="Table6.A2" office:value-type="string">
            <text:p text:style-name="P2"><text:span text:style-name="T4">13–18 HD (Medium); 19–36 HD (Large)</text:span></text:p>
          </table:table-cell>
        </table:table-row>
        <table:table-row table:style-name="Table6.1">
          <table:table-cell table:style-name="Table6.A22" office:value-type="string">
            <text:p text:style-name="P9"><text:span text:style-name="T3">Level Adjustment:</text:span></text:p>
          </table:table-cell>
          <table:table-cell table:style-name="Table6.A22" office:value-type="string">
            <text:p text:style-name="P9"><text:span text:style-name="T4">—</text:span></text:p>
          </table:table-cell>
        </table:table-row>
      </table:table>
      <text:p text:style-name="P2"><text:span text:style-name="T19">Combat</text:span></text:p>
      <text:p text:style-name="P2"><text:span text:style-name="T13">Leonals like their battles as straightforward as can be. They begin with a roar to put their foes off balance, then follow up with a frenzy of claw and bite attacks. They closely coordinate with others in their pride, watching one another’s flanks and setting up devastating attacks.</text:span></text:p>
      <text:p text:style-name="P2"><text:span text:style-name="T13">A leonal’s natural weapons, as well as any weapons it wields, are treated as good-aligned for the purpose of overcoming damage reduction.</text:span></text:p>
      <text:p text:style-name="P2"><text:span text:style-name="T14">Roar (Su):</text:span><text:span text:style-name="T13"> A leonal can roar up to three times per day. Each roar releases a blast in a 60-foot cone that duplicates the effects of a </text:span><text:span text:style-name="T15">holy word </text:span><text:span text:style-name="T13">spell and deals an extra 2d6 points of sonic damage (Fortitude DC 20 negates). The save DC is Charisma-based.</text:span></text:p>
      <text:p text:style-name="P2"><text:span text:style-name="T14">Pounce (Ex):</text:span><text:span text:style-name="T13"> If a leonal charges a foe, it can make a full attack, including two rake attacks.</text:span></text:p>
      <text:p text:style-name="P2"><text:span text:style-name="T14">Improved Grab (Ex):</text:span><text:span text:style-name="T13"> To use this ability, a leonal must hit with its bite attack. It can then attempt to start a grapple as a free action without provoking an attack of opportunity. If it wins the grapple check, it establishes a hold and can rake.</text:span></text:p>
      <text:p text:style-name="P2"><text:span text:style-name="T14">Rake (Ex):</text:span><text:span text:style-name="T13"> Attack bonus +20 melee, damage 1d6+8. </text:span></text:p>
      <text:p text:style-name="P2"><text:span text:style-name="T14">Spell-Like Abilities:</text:span><text:span text:style-name="T13"> At will—</text:span><text:span text:style-name="T15">detect thoughts, fireball </text:span><text:span text:style-name="T13">(DC 15), </text:span><text:span text:style-name="T15">hold monster </text:span><text:span text:style-name="T13">(DC 17)</text:span><text:span text:style-name="T15">, polymorph, wall of force; </text:span><text:span text:style-name="T13">3/day—</text:span><text:span text:style-name="T15">cure critical wounds </text:span><text:span text:style-name="T13">(DC 16)</text:span><text:span text:style-name="T15">, neutralize poison, remove disease; </text:span><text:span text:style-name="T13">1/day—</text:span><text:span text:style-name="T15">heal </text:span><text:span text:style-name="T13">(DC 18)</text:span><text:span text:style-name="T15">. </text:span><text:span text:style-name="T13">Caster level 10th. The save DCs are Charisma-based.</text:span></text:p>
      <text:p text:style-name="P2"><text:span text:style-name="T14">Lay on Hands (Su):</text:span><text:span text:style-name="T13"> As the paladin class feature, except that each day, a leonal can heal an amount of damage equal to its full normal hit points.</text:span></text:p>
      <text:p text:style-name="P2"><text:span text:style-name="T14">Protective Aura (Su):</text:span><text:span text:style-name="T13"> Against attacks made or effects created by evil creatures, this ability provides a +4 deflection bonus to AC and a +4 resistance bonus on saving throws to anyone within 20 feet of the leonal. Otherwise, it functions as a </text:span><text:span text:style-name="T15">magic circle against evil </text:span><text:span text:style-name="T13">effect and a </text:span><text:span text:style-name="T15">lesser globe of invulnerability, </text:span><text:span text:style-name="T13">both with a radius of 20 feet (caster level equals leonal’s HD). (The defensive benefits from the circle are not included in a leonal’s statistics block.)</text:span></text:p>
      <text:p text:style-name="P2"><text:span text:style-name="T14">Speak with Animals (Su):</text:span><text:span text:style-name="T13"> This ability works like </text:span><text:span text:style-name="T15">speak with animals </text:span><text:span text:style-name="T13">(caster level 8th) but is a free action and does not require sound.</text:span></text:p>
      <text:p text:style-name="P2"><text:span text:style-name="T14">Skills:</text:span><text:span text:style-name="T13"> Leonals have a +4 racial bonus on Balance, Hide, and Move Silently checks.</text:span></text:p>
      <text:p text:style-name="P5"/>
      <text:p text:style-name="P2"><text:span text:style-name="T12">LICH</text:span></text:p>
      <text:p text:style-name="P2"><text:span text:style-name="T13">A lich is an undead spellcaster, usually a wizard or sorcerer but sometimes a cleric or other spellcaster, who has used its magical powers to unnaturally extend its life.</text:span></text:p>
      <text:p text:style-name="P2"><text:span text:style-name="T13">A lich is a gaunt and skeletal humanoid with withered flesh stretched tight across horribly visible bones. Its eyes have long ago been lost to decay, but bright pinpoints of crimson light burn on in the empty sockets.</text:span></text:p>
      <text:p text:style-name="P2"><text:span text:style-name="T13">Liches speak Common plus any other languages they knew in life.</text:span></text:p>
      <text:p text:style-name="P6"/>
      <text:p text:style-name="P2"><text:span text:style-name="T18">CREATING A LICH</text:span></text:p>
      <text:p text:style-name="P2"><text:span text:style-name="T13">“Lich” is an acquired template that can be added to any humanoid creature (referred to hereafter as the base creature), provided it can create the required phylactery; see The Lich’s Phylactery, below.</text:span></text:p>
      <text:p text:style-name="P2"><text:span text:style-name="T13">A lich has all the base creature’s statistics and special abilities except as noted here.</text:span></text:p>
      <text:p text:style-name="P2"><text:span text:style-name="T14">Size and Type:</text:span><text:span text:style-name="T13"> The creature’s type changes to undead. Do not recalculate base attack bonus, saves, or skill points. Size is unchanged.</text:span></text:p>
      <text:p text:style-name="P2"><text:span text:style-name="T14">Hit Dice: </text:span><text:span text:style-name="T13">Increase all current and future Hit Dice to d12s.</text:span></text:p>
      <text:p text:style-name="P2"><text:span text:style-name="T14">Armor Class:</text:span><text:span text:style-name="T13"> A lich has a +5 natural armor bonus or the base creature’s natural armor bonus, whichever is better.</text:span></text:p>
      <text:p text:style-name="P2"><text:span text:style-name="T14">Attack: </text:span><text:span text:style-name="T13">A lich has a touch attack that it can use once per round. If the base creature can use weapons, the lich retains this ability. A creature with natural weapons retains those natural weapons. A lich fighting without weapons uses either its touch attack or its primary natural weapon (if it has any). A lich armed with a weapon uses its touch or a weapon, as it desires.</text:span></text:p>
      <text:p text:style-name="P2"><text:span text:style-name="T14">Full Attack:</text:span><text:span text:style-name="T13"> A lich fighting without weapons uses either its touch attack (see above) or its natural weapons (if it has any). If armed with a weapon, it usually uses the weapon as its primary attack along with a touch as a natural secondary attack, provided it has a way to make that attack (either a free hand or a natural weapon that it can use as a secondary attack).</text:span></text:p>
      <text:p text:style-name="P2"><text:span text:style-name="T14">Damage:</text:span><text:span text:style-name="T13"> A lich without natural weapons has a touch attack that uses negative energy to deal 1d8+5 points of damage to living creatures; a Will save (DC 10 + 1/2 lich’s HD + lich’s Cha modifier) halves the damage. A lich with natural weapons can use its touch attack or its natural weaponry, as it prefers. If it chooses the latter, it deals 1d8+5 points of extra damage on one natural weapon attack.</text:span></text:p>
      <text:p text:style-name="P2"><text:span text:style-name="T14">Special Attacks:</text:span><text:span text:style-name="T13"> A lich retains all the base creature’s special attacks and gains those described below. Save DCs are equal to 10 + 1/2 lich’s HD + lich’s Cha modifier unless otherwise noted.</text:span></text:p>
      <text:p text:style-name="P2"><text:span text:style-name="T15">Fear Aura (Su): </text:span><text:span text:style-name="T13">Liches are shrouded in a dreadful aura of death and evil. Creatures of less than 5 HD in a 60-foot radius that look at the lich must succeed on a Will save or be affected as though by a </text:span><text:span text:style-name="T15">fear </text:span><text:span text:style-name="T13">spell from a sorcerer of the lich’s level. A creature that successfully saves cannot be affected again by the same lich’s aura for 24 hours.</text:span></text:p>
      <text:p text:style-name="P2"><text:soft-page-break/><text:span text:style-name="T15">Paralyzing Touch (Su): </text:span><text:span text:style-name="T13">Any living creature a lich hits with its touch attack must succeed on a Fortitude save or be permanently paralyzed. </text:span><text:span text:style-name="T15">Remove paralysis </text:span><text:span text:style-name="T13">or any spell that can remove a curse can free the victim (see the </text:span><text:span text:style-name="T15">bestow curse </text:span><text:span text:style-name="T13">spell description).</text:span></text:p>
      <text:p text:style-name="P2"><text:span text:style-name="T13">The effect cannot be dispelled. Anyone paralyzed by a lich seems dead, though a DC 20 Spot check or a DC 15 Heal check reveals that the victim is still alive..</text:span></text:p>
      <text:p text:style-name="P2"><text:span text:style-name="T15">Spells: </text:span><text:span text:style-name="T13">A lich can cast any spells it could cast while alive.</text:span></text:p>
      <text:p text:style-name="P2"><text:span text:style-name="T14">Special Qualities:</text:span><text:span text:style-name="T13"> A lich retains all the base creature’s special qualities and gains those described below.</text:span></text:p>
      <text:p text:style-name="P2"><text:span text:style-name="T14">Turn Resistance (Ex):</text:span><text:span text:style-name="T13"> A lich has +4 turn resistance. </text:span></text:p>
      <text:p text:style-name="P2"><text:span text:style-name="T14">Damage Reduction (Su):</text:span><text:span text:style-name="T13"> A lich’s undead body is tough, giving the creature damage reduction 15/bludgeoning and magic. Its natural weapons are treated as magic weapons for the purpose of overcoming damage reduction.</text:span></text:p>
      <text:p text:style-name="P2"><text:span text:style-name="T14">Immunities (Ex):</text:span><text:span text:style-name="T13"> Liches have immunity to cold, electricity, polymorph (though they can use polymorph effects on themselves), and mind-affecting attacks.</text:span></text:p>
      <text:p text:style-name="P2"><text:span text:style-name="T14">Abilities:</text:span><text:span text:style-name="T13"> Increase from the base creature as follows: Int +2, Wis +2, Cha +2. Being undead, a lich has no Constitution score.</text:span></text:p>
      <text:p text:style-name="P2"><text:span text:style-name="T14">Skills:</text:span><text:span text:style-name="T13"> Liches have a +8 racial bonus on Hide, Listen, Move Silently, Search, Sense Motive, and Spot checks. Otherwise same as the base creature.</text:span></text:p>
      <text:p text:style-name="P2"><text:span text:style-name="T14">Organization:</text:span><text:span text:style-name="T13"> Solitary or troupe (1 lich, plus 2–4 vampires and 5–8 vampire spawn).</text:span></text:p>
      <text:p text:style-name="P2"><text:span text:style-name="T14">Challenge Rating:</text:span><text:span text:style-name="T13"> Same as the base creature + 2.</text:span></text:p>
      <text:p text:style-name="P2"><text:span text:style-name="T14">Treasure:</text:span><text:span text:style-name="T13"> Standard coins; double goods; double items.</text:span></text:p>
      <text:p text:style-name="P2"><text:span text:style-name="T14">Alignment:</text:span><text:span text:style-name="T13"> Any evil.</text:span></text:p>
      <text:p text:style-name="P2"><text:span text:style-name="T14">Advancement:</text:span><text:span text:style-name="T13"> By character class.</text:span></text:p>
      <text:p text:style-name="P2"><text:span text:style-name="T14">Level Adjustment:</text:span><text:span text:style-name="T13"> Same as the base creature +4.</text:span></text:p>
      <text:p text:style-name="P3"/>
      <text:p text:style-name="P2"><text:span text:style-name="T18">LICH CHARACTERS</text:span></text:p>
      <text:p text:style-name="P2"><text:span text:style-name="T13">The process of becoming a lich is unspeakably evil and can be undertaken only by a willing character. A lich retains all class abilities it had in life.</text:span></text:p>
      <text:p text:style-name="P3"/>
      <text:p text:style-name="P2"><text:span text:style-name="T18">THE LICH’S PHYLACTERY</text:span></text:p>
      <text:p text:style-name="P2"><text:span text:style-name="T13">An integral part of becoming a lich is creating a magic phylactery in which the character stores its life force. As a rule, the only way to get rid of a lich for sure is to destroy its phylactery. Unless its phylactery is located and destroyed, a lich reappears 1d10 days after its apparent death.</text:span></text:p>
      <text:p text:style-name="P2"><text:span text:style-name="T13">Each lich must make its own phylactery, which requires the Craft Wondrous Item feat. The character must be able to cast spells and have a caster level of 11th or higher. The phylactery costs 120,000 gp and 4,800 XP to create and has a caster level equal to that of its creator at the time of creation.</text:span></text:p>
      <text:p text:style-name="P2"><text:span text:style-name="T13">The most common form of phylactery is a sealed metal box containing strips of parchment on which magical phrases have been transcribed. The box is Tiny and has 40 hit points, hardness 20, and a break DC of 40.</text:span></text:p>
      <text:p text:style-name="P2"><text:span text:style-name="T13">Other forms of phylacteries can exist, such as rings, amulets, or similar items.</text:span></text:p>
      <text:p text:style-name="P5"/>
      <text:p text:style-name="P2"><text:span text:style-name="T12">LILLEND</text:span></text:p>
      <table:table table:name="Table7" table:style-name="Table7">
        <table:table-column table:style-name="Table7.A"/>
        <table:table-column table:style-name="Table7.B"/>
        <table:table-row table:style-name="Table7.1">
          <table:table-cell table:style-name="Table7.A1" office:value-type="string">
            <text:p text:style-name="P9"><text:span text:style-name="T3"><text:s/></text:span></text:p>
          </table:table-cell>
          <table:table-cell table:style-name="Table7.A1" office:value-type="string">
            <text:p text:style-name="P9"><text:span text:style-name="T4">Large Outsider (Chaotic, Extraplanar, Good)</text:span></text:p>
          </table:table-cell>
        </table:table-row>
        <table:table-row table:style-name="Table7.1">
          <table:table-cell table:style-name="Table7.A2" office:value-type="string">
            <text:p text:style-name="P9"><text:span text:style-name="T3">Hit Dice:</text:span></text:p>
          </table:table-cell>
          <table:table-cell table:style-name="Table7.A2" office:value-type="string">
            <text:p text:style-name="P9"><text:span text:style-name="T4">7d8+14 (45 hp)</text:span></text:p>
          </table:table-cell>
        </table:table-row>
        <table:table-row table:style-name="Table7.1">
          <table:table-cell table:style-name="Table7.A2" office:value-type="string">
            <text:p text:style-name="P2"><text:span text:style-name="T3">Initiative:</text:span></text:p>
          </table:table-cell>
          <table:table-cell table:style-name="Table7.A2" office:value-type="string">
            <text:p text:style-name="P2"><text:span text:style-name="T4">+3</text:span></text:p>
          </table:table-cell>
        </table:table-row>
        <table:table-row table:style-name="Table7.1">
          <table:table-cell table:style-name="Table7.A2" office:value-type="string">
            <text:p text:style-name="P2"><text:span text:style-name="T3">Speed:</text:span></text:p>
          </table:table-cell>
          <table:table-cell table:style-name="Table7.A2" office:value-type="string">
            <text:p text:style-name="P2"><text:span text:style-name="T4">20 ft. (4 squares), fly 70 ft. (average)</text:span></text:p>
          </table:table-cell>
        </table:table-row>
        <table:table-row table:style-name="Table7.1">
          <table:table-cell table:style-name="Table7.A2" office:value-type="string">
            <text:p text:style-name="P2"><text:span text:style-name="T3">Armor Class:</text:span></text:p>
          </table:table-cell>
          <table:table-cell table:style-name="Table7.A2" office:value-type="string">
            <text:p text:style-name="P2"><text:span text:style-name="T4">17 (–1 size, +3 Dex, +5 natural), touch 12, flat-footed 14</text:span></text:p>
          </table:table-cell>
        </table:table-row>
        <table:table-row table:style-name="Table7.1">
          <table:table-cell table:style-name="Table7.A2" office:value-type="string">
            <text:p text:style-name="P2"><text:span text:style-name="T3">Base Attack/Grapple:</text:span></text:p>
          </table:table-cell>
          <table:table-cell table:style-name="Table7.A2" office:value-type="string">
            <text:p text:style-name="P2"><text:span text:style-name="T4">+7/+16</text:span></text:p>
          </table:table-cell>
        </table:table-row>
        <table:table-row table:style-name="Table7.1">
          <table:table-cell table:style-name="Table7.A2" office:value-type="string">
            <text:p text:style-name="P2"><text:span text:style-name="T3">Attack:</text:span></text:p>
          </table:table-cell>
          <table:table-cell table:style-name="Table7.A2" office:value-type="string">
            <text:p text:style-name="P2"><text:span text:style-name="T4">Short sword +11 melee (1d8+5/19–20)</text:span></text:p>
          </table:table-cell>
        </table:table-row>
        <table:table-row table:style-name="Table7.1">
          <table:table-cell table:style-name="Table7.A2" office:value-type="string">
            <text:p text:style-name="P2"><text:span text:style-name="T3">Full Attack:</text:span></text:p>
          </table:table-cell>
          <table:table-cell table:style-name="Table7.A2" office:value-type="string">
            <text:p text:style-name="P2"><text:span text:style-name="T4">Short sword +11/+6 melee (1d8+5/19–20) and tail slap +6 melee (2d6+2)</text:span></text:p>
          </table:table-cell>
        </table:table-row>
        <table:table-row table:style-name="Table7.1">
          <table:table-cell table:style-name="Table7.A2" office:value-type="string">
            <text:p text:style-name="P2"><text:span text:style-name="T3">Space/Reach:</text:span></text:p>
          </table:table-cell>
          <table:table-cell table:style-name="Table7.A2" office:value-type="string">
            <text:p text:style-name="P2"><text:span text:style-name="T4">10 ft./10 ft.</text:span></text:p>
          </table:table-cell>
        </table:table-row>
        <table:table-row table:style-name="Table7.1">
          <table:table-cell table:style-name="Table7.A2" office:value-type="string">
            <text:p text:style-name="P2"><text:span text:style-name="T3">Special Attacks:</text:span></text:p>
          </table:table-cell>
          <table:table-cell table:style-name="Table7.A2" office:value-type="string">
            <text:p text:style-name="P2"><text:span text:style-name="T4">Constrict 2d6+5, improved grab, spells, spell-like abilities</text:span></text:p>
          </table:table-cell>
        </table:table-row>
        <table:table-row table:style-name="Table7.1">
          <table:table-cell table:style-name="Table7.A2" office:value-type="string">
            <text:p text:style-name="P2"><text:span text:style-name="T3">Special Qualities:</text:span></text:p>
          </table:table-cell>
          <table:table-cell table:style-name="Table7.A2" office:value-type="string">
            <text:p text:style-name="P2"><text:span text:style-name="T4">Darkvision 60 ft., immunity to poison, resistance to fire 10</text:span></text:p>
          </table:table-cell>
        </table:table-row>
        <table:table-row table:style-name="Table7.1">
          <table:table-cell table:style-name="Table7.A2" office:value-type="string">
            <text:p text:style-name="P2"><text:span text:style-name="T3">Saves:</text:span></text:p>
          </table:table-cell>
          <table:table-cell table:style-name="Table7.A2" office:value-type="string">
            <text:p text:style-name="P2"><text:span text:style-name="T4">Fort +7, Ref +10, Will +8</text:span></text:p>
          </table:table-cell>
        </table:table-row>
        <table:table-row table:style-name="Table7.1">
          <table:table-cell table:style-name="Table7.A2" office:value-type="string">
            <text:p text:style-name="P2"><text:span text:style-name="T3">Abilities:</text:span></text:p>
          </table:table-cell>
          <table:table-cell table:style-name="Table7.A2" office:value-type="string">
            <text:p text:style-name="P2"><text:span text:style-name="T4">Str 20, Dex 17, Con 15, Int 14, Wis 16, Cha 18</text:span></text:p>
          </table:table-cell>
        </table:table-row>
        <table:table-row table:style-name="Table7.1">
          <table:table-cell table:style-name="Table7.A2" office:value-type="string">
            <text:p text:style-name="P2"><text:span text:style-name="T3">Skills:</text:span></text:p>
          </table:table-cell>
          <table:table-cell table:style-name="Table7.A2" office:value-type="string">
            <text:p text:style-name="P2"><text:span text:style-name="T4">Appraise +12, Concentration +12, Diplomacy +16, Knowledge (arcana) +12, Listen +13, Perform (any one) +14, Sense Motive +13, Spellcraft +14, Spot +13, Survival +17</text:span></text:p>
          </table:table-cell>
        </table:table-row>
        <text:soft-page-break/>
        <table:table-row table:style-name="Table7.1">
          <table:table-cell table:style-name="Table7.A2" office:value-type="string">
            <text:p text:style-name="P2"><text:span text:style-name="T3">Feats:</text:span></text:p>
          </table:table-cell>
          <table:table-cell table:style-name="Table7.A2" office:value-type="string">
            <text:p text:style-name="P2"><text:span text:style-name="T4">Combat Casting, Extend Spell, Lightning Reflexes</text:span></text:p>
          </table:table-cell>
        </table:table-row>
        <table:table-row table:style-name="Table7.1">
          <table:table-cell table:style-name="Table7.A2" office:value-type="string">
            <text:p text:style-name="P2"><text:span text:style-name="T3">Environment:</text:span></text:p>
          </table:table-cell>
          <table:table-cell table:style-name="Table7.A2" office:value-type="string">
            <text:p text:style-name="P2"><text:span text:style-name="T4">A chaos-aligned plane</text:span></text:p>
          </table:table-cell>
        </table:table-row>
        <table:table-row table:style-name="Table7.1">
          <table:table-cell table:style-name="Table7.A2" office:value-type="string">
            <text:p text:style-name="P2"><text:span text:style-name="T3">Organization:</text:span></text:p>
          </table:table-cell>
          <table:table-cell table:style-name="Table7.A2" office:value-type="string">
            <text:p text:style-name="P2"><text:span text:style-name="T4">Solitary or covey (2–4)</text:span></text:p>
          </table:table-cell>
        </table:table-row>
        <table:table-row table:style-name="Table7.1">
          <table:table-cell table:style-name="Table7.A2" office:value-type="string">
            <text:p text:style-name="P2"><text:span text:style-name="T3">Challenge Rating:</text:span></text:p>
          </table:table-cell>
          <table:table-cell table:style-name="Table7.A2" office:value-type="string">
            <text:p text:style-name="P2"><text:span text:style-name="T4">7</text:span></text:p>
          </table:table-cell>
        </table:table-row>
        <table:table-row table:style-name="Table7.1">
          <table:table-cell table:style-name="Table7.A2" office:value-type="string">
            <text:p text:style-name="P2"><text:span text:style-name="T3">Treasure:</text:span></text:p>
          </table:table-cell>
          <table:table-cell table:style-name="Table7.A2" office:value-type="string">
            <text:p text:style-name="P2"><text:span text:style-name="T4">Standard</text:span></text:p>
          </table:table-cell>
        </table:table-row>
        <table:table-row table:style-name="Table7.1">
          <table:table-cell table:style-name="Table7.A2" office:value-type="string">
            <text:p text:style-name="P2"><text:span text:style-name="T3">Alignment:</text:span></text:p>
          </table:table-cell>
          <table:table-cell table:style-name="Table7.A2" office:value-type="string">
            <text:p text:style-name="P2"><text:span text:style-name="T4">Always chaotic good</text:span></text:p>
          </table:table-cell>
        </table:table-row>
        <table:table-row table:style-name="Table7.1">
          <table:table-cell table:style-name="Table7.A2" office:value-type="string">
            <text:p text:style-name="P2"><text:span text:style-name="T3">Advancement:</text:span></text:p>
          </table:table-cell>
          <table:table-cell table:style-name="Table7.A2" office:value-type="string">
            <text:p text:style-name="P2"><text:span text:style-name="T4">8–10 HD (Large); 11–21 HD (Huge)</text:span></text:p>
          </table:table-cell>
        </table:table-row>
        <table:table-row table:style-name="Table7.1">
          <table:table-cell table:style-name="Table7.A22" office:value-type="string">
            <text:p text:style-name="P9"><text:span text:style-name="T3">Level Adjustment:</text:span></text:p>
          </table:table-cell>
          <table:table-cell table:style-name="Table7.A22" office:value-type="string">
            <text:p text:style-name="P9"><text:span text:style-name="T4">+6</text:span></text:p>
          </table:table-cell>
        </table:table-row>
      </table:table>
      <text:p text:style-name="P2"><text:span text:style-name="T13">A typical lillend’s coils are 20 feet long. The creature weighs about 3,800 pounds. A few lillends have male torsos.</text:span></text:p>
      <text:p text:style-name="P2"><text:span text:style-name="T13">Lillends speak Celestial, Infernal, Abyssal, and Common.</text:span></text:p>
      <text:p text:style-name="P2"><text:span text:style-name="T18">COMBAT</text:span></text:p>
      <text:p text:style-name="P2"><text:span text:style-name="T13">Lillends are generally peaceful unless they intend vengeance against someone they believe guilty of harming, or even threatening, a favored art form, artwork, or artist. Then they become implacable foes. They use their spells and spell-like abilities to confuse and weaken opponents before entering combat. A covey of lillends usually discusses strategy before a battle.</text:span></text:p>
      <text:p text:style-name="P2"><text:span text:style-name="T13">A lillend’s natural weapons, as well as any weapons it wields, are treated as chaotic-aligned and good-aligned for the purpose of overcoming damage reduction.</text:span></text:p>
      <text:p text:style-name="P2"><text:span text:style-name="T14">Constrict (Ex):</text:span><text:span text:style-name="T13"> A lillend deals 2d6+5 points of damage with a successful grapple check. Constricting uses the entire lower portion of its body, so it cannot take any move actions when constricting, though it can still attack with its sword.</text:span></text:p>
      <text:p text:style-name="P2"><text:span text:style-name="T14">Improved Grab (Ex):</text:span><text:span text:style-name="T13"> To use this ability, a lillend must hit with its tail slap attack. It can then attempt to start a grapple as a free action without provoking an attack of opportunity. If it wins the grapple check, it establishes a hold and can constrict. </text:span></text:p>
      <text:p text:style-name="P2"><text:span text:style-name="T14">Spells:</text:span><text:span text:style-name="T13"> A lillend casts arcane spells as a 6th-level bard.</text:span></text:p>
      <text:p text:style-name="P2"><text:span text:style-name="T15">Typical Bard Spells Known </text:span><text:span text:style-name="T13">(3/4/3; save DC 14 + spell level): 0— </text:span><text:span text:style-name="T15">dancing lights, daze, detect magic, lullaby, mage hand, read magic; </text:span><text:span text:style-name="T13">1st— </text:span><text:span text:style-name="T15">charm person, cure light wounds, identify, sleep; </text:span><text:span text:style-name="T13">2nd—</text:span><text:span text:style-name="T15">hold person, invisibility, sound burst.</text:span></text:p>
      <text:p text:style-name="P2"><text:span text:style-name="T14">Spell-Like Abilities:</text:span><text:span text:style-name="T13"> 3/day—</text:span><text:span text:style-name="T15">darkness, hallucinatory terrain </text:span><text:span text:style-name="T13">(DC 18), </text:span><text:span text:style-name="T15">knock, light; </text:span><text:span text:style-name="T13">1/day—</text:span><text:span text:style-name="T15">charm person </text:span><text:span text:style-name="T13">(DC 15), </text:span><text:span text:style-name="T15">speak with animals, speak with plants</text:span><text:span text:style-name="T13">. Caster level 10th. The save DCs are Charisma-based.</text:span></text:p>
      <text:p text:style-name="P2"><text:span text:style-name="T13">A lillend also has the bardic music ability as a 6th-level bard.</text:span></text:p>
      <text:p text:style-name="P2"><text:span text:style-name="T14">Skills:</text:span><text:span text:style-name="T13"> Lillends have a +4 racial bonus on Survival checks.</text:span></text:p>
      <text:p text:style-name="P5"/>
      <text:h text:style-name="P22" text:outline-level="2"><text:span text:style-name="T6">LIZARDFOLK</text:span></text:h>
      <table:table table:name="Table8" table:style-name="Table8">
        <table:table-column table:style-name="Table8.A"/>
        <table:table-column table:style-name="Table8.B"/>
        <text:soft-page-break/>
        <table:table-row table:style-name="Table8.1">
          <table:table-cell table:style-name="Table8.A1" office:value-type="string">
            <text:p text:style-name="P9"><text:span text:style-name="T3"><text:s/></text:span></text:p>
          </table:table-cell>
          <table:table-cell table:style-name="Table8.A1" office:value-type="string">
            <text:p text:style-name="P9"><text:span text:style-name="T4">Medium Humanoid (Reptilian)</text:span></text:p>
          </table:table-cell>
        </table:table-row>
        <table:table-row table:style-name="Table8.1">
          <table:table-cell table:style-name="Table8.A2" office:value-type="string">
            <text:p text:style-name="P9"><text:span text:style-name="T3">Hit Dice:</text:span></text:p>
          </table:table-cell>
          <table:table-cell table:style-name="Table8.A2" office:value-type="string">
            <text:p text:style-name="P9"><text:span text:style-name="T4">2d8+2 (11 hp)</text:span></text:p>
          </table:table-cell>
        </table:table-row>
        <table:table-row table:style-name="Table8.1">
          <table:table-cell table:style-name="Table8.A2" office:value-type="string">
            <text:p text:style-name="P2"><text:span text:style-name="T3">Initiative:</text:span></text:p>
          </table:table-cell>
          <table:table-cell table:style-name="Table8.A2" office:value-type="string">
            <text:p text:style-name="P2"><text:span text:style-name="T4">+0</text:span></text:p>
          </table:table-cell>
        </table:table-row>
        <table:table-row table:style-name="Table8.1">
          <table:table-cell table:style-name="Table8.A2" office:value-type="string">
            <text:p text:style-name="P2"><text:span text:style-name="T3">Speed:</text:span></text:p>
          </table:table-cell>
          <table:table-cell table:style-name="Table8.A2" office:value-type="string">
            <text:p text:style-name="P2"><text:span text:style-name="T4">30 ft. (6 squares)</text:span></text:p>
          </table:table-cell>
        </table:table-row>
        <table:table-row table:style-name="Table8.1">
          <table:table-cell table:style-name="Table8.A2" office:value-type="string">
            <text:p text:style-name="P2"><text:span text:style-name="T3">Armor Class:</text:span></text:p>
          </table:table-cell>
          <table:table-cell table:style-name="Table8.A2" office:value-type="string">
            <text:p text:style-name="P2"><text:span text:style-name="T4">15 (+5 natural) or 17 (+5 natural, +2 heavy shield), touch 10, flat-footed 15 or 17</text:span></text:p>
          </table:table-cell>
        </table:table-row>
        <table:table-row table:style-name="Table8.1">
          <table:table-cell table:style-name="Table8.A2" office:value-type="string">
            <text:p text:style-name="P2"><text:span text:style-name="T3">Base Attack/Grapple:</text:span></text:p>
          </table:table-cell>
          <table:table-cell table:style-name="Table8.A2" office:value-type="string">
            <text:p text:style-name="P2"><text:span text:style-name="T4">+1/+2</text:span></text:p>
          </table:table-cell>
        </table:table-row>
        <table:table-row table:style-name="Table8.1">
          <table:table-cell table:style-name="Table8.A2" office:value-type="string">
            <text:p text:style-name="P2"><text:span text:style-name="T3">Attack:</text:span></text:p>
          </table:table-cell>
          <table:table-cell table:style-name="Table8.A2" office:value-type="string">
            <text:p text:style-name="P2"><text:span text:style-name="T4">Claw +2 melee (1d4+1) or club +2 melee (1d6+1) or javelin +1 ranged (1d6+1)</text:span></text:p>
          </table:table-cell>
        </table:table-row>
        <table:table-row table:style-name="Table8.1">
          <table:table-cell table:style-name="Table8.A2" office:value-type="string">
            <text:p text:style-name="P2"><text:span text:style-name="T3">Full Attack:</text:span></text:p>
          </table:table-cell>
          <table:table-cell table:style-name="Table8.A2" office:value-type="string">
            <text:p text:style-name="P2"><text:span text:style-name="T4">2 claws +2 melee (1d4+1) and bite +0 melee (1d4); or club +2 melee (1d6+1) and bite +0 melee (1d4); or javelin +1 ranged (1d6+1)</text:span></text:p>
          </table:table-cell>
        </table:table-row>
        <table:table-row table:style-name="Table8.1">
          <table:table-cell table:style-name="Table8.A2" office:value-type="string">
            <text:p text:style-name="P2"><text:span text:style-name="T3">Special Attacks:</text:span></text:p>
          </table:table-cell>
          <table:table-cell table:style-name="Table8.A2" office:value-type="string">
            <text:p text:style-name="P2"><text:span text:style-name="T4">—</text:span></text:p>
          </table:table-cell>
        </table:table-row>
        <table:table-row table:style-name="Table8.1">
          <table:table-cell table:style-name="Table8.A2" office:value-type="string">
            <text:p text:style-name="P2"><text:span text:style-name="T3">Special Qualities:</text:span></text:p>
          </table:table-cell>
          <table:table-cell table:style-name="Table8.A2" office:value-type="string">
            <text:p text:style-name="P2"><text:span text:style-name="T4">Hold breath</text:span></text:p>
          </table:table-cell>
        </table:table-row>
        <table:table-row table:style-name="Table8.1">
          <table:table-cell table:style-name="Table8.A2" office:value-type="string">
            <text:p text:style-name="P2"><text:span text:style-name="T3">Space/Reach:</text:span></text:p>
          </table:table-cell>
          <table:table-cell table:style-name="Table8.A2" office:value-type="string">
            <text:p text:style-name="P2"><text:span text:style-name="T4">5 ft./5 ft.</text:span></text:p>
          </table:table-cell>
        </table:table-row>
        <table:table-row table:style-name="Table8.1">
          <table:table-cell table:style-name="Table8.A2" office:value-type="string">
            <text:p text:style-name="P2"><text:span text:style-name="T3">Saves:</text:span></text:p>
          </table:table-cell>
          <table:table-cell table:style-name="Table8.A2" office:value-type="string">
            <text:p text:style-name="P2"><text:span text:style-name="T4">Fort +1, Ref +3, Will +0</text:span></text:p>
          </table:table-cell>
        </table:table-row>
        <table:table-row table:style-name="Table8.1">
          <table:table-cell table:style-name="Table8.A2" office:value-type="string">
            <text:p text:style-name="P2"><text:span text:style-name="T3">Abilities:</text:span></text:p>
          </table:table-cell>
          <table:table-cell table:style-name="Table8.A2" office:value-type="string">
            <text:p text:style-name="P2"><text:span text:style-name="T4">Str 13, Dex 10, Con 13, Int 9, Wis 10, Cha 10</text:span></text:p>
          </table:table-cell>
        </table:table-row>
        <table:table-row table:style-name="Table8.1">
          <table:table-cell table:style-name="Table8.A2" office:value-type="string">
            <text:p text:style-name="P2"><text:span text:style-name="T3">Skills:</text:span></text:p>
          </table:table-cell>
          <table:table-cell table:style-name="Table8.A2" office:value-type="string">
            <text:p text:style-name="P2"><text:span text:style-name="T4">Balance +4, Jump +5, Swim +2</text:span></text:p>
          </table:table-cell>
        </table:table-row>
        <table:table-row table:style-name="Table8.1">
          <table:table-cell table:style-name="Table8.A2" office:value-type="string">
            <text:p text:style-name="P2"><text:span text:style-name="T3">Feats:</text:span></text:p>
          </table:table-cell>
          <table:table-cell table:style-name="Table8.A2" office:value-type="string">
            <text:p text:style-name="P2"><text:span text:style-name="T4">Multiattack</text:span></text:p>
          </table:table-cell>
        </table:table-row>
        <table:table-row table:style-name="Table8.1">
          <table:table-cell table:style-name="Table8.A2" office:value-type="string">
            <text:p text:style-name="P2"><text:span text:style-name="T3">Environment:</text:span></text:p>
          </table:table-cell>
          <table:table-cell table:style-name="Table8.A2" office:value-type="string">
            <text:p text:style-name="P2"><text:span text:style-name="T4">Temperate marshes</text:span></text:p>
          </table:table-cell>
        </table:table-row>
        <table:table-row table:style-name="Table8.1">
          <table:table-cell table:style-name="Table8.A2" office:value-type="string">
            <text:p text:style-name="P2"><text:span text:style-name="T3">Organization:</text:span></text:p>
          </table:table-cell>
          <table:table-cell table:style-name="Table8.A2" office:value-type="string">
            <text:p text:style-name="P2"><text:span text:style-name="T4">Gang (2–3), band (6–10 plus 50% noncombatants plus 1 leader of 3rd–6th level), or tribe (30–60 plus 2 lieutenants of 3rd–6th level and 1 leader of 4th–10th level)</text:span></text:p>
          </table:table-cell>
        </table:table-row>
        <table:table-row table:style-name="Table8.1">
          <table:table-cell table:style-name="Table8.A2" office:value-type="string">
            <text:p text:style-name="P2"><text:span text:style-name="T3">Challenge Rating:</text:span></text:p>
          </table:table-cell>
          <table:table-cell table:style-name="Table8.A2" office:value-type="string">
            <text:p text:style-name="P2"><text:span text:style-name="T4">1</text:span></text:p>
          </table:table-cell>
        </table:table-row>
        <table:table-row table:style-name="Table8.1">
          <table:table-cell table:style-name="Table8.A2" office:value-type="string">
            <text:p text:style-name="P2"><text:span text:style-name="T3">Treasure:</text:span></text:p>
          </table:table-cell>
          <table:table-cell table:style-name="Table8.A2" office:value-type="string">
            <text:p text:style-name="P2"><text:span text:style-name="T4">50% coins; 50% goods; 50% items</text:span></text:p>
          </table:table-cell>
        </table:table-row>
        <table:table-row table:style-name="Table8.1">
          <table:table-cell table:style-name="Table8.A2" office:value-type="string">
            <text:p text:style-name="P2"><text:span text:style-name="T3">Alignment:</text:span></text:p>
          </table:table-cell>
          <table:table-cell table:style-name="Table8.A2" office:value-type="string">
            <text:p text:style-name="P2"><text:span text:style-name="T4">Usually neutral</text:span></text:p>
          </table:table-cell>
        </table:table-row>
        <table:table-row table:style-name="Table8.1">
          <table:table-cell table:style-name="Table8.A2" office:value-type="string">
            <text:p text:style-name="P2"><text:span text:style-name="T3">Advancement:</text:span></text:p>
          </table:table-cell>
          <table:table-cell table:style-name="Table8.A2" office:value-type="string">
            <text:p text:style-name="P2"><text:span text:style-name="T4">By character class</text:span></text:p>
          </table:table-cell>
        </table:table-row>
        <table:table-row table:style-name="Table8.1">
          <table:table-cell table:style-name="Table8.A22" office:value-type="string">
            <text:p text:style-name="P9"><text:span text:style-name="T3">Level Adjustment:</text:span></text:p>
          </table:table-cell>
          <table:table-cell table:style-name="Table8.A22" office:value-type="string">
            <text:p text:style-name="P9"><text:span text:style-name="T4">+1</text:span></text:p>
          </table:table-cell>
        </table:table-row>
      </table:table>
      <text:p text:style-name="P2"><text:span text:style-name="T13">A lizardfolk is usually 6 to 7 feet tall with green, gray, or brown scales. Its tail is used for balance and is 3 to 4 feet long. A lizardfolk can weigh from 200 to 250 pounds.</text:span></text:p>
      <text:p text:style-name="P2"><text:span text:style-name="T13">Lizardfolk speak Draconic.</text:span></text:p>
      <text:p text:style-name="P2"><text:span text:style-name="T18">COMBAT</text:span></text:p>
      <text:p text:style-name="P2"><text:span text:style-name="T13">Lizardfolk fight as unorganized individuals. They prefer frontal assaults and massed rushes, sometimes trying to force foes into the water, where the lizardfolk have an advantage. If outnumbered or if their territory is being invaded, they set snares, plan ambushes, and make raids to hinder enemy supplies. Advanced tribes use more sophisticated tactics and have better traps and ambushes.</text:span></text:p>
      <text:p text:style-name="P2"><text:span text:style-name="T14">Hold Breath: </text:span><text:span text:style-name="T13">A lizardfolk can hold its breath for a number of rounds equal to four times its Constitution score before it risks drowning.</text:span></text:p>
      <text:p text:style-name="P2"><text:span text:style-name="T14">Skills:</text:span><text:span text:style-name="T13"> Because of their tails, lizardfolk have a +4 racial bonus on Jump, Swim, and Balance checks. The skill modifiers given in the statistics block include a –2 armor check penalty (–4 on Swim checks) for carrying a heavy shield.</text:span></text:p>
      <text:p text:style-name="P2"><text:span text:style-name="T18">LIZARDFOLK AS CHARACTERS</text:span></text:p>
      <text:p text:style-name="P2"><text:span text:style-name="T13">Lizardfolk characters possess the following racial traits.</text:span></text:p>
      <text:p text:style-name="P23"><text:span text:style-name="T2">— +2 Strength, +2 Constitution, –2 Intelligence.</text:span></text:p>
      <text:p text:style-name="P2"><text:span text:style-name="T13">—Medium size.</text:span></text:p>
      <text:p text:style-name="P2"><text:span text:style-name="T13">—A lizardfolk’s base land speed is 30 feet.</text:span></text:p>
      <text:p text:style-name="P2"><text:span text:style-name="T13">—Racial Hit Dice: A lizardfolk begins with two levels of humanoid, which provide 2d8 Hit Dice, a base attack bonus of +1, and base saving throw bonuses of Fort +0, Ref +3, and Will +0.</text:span></text:p>
      <text:p text:style-name="P2"><text:span text:style-name="T13">—Racial Skills: A lizardfolk’s humanoid levels give it skill points equal to 5 x (2 + Int modifier, minimum 1). Its class skills are Balance, Jump, and Swim. Lizardfolk have a +4 racial bonus on Balance, Jump, and Swim checks.</text:span></text:p>
      <text:p text:style-name="P2"><text:span text:style-name="T13">—Racial Feats: A lizardfolk’s humanoid levels give it one feat.</text:span></text:p>
      <text:p text:style-name="P2"><text:span text:style-name="T13">—Weapon and Armor Proficiency: A lizardfolk is automatically proficient with simple weapons and shields.</text:span></text:p>
      <text:p text:style-name="P2"><text:span text:style-name="T13">— +5 natural armor bonus.</text:span></text:p>
      <text:p text:style-name="P2"><text:span text:style-name="T13">—Natural Weapons: 2 claws (1d4) and bite (1d4).</text:span></text:p>
      <text:p text:style-name="P2"><text:span text:style-name="T13">—Special Qualities (see above): Hold breath.</text:span></text:p>
      <text:p text:style-name="P2"><text:span text:style-name="T13">—Automatic Languages: Common, Draconic. Bonus Languages: Aquan, Goblin, Gnoll, Orc.</text:span></text:p>
      <text:p text:style-name="P2"><text:span text:style-name="T13">—Favored Class: Druid.</text:span></text:p>
      <text:p text:style-name="P2"><text:span text:style-name="T13">—Level adjustment +1.</text:span></text:p>
      <text:p text:style-name="P5"/>
      <text:p text:style-name="P2"><text:span text:style-name="T12">LOCATHAH</text:span></text:p>
      <table:table table:name="Table9" table:style-name="Table9">
        <table:table-column table:style-name="Table9.A"/>
        <table:table-column table:style-name="Table9.B"/>
        <table:table-row table:style-name="Table9.1">
          <table:table-cell table:style-name="Table9.A1" office:value-type="string">
            <text:p text:style-name="P9"><text:span text:style-name="T3"><text:s/></text:span></text:p>
          </table:table-cell>
          <table:table-cell table:style-name="Table9.A1" office:value-type="string">
            <text:p text:style-name="P9"><text:span text:style-name="T4">Medium Humanoid (Aquatic)</text:span></text:p>
          </table:table-cell>
        </table:table-row>
        <table:table-row table:style-name="Table9.1">
          <table:table-cell table:style-name="Table9.A2" office:value-type="string">
            <text:p text:style-name="P9"><text:span text:style-name="T3">Hit Dice:</text:span></text:p>
          </table:table-cell>
          <table:table-cell table:style-name="Table9.A2" office:value-type="string">
            <text:p text:style-name="P9"><text:span text:style-name="T4">2d8 (9 hp)</text:span></text:p>
          </table:table-cell>
        </table:table-row>
        <table:table-row table:style-name="Table9.1">
          <table:table-cell table:style-name="Table9.A2" office:value-type="string">
            <text:p text:style-name="P2"><text:span text:style-name="T3">Initiative:</text:span></text:p>
          </table:table-cell>
          <table:table-cell table:style-name="Table9.A2" office:value-type="string">
            <text:p text:style-name="P2"><text:span text:style-name="T4">+1</text:span></text:p>
          </table:table-cell>
        </table:table-row>
        <table:table-row table:style-name="Table9.1">
          <table:table-cell table:style-name="Table9.A2" office:value-type="string">
            <text:p text:style-name="P2"><text:span text:style-name="T3">Speed:</text:span></text:p>
          </table:table-cell>
          <table:table-cell table:style-name="Table9.A2" office:value-type="string">
            <text:p text:style-name="P2"><text:span text:style-name="T4">10 ft. (2 squares), swim 60 ft.</text:span></text:p>
          </table:table-cell>
        </table:table-row>
        <table:table-row table:style-name="Table9.1">
          <table:table-cell table:style-name="Table9.A2" office:value-type="string">
            <text:p text:style-name="P2"><text:span text:style-name="T3">Armor Class:</text:span></text:p>
          </table:table-cell>
          <table:table-cell table:style-name="Table9.A2" office:value-type="string">
            <text:p text:style-name="P2"><text:span text:style-name="T4">14 (+1 Dex, +3 natural), touch 11, flat-footed 13</text:span></text:p>
          </table:table-cell>
        </table:table-row>
        <table:table-row table:style-name="Table9.1">
          <table:table-cell table:style-name="Table9.A2" office:value-type="string">
            <text:p text:style-name="P2"><text:span text:style-name="T3">Base Attack/Grapple:</text:span></text:p>
          </table:table-cell>
          <table:table-cell table:style-name="Table9.A2" office:value-type="string">
            <text:p text:style-name="P2"><text:span text:style-name="T4">+1/+1</text:span></text:p>
          </table:table-cell>
        </table:table-row>
        <table:table-row table:style-name="Table9.1">
          <table:table-cell table:style-name="Table9.A2" office:value-type="string">
            <text:p text:style-name="P2"><text:span text:style-name="T3">Attack:</text:span></text:p>
          </table:table-cell>
          <table:table-cell table:style-name="Table9.A2" office:value-type="string">
            <text:p text:style-name="P2"><text:span text:style-name="T4">Longspear +2 melee (1d8/3) or light crossbow +2 ranged (1d8/19–20)</text:span></text:p>
          </table:table-cell>
        </table:table-row>
        <table:table-row table:style-name="Table9.1">
          <table:table-cell table:style-name="Table9.A2" office:value-type="string">
            <text:p text:style-name="P2"><text:span text:style-name="T3">Full Attack:</text:span></text:p>
          </table:table-cell>
          <table:table-cell table:style-name="Table9.A2" office:value-type="string">
            <text:p text:style-name="P2"><text:span text:style-name="T4">Longspear +2 melee (1d8/3) or light crossbow +2 ranged (1d8/19–20)</text:span></text:p>
          </table:table-cell>
        </table:table-row>
        <table:table-row table:style-name="Table9.1">
          <table:table-cell table:style-name="Table9.A2" office:value-type="string">
            <text:p text:style-name="P2"><text:span text:style-name="T3">Space/Reach:</text:span></text:p>
          </table:table-cell>
          <table:table-cell table:style-name="Table9.A2" office:value-type="string">
            <text:p text:style-name="P2"><text:span text:style-name="T4">5 ft./5 ft.</text:span></text:p>
          </table:table-cell>
        </table:table-row>
        <table:table-row table:style-name="Table9.1">
          <table:table-cell table:style-name="Table9.A2" office:value-type="string">
            <text:p text:style-name="P2"><text:span text:style-name="T3">Saves:</text:span></text:p>
          </table:table-cell>
          <table:table-cell table:style-name="Table9.A2" office:value-type="string">
            <text:p text:style-name="P2"><text:span text:style-name="T4">Fort +3, Ref +1, Will +1</text:span></text:p>
          </table:table-cell>
        </table:table-row>
        <table:table-row table:style-name="Table9.1">
          <table:table-cell table:style-name="Table9.A2" office:value-type="string">
            <text:p text:style-name="P2"><text:span text:style-name="T3">Special Attacks:</text:span></text:p>
          </table:table-cell>
          <table:table-cell table:style-name="Table9.A2" office:value-type="string">
            <text:p text:style-name="P2"><text:span text:style-name="T4">—</text:span></text:p>
          </table:table-cell>
        </table:table-row>
        <table:table-row table:style-name="Table9.1">
          <table:table-cell table:style-name="Table9.A2" office:value-type="string">
            <text:p text:style-name="P2"><text:span text:style-name="T3">Special Qualities:</text:span></text:p>
          </table:table-cell>
          <table:table-cell table:style-name="Table9.A2" office:value-type="string">
            <text:p text:style-name="P2"><text:span text:style-name="T4">—</text:span></text:p>
          </table:table-cell>
        </table:table-row>
        <table:table-row table:style-name="Table9.1">
          <table:table-cell table:style-name="Table9.A2" office:value-type="string">
            <text:p text:style-name="P2"><text:span text:style-name="T3">Abilities:</text:span></text:p>
          </table:table-cell>
          <table:table-cell table:style-name="Table9.A2" office:value-type="string">
            <text:p text:style-name="P2"><text:span text:style-name="T4">Str 10, Dex 12, Con 10, Int_13, Wis 13, Cha 11</text:span></text:p>
          </table:table-cell>
        </table:table-row>
        <table:table-row table:style-name="Table9.1">
          <table:table-cell table:style-name="Table9.A2" office:value-type="string">
            <text:p text:style-name="P2"><text:span text:style-name="T3">Skills:</text:span></text:p>
          </table:table-cell>
          <table:table-cell table:style-name="Table9.A2" office:value-type="string">
            <text:p text:style-name="P2"><text:span text:style-name="T4">Craft (any one) +6, Listen +6, Spot +6, Swim +8</text:span></text:p>
          </table:table-cell>
        </table:table-row>
        <text:soft-page-break/>
        <table:table-row table:style-name="Table9.1">
          <table:table-cell table:style-name="Table9.A2" office:value-type="string">
            <text:p text:style-name="P2"><text:span text:style-name="T3">Feats:</text:span></text:p>
          </table:table-cell>
          <table:table-cell table:style-name="Table9.A2" office:value-type="string">
            <text:p text:style-name="P2"><text:span text:style-name="T4">Weapon Focus (longspear)</text:span></text:p>
          </table:table-cell>
        </table:table-row>
        <table:table-row table:style-name="Table9.1">
          <table:table-cell table:style-name="Table9.A2" office:value-type="string">
            <text:p text:style-name="P2"><text:span text:style-name="T3">Environment:</text:span></text:p>
          </table:table-cell>
          <table:table-cell table:style-name="Table9.A2" office:value-type="string">
            <text:p text:style-name="P2"><text:span text:style-name="T4">Warm aquatic</text:span></text:p>
          </table:table-cell>
        </table:table-row>
        <table:table-row table:style-name="Table9.1">
          <table:table-cell table:style-name="Table9.A2" office:value-type="string">
            <text:p text:style-name="P2"><text:span text:style-name="T3">Organization:</text:span></text:p>
          </table:table-cell>
          <table:table-cell table:style-name="Table9.A2" office:value-type="string">
            <text:p text:style-name="P2"><text:span text:style-name="T4">Company (2–4), patrol (11–20 plus 2 3rd-level sergeants and 1 leader of 3rd–6th level), or tribe (30–100 plus 100% noncombatants plus 1 3rd-level sergeant per 10 adults, 5 5th-level lieutenants, and 3 7th-level captains)</text:span></text:p>
          </table:table-cell>
        </table:table-row>
        <table:table-row table:style-name="Table9.1">
          <table:table-cell table:style-name="Table9.A2" office:value-type="string">
            <text:p text:style-name="P2"><text:span text:style-name="T3">Challenge Rating:</text:span></text:p>
          </table:table-cell>
          <table:table-cell table:style-name="Table9.A2" office:value-type="string">
            <text:p text:style-name="P2"><text:span text:style-name="T4">1/2</text:span></text:p>
          </table:table-cell>
        </table:table-row>
        <table:table-row table:style-name="Table9.1">
          <table:table-cell table:style-name="Table9.A2" office:value-type="string">
            <text:p text:style-name="P2"><text:span text:style-name="T3">Treasure:</text:span></text:p>
          </table:table-cell>
          <table:table-cell table:style-name="Table9.A2" office:value-type="string">
            <text:p text:style-name="P2"><text:span text:style-name="T4">Standard</text:span></text:p>
          </table:table-cell>
        </table:table-row>
        <table:table-row table:style-name="Table9.1">
          <table:table-cell table:style-name="Table9.A2" office:value-type="string">
            <text:p text:style-name="P2"><text:span text:style-name="T3">Alignment:</text:span></text:p>
          </table:table-cell>
          <table:table-cell table:style-name="Table9.A2" office:value-type="string">
            <text:p text:style-name="P2"><text:span text:style-name="T4">Usually neutral</text:span></text:p>
          </table:table-cell>
        </table:table-row>
        <table:table-row table:style-name="Table9.1">
          <table:table-cell table:style-name="Table9.A2" office:value-type="string">
            <text:p text:style-name="P2"><text:span text:style-name="T3">Advancement:</text:span></text:p>
          </table:table-cell>
          <table:table-cell table:style-name="Table9.A2" office:value-type="string">
            <text:p text:style-name="P2"><text:span text:style-name="T4">By character class</text:span></text:p>
          </table:table-cell>
        </table:table-row>
        <table:table-row table:style-name="Table9.1">
          <table:table-cell table:style-name="Table9.A22" office:value-type="string">
            <text:p text:style-name="P9"><text:span text:style-name="T3">Level Adjustment:</text:span></text:p>
          </table:table-cell>
          <table:table-cell table:style-name="Table9.A22" office:value-type="string">
            <text:p text:style-name="P9"><text:span text:style-name="T4">+1</text:span></text:p>
          </table:table-cell>
        </table:table-row>
      </table:table>
      <text:p text:style-name="P2"><text:span text:style-name="T13">Although humanoid in shape, locathahs are clearly more fish than human. The average locathah stands 5 feet tall and weighs 175 pounds. Females and males look very much alike, although the former can be recognized by the two ochre stripes marking their egg sacs.</text:span></text:p>
      <text:p text:style-name="P2"><text:span text:style-name="T13">Locathahs speak Aquan.</text:span></text:p>
      <text:p text:style-name="P2"><text:span text:style-name="T18">COMBAT</text:span></text:p>
      <text:p text:style-name="P2"><text:span text:style-name="T13">Any battle with locathahs usually begins with the creatures loosing volleys of bolts from their crossbows; underwater, their crossbows have a range increment of 20 feet. If they have managed to set up an ambush or other trap, they continue to employ crossbows for as long as possible. Otherwise, they close to bring their longspears into play. Although primarily used for fishing, these spears make formidable weapons.</text:span></text:p>
      <text:p text:style-name="P2"><text:span text:style-name="T13">Locathahs lack teeth, claws, and other natural weapons, so they are not especially dangerous if unarmed. A weaponless locathah will generally turn and flee.</text:span></text:p>
      <text:p text:style-name="P2"><text:span text:style-name="T14">Skills:</text:span><text:span text:style-name="T13"> A locathah has a +8 racial bonus on any Swim check to perform some special action or avoid a hazard. It can always choose to take 10 on a Swim check, even if distracted or endangered.</text:span></text:p>
      <text:p text:style-name="P2"><text:span text:style-name="T13">It can use the run action while swimming, provided it swims in a straight line.</text:span></text:p>
      <text:p text:style-name="P5"/>
      <text:h text:style-name="P22" text:outline-level="2"><text:span text:style-name="T6">LYCANTHROPE</text:span></text:h>
      <text:p text:style-name="P2"><text:span text:style-name="T13">Lycanthropes are humanoids or giants who can transform themselves into animals. In its natural form, a lycanthrope looks like any other members of its kind, though natural lycanthropes and those who have been afflicted for a long time tend to have or acquire features reminiscent of their animal forms. In animal form, a lycanthrope resembles a powerful version of the normal animal, but on close inspection, its eyes (which often glow red in the dark) show a faint spark of unnatural intelligence.</text:span></text:p>
      <text:p text:style-name="P2"><text:span text:style-name="T13">Lycanthropy can be spread like a disease. Sometimes a lycanthrope begins life as a normal humanoid or giant who subsequently contracts lycanthropy after being wounded by a lycanthrope. Such a creature is called an afflicted lycanthrope. Other lycanthropes are born as lycanthropes, and are known as natural lycanthropes.</text:span></text:p>
      <text:p text:style-name="P2"><text:span text:style-name="T19">Combat</text:span></text:p>
      <text:p text:style-name="P2"><text:span text:style-name="T13">A lycanthrope in its humanoid (or giant) form uses whatever tactics and weapons are favored by others of its kind, though it tends to be slightly more aggressive. A lycanthrope possesses the senses of its animal form, including scent and low-light vision, and it has a deep empathy for (and ability to communicate with) animals of its animal form. An afflicted lycanthrope damaged in combat may be overwhelmed by rage, causing it to change to its animal form involuntarily.</text:span></text:p>
      <text:p text:style-name="P2"><text:span text:style-name="T13">A lycanthrope in animal form fights like the animal it resembles, although its bite carries the disease of lycanthropy. It is preternaturally cunning and strong, and possesses damage reduction that is overcome only by silvered weapons.</text:span></text:p>
      <text:p text:style-name="P2"><text:span text:style-name="T13">Finally, a natural lycanthrope (or an afflicted lycanthrope that has become aware of its affliction) can assume a hybrid form that is a mix of its humanoid and animal forms. A hybrid has hands and can use weapons, but it can also attack with its teeth and claws. A hybrid can spread lycanthropy with its bite, and it has the same damage reduction that its animal form possesses.</text:span></text:p>
      <text:p text:style-name="P2"><text:span text:style-name="T18">WEREBEAR</text:span></text:p>
      <table:table table:name="Table10" table:style-name="Table10">
        <table:table-column table:style-name="Table10.A"/>
        <table:table-column table:style-name="Table10.B"/>
        <table:table-column table:style-name="Table10.C"/>
        <table:table-column table:style-name="Table10.B"/>
        <text:soft-page-break/>
        <table:table-row table:style-name="Table10.1">
          <table:table-cell table:style-name="Table10.A1" office:value-type="string">
            <text:p text:style-name="P9"><text:span text:style-name="T3"><text:s/></text:span></text:p>
          </table:table-cell>
          <table:table-cell table:style-name="Table10.A1" office:value-type="string">
            <text:p text:style-name="P9"><text:span text:style-name="T3">Werebear, Human Form</text:span></text:p>
          </table:table-cell>
          <table:table-cell table:style-name="Table10.A1" office:value-type="string">
            <text:p text:style-name="P9"><text:span text:style-name="T3">Werebear, Bear Form</text:span></text:p>
          </table:table-cell>
          <table:table-cell table:style-name="Table10.A1" office:value-type="string">
            <text:p text:style-name="P9"><text:span text:style-name="T3">Werebear, Hybrid Form</text:span></text:p>
          </table:table-cell>
        </table:table-row>
        <table:table-row table:style-name="Table10.1">
          <table:table-cell table:style-name="Table10.A2" office:value-type="string">
            <text:p text:style-name="P9"><text:span text:style-name="T3"><text:s/></text:span></text:p>
          </table:table-cell>
          <table:table-cell table:style-name="Table10.A2" office:value-type="string">
            <text:p text:style-name="P9"><text:span text:style-name="T4">Medium Humanoid (Human, Shapechanger)</text:span></text:p>
          </table:table-cell>
          <table:table-cell table:style-name="Table10.A2" office:value-type="string">
            <text:p text:style-name="P9"><text:span text:style-name="T4">Large Humanoid (Human, Shapechanger)</text:span></text:p>
          </table:table-cell>
          <table:table-cell table:style-name="Table10.A2" office:value-type="string">
            <text:p text:style-name="P9"><text:span text:style-name="T4">Large Humanoid (Human, Shapechanger)</text:span></text:p>
          </table:table-cell>
        </table:table-row>
        <table:table-row table:style-name="Table10.1">
          <table:table-cell table:style-name="Table10.A2" office:value-type="string">
            <text:p text:style-name="P2"><text:span text:style-name="T3">Hit Dice:</text:span></text:p>
          </table:table-cell>
          <table:table-cell table:style-name="Table10.A2" office:value-type="string">
            <text:p text:style-name="P2"><text:span text:style-name="T4">1d8+1 plus 6d8+30 (62 hp)</text:span></text:p>
          </table:table-cell>
          <table:table-cell table:style-name="Table10.A2" office:value-type="string">
            <text:p text:style-name="P2"><text:span text:style-name="T4">1d8+1 plus 6d8+30 (62 hp)</text:span></text:p>
          </table:table-cell>
          <table:table-cell table:style-name="Table10.A2" office:value-type="string">
            <text:p text:style-name="P2"><text:span text:style-name="T4">1d8+1 plus 6d8+30 (62 hp)</text:span></text:p>
          </table:table-cell>
        </table:table-row>
        <table:table-row table:style-name="Table10.1">
          <table:table-cell table:style-name="Table10.A2" office:value-type="string">
            <text:p text:style-name="P2"><text:span text:style-name="T3">Initiative:</text:span></text:p>
          </table:table-cell>
          <table:table-cell table:style-name="Table10.A2" office:value-type="string">
            <text:p text:style-name="P2"><text:span text:style-name="T4">+0</text:span></text:p>
          </table:table-cell>
          <table:table-cell table:style-name="Table10.A2" office:value-type="string">
            <text:p text:style-name="P2"><text:span text:style-name="T4">+1</text:span></text:p>
          </table:table-cell>
          <table:table-cell table:style-name="Table10.A2" office:value-type="string">
            <text:p text:style-name="P2"><text:span text:style-name="T4">+1</text:span></text:p>
          </table:table-cell>
        </table:table-row>
        <table:table-row table:style-name="Table10.1">
          <table:table-cell table:style-name="Table10.A2" office:value-type="string">
            <text:p text:style-name="P2"><text:span text:style-name="T3">Speed:</text:span></text:p>
          </table:table-cell>
          <table:table-cell table:style-name="Table10.A2" office:value-type="string">
            <text:p text:style-name="P2"><text:span text:style-name="T4">30 ft. (6 squares)</text:span></text:p>
          </table:table-cell>
          <table:table-cell table:style-name="Table10.A2" office:value-type="string">
            <text:p text:style-name="P2"><text:span text:style-name="T4">40 ft. (8 squares)</text:span></text:p>
          </table:table-cell>
          <table:table-cell table:style-name="Table10.A2" office:value-type="string">
            <text:p text:style-name="P2"><text:span text:style-name="T4">30 ft. (6 squares)</text:span></text:p>
          </table:table-cell>
        </table:table-row>
        <table:table-row table:style-name="Table10.1">
          <table:table-cell table:style-name="Table10.A2" office:value-type="string">
            <text:p text:style-name="P2"><text:span text:style-name="T3">Armor Class:</text:span></text:p>
          </table:table-cell>
          <table:table-cell table:style-name="Table10.A2" office:value-type="string">
            <text:p text:style-name="P2"><text:span text:style-name="T4">15 (+2 natural, +3 studded leather armor), touch 10, flat-footed 15</text:span></text:p>
          </table:table-cell>
          <table:table-cell table:style-name="Table10.A2" office:value-type="string">
            <text:p text:style-name="P2"><text:span text:style-name="T4">17 (–1 size, +1 Dex, +7 natural), touch 10, flat-footed 16</text:span></text:p>
          </table:table-cell>
          <table:table-cell table:style-name="Table10.A2" office:value-type="string">
            <text:p text:style-name="P2"><text:span text:style-name="T4">17 (–1 size, +1 Dex, +7 natural) touch 10, flat-footed 16</text:span></text:p>
          </table:table-cell>
        </table:table-row>
        <table:table-row table:style-name="Table10.1">
          <table:table-cell table:style-name="Table10.A2" office:value-type="string">
            <text:p text:style-name="P2"><text:span text:style-name="T3">Base Attack/Grapple:</text:span></text:p>
          </table:table-cell>
          <table:table-cell table:style-name="Table10.A2" office:value-type="string">
            <text:p text:style-name="P2"><text:span text:style-name="T4">+5/+6</text:span></text:p>
          </table:table-cell>
          <table:table-cell table:style-name="Table10.A2" office:value-type="string">
            <text:p text:style-name="P2"><text:span text:style-name="T4">+5/+18</text:span></text:p>
          </table:table-cell>
          <table:table-cell table:style-name="Table10.A2" office:value-type="string">
            <text:p text:style-name="P2"><text:span text:style-name="T4">+5/+18</text:span></text:p>
          </table:table-cell>
        </table:table-row>
        <table:table-row table:style-name="Table10.1">
          <table:table-cell table:style-name="Table10.A2" office:value-type="string">
            <text:p text:style-name="P2"><text:span text:style-name="T3">Attack:</text:span></text:p>
          </table:table-cell>
          <table:table-cell table:style-name="Table10.A2" office:value-type="string">
            <text:p text:style-name="P2"><text:span text:style-name="T4">Greataxe +6 melee (1d12+1/x3) or throwing axe +5 ranged (1d6+1)</text:span></text:p>
          </table:table-cell>
          <table:table-cell table:style-name="Table10.A2" office:value-type="string">
            <text:p text:style-name="P2"><text:span text:style-name="T4">Claw +13 melee (1d8+9)</text:span></text:p>
          </table:table-cell>
          <table:table-cell table:style-name="Table10.A2" office:value-type="string">
            <text:p text:style-name="P2"><text:span text:style-name="T4">Greataxe +11 melee (1d12+13/x3); or claw +13 melee (1d6+9)</text:span></text:p>
          </table:table-cell>
        </table:table-row>
        <table:table-row table:style-name="Table10.1">
          <table:table-cell table:style-name="Table10.A2" office:value-type="string">
            <text:p text:style-name="P2"><text:span text:style-name="T3">Full Attack:</text:span></text:p>
          </table:table-cell>
          <table:table-cell table:style-name="Table10.A2" office:value-type="string">
            <text:p text:style-name="P2"><text:span text:style-name="T4">Greataxe +6 melee (1d12+1/x3) or throwing axe +5 ranged (1d6+1)</text:span></text:p>
          </table:table-cell>
          <table:table-cell table:style-name="Table10.A2" office:value-type="string">
            <text:p text:style-name="P2"><text:span text:style-name="T4">2 claws +13 melee (1d8+9) and bite +11 melee (2d6+4)</text:span></text:p>
          </table:table-cell>
          <table:table-cell table:style-name="Table10.A2" office:value-type="string">
            <text:p text:style-name="P2"><text:span text:style-name="T4">Claw +13 melee (1d6+9) and greataxe +9 melee (1d12+4/x3) and bite +11 melee (1d8+4) or 2 claws +13 melee (1d6+9) and bite +11 melee (1d8+4)</text:span></text:p>
          </table:table-cell>
        </table:table-row>
        <table:table-row table:style-name="Table10.1">
          <table:table-cell table:style-name="Table10.A2" office:value-type="string">
            <text:p text:style-name="P2"><text:span text:style-name="T3">Space/Reach:</text:span></text:p>
          </table:table-cell>
          <table:table-cell table:style-name="Table10.A2" office:value-type="string">
            <text:p text:style-name="P2"><text:span text:style-name="T4">5 ft./5 ft.</text:span></text:p>
          </table:table-cell>
          <table:table-cell table:style-name="Table10.A2" office:value-type="string">
            <text:p text:style-name="P2"><text:span text:style-name="T4">10 ft./5 ft.</text:span></text:p>
          </table:table-cell>
          <table:table-cell table:style-name="Table10.A2" office:value-type="string">
            <text:p text:style-name="P2"><text:span text:style-name="T4">10 ft./10 ft.</text:span></text:p>
          </table:table-cell>
        </table:table-row>
        <table:table-row table:style-name="Table10.1">
          <table:table-cell table:style-name="Table10.A2" office:value-type="string">
            <text:p text:style-name="P2"><text:span text:style-name="T3">Special Attacks:</text:span></text:p>
          </table:table-cell>
          <table:table-cell table:style-name="Table10.A2" office:value-type="string">
            <text:p text:style-name="P2"><text:span text:style-name="T4">—</text:span></text:p>
          </table:table-cell>
          <table:table-cell table:style-name="Table10.A2" office:value-type="string">
            <text:p text:style-name="P2"><text:span text:style-name="T4">Improved grab, curse of lycanthropy</text:span></text:p>
          </table:table-cell>
          <table:table-cell table:style-name="Table10.A2" office:value-type="string">
            <text:p text:style-name="P2"><text:span text:style-name="T4">Curse of lycanthropy</text:span></text:p>
          </table:table-cell>
        </table:table-row>
        <table:table-row table:style-name="Table10.1">
          <table:table-cell table:style-name="Table10.A2" office:value-type="string">
            <text:p text:style-name="P2"><text:span text:style-name="T3">Special Qualities:</text:span></text:p>
          </table:table-cell>
          <table:table-cell table:style-name="Table10.A2" office:value-type="string">
            <text:p text:style-name="P2"><text:span text:style-name="T4">Alternate form, bear empathy, low-light vision, scent</text:span></text:p>
          </table:table-cell>
          <table:table-cell table:style-name="Table10.A2" office:value-type="string">
            <text:p text:style-name="P2"><text:span text:style-name="T4">Alternate form, bear empathy, damage reduction 10/silver, low-light vision, scent</text:span></text:p>
          </table:table-cell>
          <table:table-cell table:style-name="Table10.A2" office:value-type="string">
            <text:p text:style-name="P2"><text:span text:style-name="T4">Alternate form, bear empathy, damage reduction 10/silver, low-light vision, scent </text:span></text:p>
          </table:table-cell>
        </table:table-row>
        <table:table-row table:style-name="Table10.1">
          <table:table-cell table:style-name="Table10.A2" office:value-type="string">
            <text:p text:style-name="P2"><text:span text:style-name="T3">Saves:</text:span></text:p>
          </table:table-cell>
          <table:table-cell table:style-name="Table10.A2" office:value-type="string">
            <text:p text:style-name="P2"><text:span text:style-name="T4">Fort +8, Ref +5, Will +4</text:span></text:p>
          </table:table-cell>
          <table:table-cell table:style-name="Table10.A2" office:value-type="string">
            <text:p text:style-name="P2"><text:span text:style-name="T4">Fort +12, Ref +6, Will +4</text:span></text:p>
          </table:table-cell>
          <table:table-cell table:style-name="Table10.A2" office:value-type="string">
            <text:p text:style-name="P2"><text:span text:style-name="T4">Fort +12, Ref +6, Will +4</text:span></text:p>
          </table:table-cell>
        </table:table-row>
        <table:table-row table:style-name="Table10.1">
          <table:table-cell table:style-name="Table10.A2" office:value-type="string">
            <text:p text:style-name="P2"><text:span text:style-name="T3">Abilities:</text:span></text:p>
          </table:table-cell>
          <table:table-cell table:style-name="Table10.A2" office:value-type="string">
            <text:p text:style-name="P2"><text:span text:style-name="T4">Str 13, Dex 11, Con 12, Int 10, Wis 11, Cha 8</text:span></text:p>
          </table:table-cell>
          <table:table-cell table:style-name="Table10.A2" office:value-type="string">
            <text:p text:style-name="P2"><text:span text:style-name="T4">Str 29, Dex 13, Con 20, Int 10, Wis 11, Cha 8</text:span></text:p>
          </table:table-cell>
          <table:table-cell table:style-name="Table10.A2" office:value-type="string">
            <text:p text:style-name="P2"><text:span text:style-name="T4">Str 29, Dex 13, Con 20, Int 10, Wis 11, Cha 8</text:span></text:p>
          </table:table-cell>
        </table:table-row>
        <table:table-row table:style-name="Table10.1">
          <table:table-cell table:style-name="Table10.A2" office:value-type="string">
            <text:p text:style-name="P2"><text:span text:style-name="T3">Skills:</text:span></text:p>
          </table:table-cell>
          <table:table-cell table:style-name="Table10.A2" office:value-type="string">
            <text:p text:style-name="P2"><text:span text:style-name="T4">Handle Animal +3, Listen +4, Spot +4, Swim +1</text:span></text:p>
          </table:table-cell>
          <table:table-cell table:style-name="Table10.A2" office:value-type="string">
            <text:p text:style-name="P2"><text:span text:style-name="T4">Handle Animal +3, Listen +4, Spot +4, Swim +13</text:span></text:p>
          </table:table-cell>
          <table:table-cell table:style-name="Table10.A2" office:value-type="string">
            <text:p text:style-name="P2"><text:span text:style-name="T4">Handle Animal +3, Listen +4, Spot +5, Swim +9</text:span></text:p>
          </table:table-cell>
        </table:table-row>
        <table:table-row table:style-name="Table10.1">
          <table:table-cell table:style-name="Table10.A2" office:value-type="string">
            <text:p text:style-name="P2"><text:span text:style-name="T3">Feats:</text:span></text:p>
          </table:table-cell>
          <table:table-cell table:style-name="Table10.A2" office:value-type="string">
            <text:p text:style-name="P2"><text:span text:style-name="T4">Endurance, Iron Will</text:span><text:span text:style-name="T21">B</text:span><text:span text:style-name="T4">, Multiattack, Power Attack, Run, Track</text:span><text:span text:style-name="T21">B</text:span></text:p>
          </table:table-cell>
          <table:table-cell table:style-name="Table10.A2" office:value-type="string">
            <text:p text:style-name="P2"><text:span text:style-name="T4">(same as human form)</text:span></text:p>
          </table:table-cell>
          <table:table-cell table:style-name="Table10.A2" office:value-type="string">
            <text:p text:style-name="P2"><text:span text:style-name="T4">(same as human form)</text:span></text:p>
          </table:table-cell>
        </table:table-row>
        <table:table-row table:style-name="Table10.1">
          <table:table-cell table:style-name="Table10.A2" office:value-type="string">
            <text:p text:style-name="P2"><text:span text:style-name="T3">Environment:</text:span></text:p>
          </table:table-cell>
          <table:table-cell table:style-name="Table10.A2" office:value-type="string">
            <text:p text:style-name="P2"><text:span text:style-name="T4">Cold forests</text:span></text:p>
          </table:table-cell>
          <table:table-cell table:style-name="Table10.A2" office:value-type="string">
            <text:p text:style-name="P2"><text:span text:style-name="T4">Cold forests</text:span></text:p>
          </table:table-cell>
          <table:table-cell table:style-name="Table10.A2" office:value-type="string">
            <text:p text:style-name="P2"><text:span text:style-name="T4">Cold forests</text:span></text:p>
          </table:table-cell>
        </table:table-row>
        <table:table-row table:style-name="Table10.1">
          <table:table-cell table:style-name="Table10.A2" office:value-type="string">
            <text:p text:style-name="P2"><text:span text:style-name="T3">Organization:</text:span></text:p>
          </table:table-cell>
          <table:table-cell table:style-name="Table10.A2" office:value-type="string">
            <text:p text:style-name="P2"><text:span text:style-name="T4">Solitary, pair, family (3–4), or troupe (2–4 plus 1–4 brown bears)</text:span></text:p>
          </table:table-cell>
          <table:table-cell table:style-name="Table10.A2" office:value-type="string">
            <text:p text:style-name="P2"><text:span text:style-name="T4">(same as human form)</text:span></text:p>
          </table:table-cell>
          <table:table-cell table:style-name="Table10.A2" office:value-type="string">
            <text:p text:style-name="P2"><text:span text:style-name="T4">(same as human form)</text:span></text:p>
          </table:table-cell>
        </table:table-row>
        <table:table-row table:style-name="Table10.1">
          <table:table-cell table:style-name="Table10.A2" office:value-type="string">
            <text:p text:style-name="P2"><text:span text:style-name="T3">Challenge Rating:</text:span></text:p>
          </table:table-cell>
          <table:table-cell table:style-name="Table10.A2" office:value-type="string">
            <text:p text:style-name="P2"><text:span text:style-name="T4">5</text:span></text:p>
          </table:table-cell>
          <table:table-cell table:style-name="Table10.A2" office:value-type="string">
            <text:p text:style-name="P2"><text:span text:style-name="T4">5</text:span></text:p>
          </table:table-cell>
          <table:table-cell table:style-name="Table10.A2" office:value-type="string">
            <text:p text:style-name="P2"><text:span text:style-name="T4">5</text:span></text:p>
          </table:table-cell>
        </table:table-row>
        <table:table-row table:style-name="Table10.1">
          <table:table-cell table:style-name="Table10.A2" office:value-type="string">
            <text:p text:style-name="P2"><text:span text:style-name="T3">Treasure:</text:span></text:p>
          </table:table-cell>
          <table:table-cell table:style-name="Table10.A2" office:value-type="string">
            <text:p text:style-name="P2"><text:span text:style-name="T4">Standard</text:span></text:p>
          </table:table-cell>
          <table:table-cell table:style-name="Table10.A2" office:value-type="string">
            <text:p text:style-name="P2"><text:span text:style-name="T4">Standard</text:span></text:p>
          </table:table-cell>
          <table:table-cell table:style-name="Table10.A2" office:value-type="string">
            <text:p text:style-name="P2"><text:span text:style-name="T4">Standard</text:span></text:p>
          </table:table-cell>
        </table:table-row>
        <table:table-row table:style-name="Table10.1">
          <table:table-cell table:style-name="Table10.A2" office:value-type="string">
            <text:p text:style-name="P2"><text:span text:style-name="T3">Alignment:</text:span></text:p>
          </table:table-cell>
          <table:table-cell table:style-name="Table10.A2" office:value-type="string">
            <text:p text:style-name="P2"><text:span text:style-name="T4">Always lawful good</text:span></text:p>
          </table:table-cell>
          <table:table-cell table:style-name="Table10.A2" office:value-type="string">
            <text:p text:style-name="P2"><text:span text:style-name="T4">Always lawful good</text:span></text:p>
          </table:table-cell>
          <table:table-cell table:style-name="Table10.A2" office:value-type="string">
            <text:p text:style-name="P2"><text:span text:style-name="T4">Always lawful good</text:span></text:p>
          </table:table-cell>
        </table:table-row>
        <table:table-row table:style-name="Table10.1">
          <table:table-cell table:style-name="Table10.A2" office:value-type="string">
            <text:p text:style-name="P2"><text:span text:style-name="T3">Advancement:</text:span></text:p>
          </table:table-cell>
          <table:table-cell table:style-name="Table10.A2" office:value-type="string">
            <text:p text:style-name="P2"><text:span text:style-name="T4">By character class</text:span></text:p>
          </table:table-cell>
          <table:table-cell table:style-name="Table10.A2" office:value-type="string">
            <text:p text:style-name="P2"><text:span text:style-name="T4">By character class</text:span></text:p>
          </table:table-cell>
          <table:table-cell table:style-name="Table10.A2" office:value-type="string">
            <text:p text:style-name="P2"><text:span text:style-name="T4">By character class</text:span></text:p>
          </table:table-cell>
        </table:table-row>
        <table:table-row table:style-name="Table10.1">
          <table:table-cell table:style-name="Table10.A23" office:value-type="string">
            <text:p text:style-name="P9"><text:span text:style-name="T3">Level Adjustment:</text:span></text:p>
          </table:table-cell>
          <table:table-cell table:style-name="Table10.A23" office:value-type="string">
            <text:p text:style-name="P9"><text:span text:style-name="T4">+3</text:span></text:p>
          </table:table-cell>
          <table:table-cell table:style-name="Table10.A23" office:value-type="string">
            <text:p text:style-name="P9"><text:span text:style-name="T4">+3</text:span></text:p>
          </table:table-cell>
          <table:table-cell table:style-name="Table10.A23" office:value-type="string">
            <text:p text:style-name="P9"><text:span text:style-name="T4">+3</text:span></text:p>
          </table:table-cell>
        </table:table-row>
      </table:table>
      <text:p text:style-name="P2"><text:span text:style-name="T13">Werebears in humanoid form tend to be stout, well-muscled, and hairy. Their brown hair is thick, and males usually wear beards. They may have reddish, blond, ivory, or black hair, matching the color of the ursine form. They dress in simple cloth and leather garments that are easy to remove, repair, or replace</text:span></text:p>
      <text:p text:style-name="P2"><text:span text:style-name="T19">Combat</text:span></text:p>
      <text:p text:style-name="P2"><text:span text:style-name="T13">Werebears fight just as brown bears do in animal form. In humanoid or hybrid form, they favor large, heavy weapons such as greataxes or greatswords. The werebear’s greataxe is a Medium weapon, so it can wield the axe in one hand in hybrid form.</text:span></text:p>
      <text:p text:style-name="P2"><text:span text:style-name="T14">Alternate Form (Su)</text:span><text:span text:style-name="T13">: A werebear can assume the form of a brown bear or a bear-humanoid hybrid.</text:span></text:p>
      <text:p text:style-name="P2"><text:span text:style-name="T14">Bear Empathy (Ex):</text:span><text:span text:style-name="T13"> Communicate with bears and dire bears, and +4 racial bonus on Charisma-based checks against bears and dire bears.</text:span></text:p>
      <text:p text:style-name="P2"><text:span text:style-name="T14">Curse of Lycanthropy (Su):</text:span><text:span text:style-name="T13"> Any humanoid or giant hit by a werebear’s bite attack in animal or hybrid form must succeed on a DC 15 Fortitude save or contract lycanthropy.</text:span></text:p>
      <text:p text:style-name="P2"><text:span text:style-name="T14">Improved Grab (Ex):</text:span><text:span text:style-name="T13"> To use this ability, a werebear must be in bear form and must hit with a claw attack. It can then attempt to start a grapple as a free action without provoking an attack of opportunity.</text:span></text:p>
      <text:p text:style-name="P2"><text:span text:style-name="T14">Skills:</text:span><text:span text:style-name="T13"> Werebears have a +4 racial bonus on Swim checks in any bear form.</text:span></text:p>
      <text:p text:style-name="P2"><text:span text:style-name="T13">The werebear presented here is a 1st-level human warrior and natural lycanthrope, using the following base ability scores: Str 13, Dex 11, Con 12, Int 10, Wis 9, Cha 8.</text:span></text:p>
      <text:p text:style-name="P3"/>
      <text:p text:style-name="P2"><text:span text:style-name="T18">WEREBOAR</text:span></text:p>
      <table:table table:name="Table11" table:style-name="Table11">
        <table:table-column table:style-name="Table11.A"/>
        <table:table-column table:style-name="Table11.B"/>
        <table:table-column table:style-name="Table11.C" table:number-columns-repeated="2"/>
        <text:soft-page-break/>
        <table:table-row table:style-name="Table11.1">
          <table:table-cell table:style-name="Table11.A1" office:value-type="string">
            <text:p text:style-name="P9"><text:span text:style-name="T3"><text:s/></text:span></text:p>
          </table:table-cell>
          <table:table-cell table:style-name="Table11.A1" office:value-type="string">
            <text:p text:style-name="P9"><text:span text:style-name="T3">Wereboar, Human Form</text:span></text:p>
          </table:table-cell>
          <table:table-cell table:style-name="Table11.A1" office:value-type="string">
            <text:p text:style-name="P9"><text:span text:style-name="T3">Wereboar, Boar Form</text:span></text:p>
          </table:table-cell>
          <table:table-cell table:style-name="Table11.A1" office:value-type="string">
            <text:p text:style-name="P9"><text:span text:style-name="T3">Wereboar, Hybrid Form</text:span></text:p>
          </table:table-cell>
        </table:table-row>
        <table:table-row table:style-name="Table11.1">
          <table:table-cell table:style-name="Table11.A2" office:value-type="string">
            <text:p text:style-name="P9"><text:span text:style-name="T3"><text:s/></text:span></text:p>
          </table:table-cell>
          <table:table-cell table:style-name="Table11.A2" office:value-type="string">
            <text:p text:style-name="P9"><text:span text:style-name="T4">Medium Humanoid (Human, Shapechanger)</text:span></text:p>
          </table:table-cell>
          <table:table-cell table:style-name="Table11.A2" office:value-type="string">
            <text:p text:style-name="P9"><text:span text:style-name="T4">Medium Humanoid (Human, Shapechanger)</text:span></text:p>
          </table:table-cell>
          <table:table-cell table:style-name="Table11.A2" office:value-type="string">
            <text:p text:style-name="P9"><text:span text:style-name="T4">Medium Humanoid (Human, Shapechanger)</text:span></text:p>
          </table:table-cell>
        </table:table-row>
        <table:table-row table:style-name="Table11.1">
          <table:table-cell table:style-name="Table11.A2" office:value-type="string">
            <text:p text:style-name="P2"><text:span text:style-name="T3">Hit Dice:</text:span></text:p>
          </table:table-cell>
          <table:table-cell table:style-name="Table11.A2" office:value-type="string">
            <text:p text:style-name="P2"><text:span text:style-name="T4">1d8+4 plus 3d8+12 (34 hp)</text:span></text:p>
          </table:table-cell>
          <table:table-cell table:style-name="Table11.A2" office:value-type="string">
            <text:p text:style-name="P2"><text:span text:style-name="T4">1d8+4 plus 3d8+12 (34 hp)</text:span></text:p>
          </table:table-cell>
          <table:table-cell table:style-name="Table11.A2" office:value-type="string">
            <text:p text:style-name="P2"><text:span text:style-name="T4">1d8+4 plus 3d8+12 (34 hp)</text:span></text:p>
          </table:table-cell>
        </table:table-row>
        <table:table-row table:style-name="Table11.1">
          <table:table-cell table:style-name="Table11.A2" office:value-type="string">
            <text:p text:style-name="P2"><text:span text:style-name="T3">Initiative:</text:span></text:p>
          </table:table-cell>
          <table:table-cell table:style-name="Table11.A2" office:value-type="string">
            <text:p text:style-name="P2"><text:span text:style-name="T4">+0</text:span></text:p>
          </table:table-cell>
          <table:table-cell table:style-name="Table11.A2" office:value-type="string">
            <text:p text:style-name="P2"><text:span text:style-name="T4">+0</text:span></text:p>
          </table:table-cell>
          <table:table-cell table:style-name="Table11.A2" office:value-type="string">
            <text:p text:style-name="P2"><text:span text:style-name="T4">+0</text:span></text:p>
          </table:table-cell>
        </table:table-row>
        <table:table-row table:style-name="Table11.1">
          <table:table-cell table:style-name="Table11.A2" office:value-type="string">
            <text:p text:style-name="P2"><text:span text:style-name="T3">Speed:</text:span></text:p>
          </table:table-cell>
          <table:table-cell table:style-name="Table11.A2" office:value-type="string">
            <text:p text:style-name="P2"><text:span text:style-name="T4">20 ft. in scale mail (4 squares); base speed 30 ft.</text:span></text:p>
          </table:table-cell>
          <table:table-cell table:style-name="Table11.A2" office:value-type="string">
            <text:p text:style-name="P2"><text:span text:style-name="T4">40 ft. (8 squares)</text:span></text:p>
          </table:table-cell>
          <table:table-cell table:style-name="Table11.A2" office:value-type="string">
            <text:p text:style-name="P2"><text:span text:style-name="T4">30 ft. (6 squares)</text:span></text:p>
          </table:table-cell>
        </table:table-row>
        <table:table-row table:style-name="Table11.1">
          <table:table-cell table:style-name="Table11.A2" office:value-type="string">
            <text:p text:style-name="P2"><text:span text:style-name="T3">Armor Class:</text:span></text:p>
          </table:table-cell>
          <table:table-cell table:style-name="Table11.A2" office:value-type="string">
            <text:p text:style-name="P2"><text:span text:style-name="T4">18 (+2 natural, +4 scale mail, +2 heavy shield) touch 10, flat-footed 18</text:span></text:p>
          </table:table-cell>
          <table:table-cell table:style-name="Table11.A2" office:value-type="string">
            <text:p text:style-name="P2"><text:span text:style-name="T4">18 (+8 natural) touch 10, flat- footed 18</text:span></text:p>
          </table:table-cell>
          <table:table-cell table:style-name="Table11.A2" office:value-type="string">
            <text:p text:style-name="P2"><text:span text:style-name="T4">18 (+8 natural) touch 10, flat-footed 18</text:span></text:p>
          </table:table-cell>
        </table:table-row>
        <table:table-row table:style-name="Table11.1">
          <table:table-cell table:style-name="Table11.A2" office:value-type="string">
            <text:p text:style-name="P2"><text:span text:style-name="T3">Base Attack/Grapple:</text:span></text:p>
          </table:table-cell>
          <table:table-cell table:style-name="Table11.A2" office:value-type="string">
            <text:p text:style-name="P2"><text:span text:style-name="T4">+3/+4</text:span></text:p>
          </table:table-cell>
          <table:table-cell table:style-name="Table11.A2" office:value-type="string">
            <text:p text:style-name="P2"><text:span text:style-name="T4">+3/+6</text:span></text:p>
          </table:table-cell>
          <table:table-cell table:style-name="Table11.A2" office:value-type="string">
            <text:p text:style-name="P2"><text:span text:style-name="T4">+3/+6</text:span></text:p>
          </table:table-cell>
        </table:table-row>
        <table:table-row table:style-name="Table11.1">
          <table:table-cell table:style-name="Table11.A2" office:value-type="string">
            <text:p text:style-name="P2"><text:span text:style-name="T3">Attack:</text:span></text:p>
          </table:table-cell>
          <table:table-cell table:style-name="Table11.A2" office:value-type="string">
            <text:p text:style-name="P2"><text:span text:style-name="T4">Battleaxe +4 melee (1d8+1/x3) or javelin +3 ranged (1d6+1)</text:span></text:p>
          </table:table-cell>
          <table:table-cell table:style-name="Table11.A2" office:value-type="string">
            <text:p text:style-name="P2"><text:span text:style-name="T4">Gore +6 melee (1d8+4)</text:span></text:p>
          </table:table-cell>
          <table:table-cell table:style-name="Table11.A2" office:value-type="string">
            <text:p text:style-name="P2"><text:span text:style-name="T4">Battleaxe +6 melee (1d8+4/x3) or claw +6 melee (1d4+3)</text:span></text:p>
          </table:table-cell>
        </table:table-row>
        <table:table-row table:style-name="Table11.1">
          <table:table-cell table:style-name="Table11.A2" office:value-type="string">
            <text:p text:style-name="P2"><text:span text:style-name="T3">Full Attack:</text:span></text:p>
          </table:table-cell>
          <table:table-cell table:style-name="Table11.A2" office:value-type="string">
            <text:p text:style-name="P2"><text:span text:style-name="T4">Battleaxe +4 melee (1d8+1/x3) or javelin +3 ranged (1d6+1)</text:span></text:p>
          </table:table-cell>
          <table:table-cell table:style-name="Table11.A2" office:value-type="string">
            <text:p text:style-name="P2"><text:span text:style-name="T4">Gore +6 melee (1d8+4)</text:span></text:p>
          </table:table-cell>
          <table:table-cell table:style-name="Table11.A2" office:value-type="string">
            <text:p text:style-name="P2"><text:span text:style-name="T4">Battleaxe +6 melee (1d8+4/x3) and gore +1 melee (1d6+1); or 2 claws +6 melee (1d4+3) and gore +1 melee (1d6+1)</text:span></text:p>
          </table:table-cell>
        </table:table-row>
        <table:table-row table:style-name="Table11.1">
          <table:table-cell table:style-name="Table11.A2" office:value-type="string">
            <text:p text:style-name="P2"><text:span text:style-name="T3">Space/Reach:</text:span></text:p>
          </table:table-cell>
          <table:table-cell table:style-name="Table11.A2" office:value-type="string">
            <text:p text:style-name="P2"><text:span text:style-name="T4">5 ft./5 ft.</text:span></text:p>
          </table:table-cell>
          <table:table-cell table:style-name="Table11.A2" office:value-type="string">
            <text:p text:style-name="P2"><text:span text:style-name="T4">5 ft./5 ft.</text:span></text:p>
          </table:table-cell>
          <table:table-cell table:style-name="Table11.A2" office:value-type="string">
            <text:p text:style-name="P2"><text:span text:style-name="T4">5 ft./5 ft.</text:span></text:p>
          </table:table-cell>
        </table:table-row>
        <table:table-row table:style-name="Table11.1">
          <table:table-cell table:style-name="Table11.A2" office:value-type="string">
            <text:p text:style-name="P2"><text:span text:style-name="T3">Special Attacks:</text:span></text:p>
          </table:table-cell>
          <table:table-cell table:style-name="Table11.A2" office:value-type="string">
            <text:p text:style-name="P2"><text:span text:style-name="T4">—</text:span></text:p>
          </table:table-cell>
          <table:table-cell table:style-name="Table11.A2" office:value-type="string">
            <text:p text:style-name="P2"><text:span text:style-name="T4">Curse of lycanthropy</text:span></text:p>
          </table:table-cell>
          <table:table-cell table:style-name="Table11.A2" office:value-type="string">
            <text:p text:style-name="P2"><text:span text:style-name="T4">Curse of lycanthropy</text:span></text:p>
          </table:table-cell>
        </table:table-row>
        <table:table-row table:style-name="Table11.1">
          <table:table-cell table:style-name="Table11.A2" office:value-type="string">
            <text:p text:style-name="P2"><text:span text:style-name="T3">Special Qualities:</text:span></text:p>
          </table:table-cell>
          <table:table-cell table:style-name="Table11.A2" office:value-type="string">
            <text:p text:style-name="P2"><text:span text:style-name="T4">Alternate form, boar empathy, ferocity, low-light vision, scent</text:span></text:p>
          </table:table-cell>
          <table:table-cell table:style-name="Table11.A2" office:value-type="string">
            <text:p text:style-name="P2"><text:span text:style-name="T4">Alternate form, boar empathy, damage reduction 10/silver, ferocity, low-light vision, scent</text:span></text:p>
          </table:table-cell>
          <table:table-cell table:style-name="Table11.A2" office:value-type="string">
            <text:p text:style-name="P2"><text:span text:style-name="T4">Alternate form, boar empathy, damage reduction 10/silver, ferocity, low-light vision, scent</text:span></text:p>
          </table:table-cell>
        </table:table-row>
        <table:table-row table:style-name="Table11.1">
          <table:table-cell table:style-name="Table11.A2" office:value-type="string">
            <text:p text:style-name="P2"><text:span text:style-name="T3">Saves:</text:span></text:p>
          </table:table-cell>
          <table:table-cell table:style-name="Table11.A2" office:value-type="string">
            <text:p text:style-name="P2"><text:span text:style-name="T4">Fort +6, Ref +3, Will +3</text:span></text:p>
          </table:table-cell>
          <table:table-cell table:style-name="Table11.A2" office:value-type="string">
            <text:p text:style-name="P2"><text:span text:style-name="T4">Fort +9, Ref +3, Will +3</text:span></text:p>
          </table:table-cell>
          <table:table-cell table:style-name="Table11.A2" office:value-type="string">
            <text:p text:style-name="P2"><text:span text:style-name="T4">Fort +9, Ref +3, Will +3</text:span></text:p>
          </table:table-cell>
        </table:table-row>
        <table:table-row table:style-name="Table11.1">
          <table:table-cell table:style-name="Table11.A2" office:value-type="string">
            <text:p text:style-name="P2"><text:span text:style-name="T3">Abilities:</text:span></text:p>
          </table:table-cell>
          <table:table-cell table:style-name="Table11.A2" office:value-type="string">
            <text:p text:style-name="P2"><text:span text:style-name="T4">Str 13, Dex 11, Con 12, Int 10, Wis 11, Cha 8</text:span></text:p>
          </table:table-cell>
          <table:table-cell table:style-name="Table11.A2" office:value-type="string">
            <text:p text:style-name="P2"><text:span text:style-name="T4">Str 17, Dex 11, Con 18, Int 10, Wis 11, Cha 8</text:span></text:p>
          </table:table-cell>
          <table:table-cell table:style-name="Table11.A2" office:value-type="string">
            <text:p text:style-name="P2"><text:span text:style-name="T4">Str 17, Dex 11, Con 18, Int 10, Wis 11, Cha 8</text:span></text:p>
          </table:table-cell>
        </table:table-row>
        <table:table-row table:style-name="Table11.1">
          <table:table-cell table:style-name="Table11.A2" office:value-type="string">
            <text:p text:style-name="P2"><text:span text:style-name="T3">Skills:</text:span></text:p>
          </table:table-cell>
          <table:table-cell table:style-name="Table11.A2" office:value-type="string">
            <text:p text:style-name="P2"><text:span text:style-name="T4">Handle Animal +3, Intimidate +3, Listen +5, Spot +4</text:span></text:p>
          </table:table-cell>
          <table:table-cell table:style-name="Table11.A2" office:value-type="string">
            <text:p text:style-name="P2"><text:span text:style-name="T4">Handle Animal +3, Intimidate +3, Listen +5, Spot +4</text:span></text:p>
          </table:table-cell>
          <table:table-cell table:style-name="Table11.A2" office:value-type="string">
            <text:p text:style-name="P2"><text:span text:style-name="T4">Handle Animal +3, Intimidate +3, Listen +5, Spot +4</text:span></text:p>
          </table:table-cell>
        </table:table-row>
        <table:table-row table:style-name="Table11.1">
          <table:table-cell table:style-name="Table11.A2" office:value-type="string">
            <text:p text:style-name="P2"><text:span text:style-name="T3">Feats:</text:span></text:p>
          </table:table-cell>
          <table:table-cell table:style-name="Table11.A2" office:value-type="string">
            <text:p text:style-name="P2"><text:span text:style-name="T4">Alertness</text:span><text:span text:style-name="T21">B</text:span><text:span text:style-name="T4">, Improved Bull Rush, Iron Will</text:span><text:span text:style-name="T21">B</text:span><text:span text:style-name="T4">, Power Attack, Toughness</text:span></text:p>
          </table:table-cell>
          <table:table-cell table:style-name="Table11.A2" office:value-type="string">
            <text:p text:style-name="P2"><text:span text:style-name="T4">(same as human form)</text:span></text:p>
          </table:table-cell>
          <table:table-cell table:style-name="Table11.A2" office:value-type="string">
            <text:p text:style-name="P2"><text:span text:style-name="T4">(same as human form)</text:span></text:p>
          </table:table-cell>
        </table:table-row>
        <table:table-row table:style-name="Table11.1">
          <table:table-cell table:style-name="Table11.A2" office:value-type="string">
            <text:p text:style-name="P2"><text:span text:style-name="T3">Environment:</text:span></text:p>
          </table:table-cell>
          <table:table-cell table:style-name="Table11.A2" office:value-type="string">
            <text:p text:style-name="P2"><text:span text:style-name="T4">Temperate forests</text:span></text:p>
          </table:table-cell>
          <table:table-cell table:style-name="Table11.A2" office:value-type="string">
            <text:p text:style-name="P2"><text:span text:style-name="T4">Temperate forests</text:span></text:p>
          </table:table-cell>
          <table:table-cell table:style-name="Table11.A2" office:value-type="string">
            <text:p text:style-name="P2"><text:span text:style-name="T4">Temperate forests</text:span></text:p>
          </table:table-cell>
        </table:table-row>
        <table:table-row table:style-name="Table11.1">
          <table:table-cell table:style-name="Table11.A2" office:value-type="string">
            <text:p text:style-name="P2"><text:span text:style-name="T3">Organization:</text:span></text:p>
          </table:table-cell>
          <table:table-cell table:style-name="Table11.A2" office:value-type="string">
            <text:p text:style-name="P2"><text:span text:style-name="T4">Solitary, pair, brood (3–4), or troupe (2–4 plus 1–4 boars)</text:span></text:p>
          </table:table-cell>
          <table:table-cell table:style-name="Table11.A2" office:value-type="string">
            <text:p text:style-name="P2"><text:span text:style-name="T4">(same as human form)</text:span></text:p>
          </table:table-cell>
          <table:table-cell table:style-name="Table11.A2" office:value-type="string">
            <text:p text:style-name="P2"><text:span text:style-name="T4">(same as human form)</text:span></text:p>
          </table:table-cell>
        </table:table-row>
        <table:table-row table:style-name="Table11.1">
          <table:table-cell table:style-name="Table11.A2" office:value-type="string">
            <text:p text:style-name="P2"><text:span text:style-name="T3">Challenge Rating:</text:span></text:p>
          </table:table-cell>
          <table:table-cell table:style-name="Table11.A2" office:value-type="string">
            <text:p text:style-name="P2"><text:span text:style-name="T4">4</text:span></text:p>
          </table:table-cell>
          <table:table-cell table:style-name="Table11.A2" office:value-type="string">
            <text:p text:style-name="P2"><text:span text:style-name="T4">4</text:span></text:p>
          </table:table-cell>
          <table:table-cell table:style-name="Table11.A2" office:value-type="string">
            <text:p text:style-name="P2"><text:span text:style-name="T4">4</text:span></text:p>
          </table:table-cell>
        </table:table-row>
        <table:table-row table:style-name="Table11.1">
          <table:table-cell table:style-name="Table11.A2" office:value-type="string">
            <text:p text:style-name="P2"><text:span text:style-name="T3">Treasure:</text:span></text:p>
          </table:table-cell>
          <table:table-cell table:style-name="Table11.A2" office:value-type="string">
            <text:p text:style-name="P2"><text:span text:style-name="T4">Standard</text:span></text:p>
          </table:table-cell>
          <table:table-cell table:style-name="Table11.A2" office:value-type="string">
            <text:p text:style-name="P2"><text:span text:style-name="T4">Standard</text:span></text:p>
          </table:table-cell>
          <table:table-cell table:style-name="Table11.A2" office:value-type="string">
            <text:p text:style-name="P2"><text:span text:style-name="T4">Standard</text:span></text:p>
          </table:table-cell>
        </table:table-row>
        <table:table-row table:style-name="Table11.1">
          <table:table-cell table:style-name="Table11.A2" office:value-type="string">
            <text:p text:style-name="P2"><text:span text:style-name="T3">Alignment:</text:span></text:p>
          </table:table-cell>
          <table:table-cell table:style-name="Table11.A2" office:value-type="string">
            <text:p text:style-name="P2"><text:span text:style-name="T4">Always neutral</text:span></text:p>
          </table:table-cell>
          <table:table-cell table:style-name="Table11.A2" office:value-type="string">
            <text:p text:style-name="P2"><text:span text:style-name="T4">Always neutral</text:span></text:p>
          </table:table-cell>
          <table:table-cell table:style-name="Table11.A2" office:value-type="string">
            <text:p text:style-name="P2"><text:span text:style-name="T4">Always neutral</text:span></text:p>
          </table:table-cell>
        </table:table-row>
        <table:table-row table:style-name="Table11.1">
          <table:table-cell table:style-name="Table11.A2" office:value-type="string">
            <text:p text:style-name="P2"><text:span text:style-name="T3">Advancement:</text:span></text:p>
          </table:table-cell>
          <table:table-cell table:style-name="Table11.A2" office:value-type="string">
            <text:p text:style-name="P2"><text:span text:style-name="T4">By character class</text:span></text:p>
          </table:table-cell>
          <table:table-cell table:style-name="Table11.A2" office:value-type="string">
            <text:p text:style-name="P2"><text:span text:style-name="T4">By character class</text:span></text:p>
          </table:table-cell>
          <table:table-cell table:style-name="Table11.A2" office:value-type="string">
            <text:p text:style-name="P2"><text:span text:style-name="T4">By character class</text:span></text:p>
          </table:table-cell>
        </table:table-row>
        <table:table-row table:style-name="Table11.1">
          <table:table-cell table:style-name="Table11.A23" office:value-type="string">
            <text:p text:style-name="P9"><text:span text:style-name="T3">Level Adjustment:</text:span></text:p>
          </table:table-cell>
          <table:table-cell table:style-name="Table11.A23" office:value-type="string">
            <text:p text:style-name="P9"><text:span text:style-name="T4">+3</text:span></text:p>
          </table:table-cell>
          <table:table-cell table:style-name="Table11.A23" office:value-type="string">
            <text:p text:style-name="P9"><text:span text:style-name="T4">+3</text:span></text:p>
          </table:table-cell>
          <table:table-cell table:style-name="Table11.A23" office:value-type="string">
            <text:p text:style-name="P9"><text:span text:style-name="T4">+3</text:span></text:p>
          </table:table-cell>
        </table:table-row>
      </table:table>
      <text:p text:style-name="P2"><text:span text:style-name="T13">A wereboar in humanoid form tends to be a stocky, muscular individual of average height. It dresses in simple garments that are easy to remove, repair, or replace.</text:span></text:p>
      <text:p text:style-name="P2"><text:span text:style-name="T19">Combat</text:span></text:p>
      <text:p text:style-name="P2"><text:span text:style-name="T13">In any form, wereboars are as ferocious as normal boars. When in hybrid form, they fight with a weapon and their dangerous gore attack.</text:span></text:p>
      <text:p text:style-name="P2"><text:span text:style-name="T14">Alternate Form (Su): </text:span><text:span text:style-name="T13">A wereboar can assume the form of a boar or a boar-humanoid hybrid.</text:span></text:p>
      <text:p text:style-name="P2"><text:span text:style-name="T14">Boar Empathy (Ex):</text:span><text:span text:style-name="T13"> Communicate with boars and dire boars, and +4 racial bonus on Charisma-based checks against boars and dire boars.</text:span></text:p>
      <text:p text:style-name="P2"><text:span text:style-name="T14">Curse of Lycanthropy (Su):</text:span><text:span text:style-name="T13"> Any humanoid or giant hit by the wereboar’s gore attack in animal or hybrid form must succeed on a DC 15 Fortitude save or contract lycanthropy.</text:span></text:p>
      <text:p text:style-name="P2"><text:span text:style-name="T14">Ferocity (Ex):</text:span><text:span text:style-name="T13"> A wereboar is such a tenacious combatant that it continues to fight without penalty even while disabled or dying. </text:span></text:p>
      <text:p text:style-name="P2"><text:span text:style-name="T13">The wereboar presented here is a 1st-level human warrior and natural lycanthrope, using the following base ability scores: Str 13, Dex 11, Con 12, Int 10, Wis 9, Cha 8.</text:span></text:p>
      <text:p text:style-name="P3"/>
      <text:p text:style-name="P2"><text:span text:style-name="T18">WERERAT</text:span></text:p>
      <table:table table:name="Table12" table:style-name="Table12">
        <table:table-column table:style-name="Table12.A"/>
        <table:table-column table:style-name="Table12.B" table:number-columns-repeated="3"/>
        <text:soft-page-break/>
        <table:table-row table:style-name="Table12.1">
          <table:table-cell table:style-name="Table12.A1" office:value-type="string">
            <text:p text:style-name="P9"><text:span text:style-name="T3"><text:s/></text:span></text:p>
          </table:table-cell>
          <table:table-cell table:style-name="Table12.A1" office:value-type="string">
            <text:p text:style-name="P9"><text:span text:style-name="T3">Wererat, Human Form</text:span></text:p>
          </table:table-cell>
          <table:table-cell table:style-name="Table12.A1" office:value-type="string">
            <text:p text:style-name="P9"><text:span text:style-name="T3">Wererat, Dire Rat Form</text:span></text:p>
          </table:table-cell>
          <table:table-cell table:style-name="Table12.A1" office:value-type="string">
            <text:p text:style-name="P9"><text:span text:style-name="T3">Wererat, Hybrid Form</text:span></text:p>
          </table:table-cell>
        </table:table-row>
        <table:table-row table:style-name="Table12.1">
          <table:table-cell table:style-name="Table12.A2" office:value-type="string">
            <text:p text:style-name="P9"><text:span text:style-name="T3"><text:s/></text:span></text:p>
          </table:table-cell>
          <table:table-cell table:style-name="Table12.A2" office:value-type="string">
            <text:p text:style-name="P9"><text:span text:style-name="T4">Medium Humanoid (Human, Shapechanger)</text:span></text:p>
          </table:table-cell>
          <table:table-cell table:style-name="Table12.A2" office:value-type="string">
            <text:p text:style-name="P9"><text:span text:style-name="T4">Small Humanoid (Human, Shapechanger)</text:span></text:p>
          </table:table-cell>
          <table:table-cell table:style-name="Table12.A2" office:value-type="string">
            <text:p text:style-name="P9"><text:span text:style-name="T4">Medium Humanoid (Human, Shapechanger)</text:span></text:p>
          </table:table-cell>
        </table:table-row>
        <table:table-row table:style-name="Table12.1">
          <table:table-cell table:style-name="Table12.A2" office:value-type="string">
            <text:p text:style-name="P2"><text:span text:style-name="T3">Hit Dice:</text:span></text:p>
          </table:table-cell>
          <table:table-cell table:style-name="Table12.A2" office:value-type="string">
            <text:p text:style-name="P2"><text:span text:style-name="T4">1d8+1 plus 1d8+2 (12 hp)</text:span></text:p>
          </table:table-cell>
          <table:table-cell table:style-name="Table12.A2" office:value-type="string">
            <text:p text:style-name="P2"><text:span text:style-name="T4">1d8+1 plus 1d8+2 (12 hp)</text:span></text:p>
          </table:table-cell>
          <table:table-cell table:style-name="Table12.A2" office:value-type="string">
            <text:p text:style-name="P2"><text:span text:style-name="T4">1d8+1 plus 1d8+2 (12 hp)</text:span></text:p>
          </table:table-cell>
        </table:table-row>
        <table:table-row table:style-name="Table12.1">
          <table:table-cell table:style-name="Table12.A2" office:value-type="string">
            <text:p text:style-name="P2"><text:span text:style-name="T3">Initiative:</text:span></text:p>
          </table:table-cell>
          <table:table-cell table:style-name="Table12.A2" office:value-type="string">
            <text:p text:style-name="P2"><text:span text:style-name="T4">+0</text:span></text:p>
          </table:table-cell>
          <table:table-cell table:style-name="Table12.A2" office:value-type="string">
            <text:p text:style-name="P2"><text:span text:style-name="T4">+3</text:span></text:p>
          </table:table-cell>
          <table:table-cell table:style-name="Table12.A2" office:value-type="string">
            <text:p text:style-name="P2"><text:span text:style-name="T4">+3</text:span></text:p>
          </table:table-cell>
        </table:table-row>
        <table:table-row table:style-name="Table12.1">
          <table:table-cell table:style-name="Table12.A2" office:value-type="string">
            <text:p text:style-name="P2"><text:span text:style-name="T3">Speed:</text:span></text:p>
          </table:table-cell>
          <table:table-cell table:style-name="Table12.A2" office:value-type="string">
            <text:p text:style-name="P2"><text:span text:style-name="T4">30 ft. (6 squares)</text:span></text:p>
          </table:table-cell>
          <table:table-cell table:style-name="Table12.A2" office:value-type="string">
            <text:p text:style-name="P2"><text:span text:style-name="T4">40 ft. (8 squares), climb 20 ft.</text:span></text:p>
          </table:table-cell>
          <table:table-cell table:style-name="Table12.A2" office:value-type="string">
            <text:p text:style-name="P2"><text:span text:style-name="T4">30 ft. (6 squares)</text:span></text:p>
          </table:table-cell>
        </table:table-row>
        <table:table-row table:style-name="Table12.1">
          <table:table-cell table:style-name="Table12.A2" office:value-type="string">
            <text:p text:style-name="P2"><text:span text:style-name="T3">Armor Class:</text:span></text:p>
          </table:table-cell>
          <table:table-cell table:style-name="Table12.A2" office:value-type="string">
            <text:p text:style-name="P2"><text:span text:style-name="T4">15 (+2 natural, +2 leather, +1 buckler) touch 10, flat-footed 15</text:span></text:p>
          </table:table-cell>
          <table:table-cell table:style-name="Table12.A2" office:value-type="string">
            <text:p text:style-name="P2"><text:span text:style-name="T4">17 (+1 size, +3 Dex, +3 natural), touch 14, flat-footed 14</text:span></text:p>
          </table:table-cell>
          <table:table-cell table:style-name="Table12.A2" office:value-type="string">
            <text:p text:style-name="P2"><text:span text:style-name="T4">16 (+3 Dex, +3 natural) touch 13, flat-footed 13</text:span></text:p>
          </table:table-cell>
        </table:table-row>
        <table:table-row table:style-name="Table12.1">
          <table:table-cell table:style-name="Table12.A2" office:value-type="string">
            <text:p text:style-name="P2"><text:span text:style-name="T3">Base Attack/Grapple:</text:span></text:p>
          </table:table-cell>
          <table:table-cell table:style-name="Table12.A2" office:value-type="string">
            <text:p text:style-name="P2"><text:span text:style-name="T4">+1/+2</text:span></text:p>
          </table:table-cell>
          <table:table-cell table:style-name="Table12.A2" office:value-type="string">
            <text:p text:style-name="P2"><text:span text:style-name="T4">+1/–2</text:span></text:p>
          </table:table-cell>
          <table:table-cell table:style-name="Table12.A2" office:value-type="string">
            <text:p text:style-name="P2"><text:span text:style-name="T4">+1/+2</text:span></text:p>
          </table:table-cell>
        </table:table-row>
        <table:table-row table:style-name="Table12.1">
          <table:table-cell table:style-name="Table12.A2" office:value-type="string">
            <text:p text:style-name="P2"><text:span text:style-name="T3">Attack:</text:span></text:p>
          </table:table-cell>
          <table:table-cell table:style-name="Table12.A2" office:value-type="string">
            <text:p text:style-name="P2"><text:span text:style-name="T4">Rapier +2 melee (1d6+1/18–20) or light crossbow +1 ranged (1d8/19–20)</text:span></text:p>
          </table:table-cell>
          <table:table-cell table:style-name="Table12.A2" office:value-type="string">
            <text:p text:style-name="P2"><text:span text:style-name="T4">Bite +6 melee (1d4+1 plus disease)</text:span></text:p>
          </table:table-cell>
          <table:table-cell table:style-name="Table12.A2" office:value-type="string">
            <text:p text:style-name="P2"><text:span text:style-name="T4">Rapier +5 melee (1d6+1/18–20) or light crossbow +4 ranged (1d8/19–20)</text:span></text:p>
          </table:table-cell>
        </table:table-row>
        <table:table-row table:style-name="Table12.1">
          <table:table-cell table:style-name="Table12.A2" office:value-type="string">
            <text:p text:style-name="P2"><text:span text:style-name="T3">Full Attack:</text:span></text:p>
          </table:table-cell>
          <table:table-cell table:style-name="Table12.A2" office:value-type="string">
            <text:p text:style-name="P2"><text:span text:style-name="T4">Rapier +2 melee (1d6+1/18–20) or light crossbow +1 ranged (1d8/19–20)</text:span></text:p>
          </table:table-cell>
          <table:table-cell table:style-name="Table12.A2" office:value-type="string">
            <text:p text:style-name="P2"><text:span text:style-name="T4">Bite +6 melee (1d4+1 plus disease)</text:span></text:p>
          </table:table-cell>
          <table:table-cell table:style-name="Table12.A2" office:value-type="string">
            <text:p text:style-name="P2"><text:span text:style-name="T4">Rapier +4 melee (1d6+1/18–20) and bite –1 melee (1d6 plus disease); or light crossbow +4 ranged (1d8/19–20)</text:span></text:p>
          </table:table-cell>
        </table:table-row>
        <table:table-row table:style-name="Table12.1">
          <table:table-cell table:style-name="Table12.A2" office:value-type="string">
            <text:p text:style-name="P2"><text:span text:style-name="T3">Space/Reach:</text:span></text:p>
          </table:table-cell>
          <table:table-cell table:style-name="Table12.A2" office:value-type="string">
            <text:p text:style-name="P2"><text:span text:style-name="T4">5 ft./5 ft.</text:span></text:p>
          </table:table-cell>
          <table:table-cell table:style-name="Table12.A2" office:value-type="string">
            <text:p text:style-name="P2"><text:span text:style-name="T4">5 ft./5 ft.</text:span></text:p>
          </table:table-cell>
          <table:table-cell table:style-name="Table12.A2" office:value-type="string">
            <text:p text:style-name="P2"><text:span text:style-name="T4">5 ft./5 ft.</text:span></text:p>
          </table:table-cell>
        </table:table-row>
        <table:table-row table:style-name="Table12.1">
          <table:table-cell table:style-name="Table12.A2" office:value-type="string">
            <text:p text:style-name="P2"><text:span text:style-name="T3">Special Attacks:</text:span></text:p>
          </table:table-cell>
          <table:table-cell table:style-name="Table12.A2" office:value-type="string">
            <text:p text:style-name="P2"><text:span text:style-name="T4">—</text:span></text:p>
          </table:table-cell>
          <table:table-cell table:style-name="Table12.A2" office:value-type="string">
            <text:p text:style-name="P2"><text:span text:style-name="T4">Curse of lycanthropy, disease</text:span></text:p>
          </table:table-cell>
          <table:table-cell table:style-name="Table12.A2" office:value-type="string">
            <text:p text:style-name="P2"><text:span text:style-name="T4">Curse of lycanthropy, disease</text:span></text:p>
          </table:table-cell>
        </table:table-row>
        <table:table-row table:style-name="Table12.1">
          <table:table-cell table:style-name="Table12.A2" office:value-type="string">
            <text:p text:style-name="P2"><text:span text:style-name="T3">Special Qualities:</text:span></text:p>
          </table:table-cell>
          <table:table-cell table:style-name="Table12.A2" office:value-type="string">
            <text:p text:style-name="P2"><text:span text:style-name="T4">Alternate form, rat empathy, low-light vision, scent</text:span></text:p>
          </table:table-cell>
          <table:table-cell table:style-name="Table12.A2" office:value-type="string">
            <text:p text:style-name="P2"><text:span text:style-name="T4">Alternate form, rat empathy, damage reduction 10/silver, low-light vision, scent</text:span></text:p>
          </table:table-cell>
          <table:table-cell table:style-name="Table12.A2" office:value-type="string">
            <text:p text:style-name="P2"><text:span text:style-name="T4">Alternate form, rat empathy, damage reduction 10/silver, low-light vision, scent</text:span></text:p>
          </table:table-cell>
        </table:table-row>
        <table:table-row table:style-name="Table12.1">
          <table:table-cell table:style-name="Table12.A2" office:value-type="string">
            <text:p text:style-name="P2"><text:span text:style-name="T3">Saves:</text:span></text:p>
          </table:table-cell>
          <table:table-cell table:style-name="Table12.A2" office:value-type="string">
            <text:p text:style-name="P2"><text:span text:style-name="T4">Fort +5, Ref +2, Will +4</text:span></text:p>
          </table:table-cell>
          <table:table-cell table:style-name="Table12.A2" office:value-type="string">
            <text:p text:style-name="P2"><text:span text:style-name="T4">Fort +6, Ref +5, Will +4</text:span></text:p>
          </table:table-cell>
          <table:table-cell table:style-name="Table12.A2" office:value-type="string">
            <text:p text:style-name="P2"><text:span text:style-name="T4">Fort +6, Ref +5, Will +4</text:span></text:p>
          </table:table-cell>
        </table:table-row>
        <table:table-row table:style-name="Table12.1">
          <table:table-cell table:style-name="Table12.A2" office:value-type="string">
            <text:p text:style-name="P2"><text:span text:style-name="T3">Abilities:</text:span></text:p>
          </table:table-cell>
          <table:table-cell table:style-name="Table12.A2" office:value-type="string">
            <text:p text:style-name="P2"><text:span text:style-name="T4">Str 13, Dex 11, Con 12, Int 10, Wis 11, Cha 8</text:span></text:p>
          </table:table-cell>
          <table:table-cell table:style-name="Table12.A2" office:value-type="string">
            <text:p text:style-name="P2"><text:span text:style-name="T4">Str 13, Dex 17, Con 14, Int 10, Wis 11, Cha 8</text:span></text:p>
          </table:table-cell>
          <table:table-cell table:style-name="Table12.A2" office:value-type="string">
            <text:p text:style-name="P2"><text:span text:style-name="T4">Str 13, Dex 17, Con 14, Int 10, Wis 11, Cha 8</text:span></text:p>
          </table:table-cell>
        </table:table-row>
        <table:table-row table:style-name="Table12.1">
          <table:table-cell table:style-name="Table12.A2" office:value-type="string">
            <text:p text:style-name="P2"><text:span text:style-name="T3">Skills:</text:span></text:p>
          </table:table-cell>
          <table:table-cell table:style-name="Table12.A2" office:value-type="string">
            <text:p text:style-name="P2"><text:span text:style-name="T4">Climb +0, Handle Animal +3, Hide +1, Listen +4, Move Silently +0, Spot +4, Swim +9</text:span></text:p>
          </table:table-cell>
          <table:table-cell table:style-name="Table12.A2" office:value-type="string">
            <text:p text:style-name="P2"><text:span text:style-name="T4">Climb +11, Handle Animal +3, Hide +8, Listen +4, Move Silently +4, Spot +4, Swim +11</text:span></text:p>
          </table:table-cell>
          <table:table-cell table:style-name="Table12.A2" office:value-type="string">
            <text:p text:style-name="P2"><text:span text:style-name="T4">Climb +4, Handle Animal +3, Hide +5, Listen +4, Move Silently +4, Spot +4, Swim +9</text:span></text:p>
          </table:table-cell>
        </table:table-row>
        <table:table-row table:style-name="Table12.1">
          <table:table-cell table:style-name="Table12.A2" office:value-type="string">
            <text:p text:style-name="P2"><text:span text:style-name="T3">Feats:</text:span></text:p>
          </table:table-cell>
          <table:table-cell table:style-name="Table12.A2" office:value-type="string">
            <text:p text:style-name="P2"><text:span text:style-name="T4">Alertness, Dodge, Iron Will</text:span><text:span text:style-name="T21">B</text:span><text:span text:style-name="T4">, Weapon Finesse</text:span><text:span text:style-name="T21">B</text:span></text:p>
          </table:table-cell>
          <table:table-cell table:style-name="Table12.A2" office:value-type="string">
            <text:p text:style-name="P2"><text:span text:style-name="T4">(same as human form)</text:span></text:p>
          </table:table-cell>
          <table:table-cell table:style-name="Table12.A2" office:value-type="string">
            <text:p text:style-name="P2"><text:span text:style-name="T4">(same as human form)</text:span></text:p>
          </table:table-cell>
        </table:table-row>
        <table:table-row table:style-name="Table12.1">
          <table:table-cell table:style-name="Table12.A2" office:value-type="string">
            <text:p text:style-name="P2"><text:span text:style-name="T3">Environment:</text:span></text:p>
          </table:table-cell>
          <table:table-cell table:style-name="Table12.A2" office:value-type="string">
            <text:p text:style-name="P2"><text:span text:style-name="T4">Any</text:span></text:p>
          </table:table-cell>
          <table:table-cell table:style-name="Table12.A2" office:value-type="string">
            <text:p text:style-name="P2"><text:span text:style-name="T4">Any</text:span></text:p>
          </table:table-cell>
          <table:table-cell table:style-name="Table12.A2" office:value-type="string">
            <text:p text:style-name="P2"><text:span text:style-name="T4">Any</text:span></text:p>
          </table:table-cell>
        </table:table-row>
        <table:table-row table:style-name="Table12.1">
          <table:table-cell table:style-name="Table12.A2" office:value-type="string">
            <text:p text:style-name="P2"><text:span text:style-name="T3">Organization:</text:span></text:p>
          </table:table-cell>
          <table:table-cell table:style-name="Table12.A2" office:value-type="string">
            <text:p text:style-name="P2"><text:span text:style-name="T4">Solitary, pair, pack (6–10), or troupe (2–5 plus 5–8 dire rats)</text:span></text:p>
          </table:table-cell>
          <table:table-cell table:style-name="Table12.A2" office:value-type="string">
            <text:p text:style-name="P2"><text:span text:style-name="T4">(same as human form)</text:span></text:p>
          </table:table-cell>
          <table:table-cell table:style-name="Table12.A2" office:value-type="string">
            <text:p text:style-name="P2"><text:span text:style-name="T4">(same as human form)</text:span></text:p>
          </table:table-cell>
        </table:table-row>
        <table:table-row table:style-name="Table12.1">
          <table:table-cell table:style-name="Table12.A2" office:value-type="string">
            <text:p text:style-name="P2"><text:span text:style-name="T3">Challenge Rating:</text:span></text:p>
          </table:table-cell>
          <table:table-cell table:style-name="Table12.A2" office:value-type="string">
            <text:p text:style-name="P2"><text:span text:style-name="T4">2</text:span></text:p>
          </table:table-cell>
          <table:table-cell table:style-name="Table12.A2" office:value-type="string">
            <text:p text:style-name="P2"><text:span text:style-name="T4">2</text:span></text:p>
          </table:table-cell>
          <table:table-cell table:style-name="Table12.A2" office:value-type="string">
            <text:p text:style-name="P2"><text:span text:style-name="T4">2</text:span></text:p>
          </table:table-cell>
        </table:table-row>
        <table:table-row table:style-name="Table12.1">
          <table:table-cell table:style-name="Table12.A2" office:value-type="string">
            <text:p text:style-name="P2"><text:span text:style-name="T3">Treasure:</text:span></text:p>
          </table:table-cell>
          <table:table-cell table:style-name="Table12.A2" office:value-type="string">
            <text:p text:style-name="P2"><text:span text:style-name="T4">Standard</text:span></text:p>
          </table:table-cell>
          <table:table-cell table:style-name="Table12.A2" office:value-type="string">
            <text:p text:style-name="P2"><text:span text:style-name="T4">Standard</text:span></text:p>
          </table:table-cell>
          <table:table-cell table:style-name="Table12.A2" office:value-type="string">
            <text:p text:style-name="P2"><text:span text:style-name="T4">Standard</text:span></text:p>
          </table:table-cell>
        </table:table-row>
        <table:table-row table:style-name="Table12.1">
          <table:table-cell table:style-name="Table12.A2" office:value-type="string">
            <text:p text:style-name="P2"><text:span text:style-name="T3">Alignment:</text:span></text:p>
          </table:table-cell>
          <table:table-cell table:style-name="Table12.A2" office:value-type="string">
            <text:p text:style-name="P2"><text:span text:style-name="T4">Always lawful evil</text:span></text:p>
          </table:table-cell>
          <table:table-cell table:style-name="Table12.A2" office:value-type="string">
            <text:p text:style-name="P2"><text:span text:style-name="T4">Always lawful evil</text:span></text:p>
          </table:table-cell>
          <table:table-cell table:style-name="Table12.A2" office:value-type="string">
            <text:p text:style-name="P2"><text:span text:style-name="T4">Always lawful evil</text:span></text:p>
          </table:table-cell>
        </table:table-row>
        <table:table-row table:style-name="Table12.1">
          <table:table-cell table:style-name="Table12.A2" office:value-type="string">
            <text:p text:style-name="P2"><text:span text:style-name="T3">Advancement:</text:span></text:p>
          </table:table-cell>
          <table:table-cell table:style-name="Table12.A2" office:value-type="string">
            <text:p text:style-name="P2"><text:span text:style-name="T4">By character class</text:span></text:p>
          </table:table-cell>
          <table:table-cell table:style-name="Table12.A2" office:value-type="string">
            <text:p text:style-name="P2"><text:span text:style-name="T4">By character class</text:span></text:p>
          </table:table-cell>
          <table:table-cell table:style-name="Table12.A2" office:value-type="string">
            <text:p text:style-name="P2"><text:span text:style-name="T4">By character class</text:span></text:p>
          </table:table-cell>
        </table:table-row>
        <table:table-row table:style-name="Table12.1">
          <table:table-cell table:style-name="Table12.A23" office:value-type="string">
            <text:p text:style-name="P9"><text:span text:style-name="T3">Level Adjustment:</text:span></text:p>
          </table:table-cell>
          <table:table-cell table:style-name="Table12.A23" office:value-type="string">
            <text:p text:style-name="P9"><text:span text:style-name="T4">+3</text:span></text:p>
          </table:table-cell>
          <table:table-cell table:style-name="Table12.A23" office:value-type="string">
            <text:p text:style-name="P9"><text:span text:style-name="T4">+3</text:span></text:p>
          </table:table-cell>
          <table:table-cell table:style-name="Table12.A23" office:value-type="string">
            <text:p text:style-name="P9"><text:span text:style-name="T4">+3</text:span></text:p>
          </table:table-cell>
        </table:table-row>
      </table:table>
      <text:p text:style-name="P2"><text:span text:style-name="T13">A wererat in humanoid form tends to be a thin, wiry individual of shorter than average height. The eyes constantly dart around, and the nose and mouth may twitch if he or she is excited. Males often have thin, ragged mustaches.</text:span></text:p>
      <text:p text:style-name="P2"><text:span text:style-name="T19">Combat</text:span></text:p>
      <text:p text:style-name="P2"><text:span text:style-name="T13">In animal form, wererats avoid combat, preferring to use their dire rat shape for skulking and spying. In hybrid form, a wererat fights with a rapier and light crossbow.</text:span></text:p>
      <text:p text:style-name="P2"><text:span text:style-name="T14">Alternate Form (Su):</text:span><text:span text:style-name="T13"> A wererat can assume a bipedal hybrid form or the form of a dire rat.</text:span></text:p>
      <text:p text:style-name="P2"><text:span text:style-name="T14">Curse of Lycanthropy (Su):</text:span><text:span text:style-name="T13"> Any humanoid or giant hit by a wererat’s bite attack in animal or hybrid form must succeed on a DC 15 Fortitude save or contract lycanthropy.</text:span></text:p>
      <text:p text:style-name="P2"><text:span text:style-name="T14">Disease (Ex):</text:span><text:span text:style-name="T13"> Filth fever; bite, Fortitude DC 12, incubation period 1d3 days, damage 1d3 Dex and 1d3 Con. The save DC is Constitution-based.</text:span></text:p>
      <text:p text:style-name="P2"><text:span text:style-name="T14">Rat Empathy (Ex): </text:span><text:span text:style-name="T13">Communicate with rats and dire rats, and +4 racial bonus on Charisma-based checks against rats and dire rats.</text:span></text:p>
      <text:p text:style-name="P2"><text:span text:style-name="T14">Skills:</text:span><text:span text:style-name="T13"> A wererat in rat or hybrid form uses its Dexterity modifier for Climb or Swim checks. It has a +8 racial bonus on Climb checks and can always choose to take 10 on a Climb check, even if rushed or threatened.</text:span></text:p>
      <text:p text:style-name="P2"><text:span text:style-name="T13">Wererats have a +8 racial bonus on Swim checks from their dire rat form.</text:span></text:p>
      <text:p text:style-name="P2"><text:span text:style-name="T14">Feats:</text:span><text:span text:style-name="T13"> Wererats gain Weapon Finesse as a bonus feat. </text:span></text:p>
      <text:p text:style-name="P2"><text:span text:style-name="T13">The wererat presented here is based on a 1st-level human warrior who is a natural lycanthrope, using the following base ability scores: Str 13, Dex 11, Con 12, Int 10, Wis 9, Cha 8.</text:span></text:p>
      <text:p text:style-name="P3"/>
      <text:p text:style-name="P2"><text:span text:style-name="T18">WERETIGER</text:span></text:p>
      <table:table table:name="Table13" table:style-name="Table13">
        <table:table-column table:style-name="Table13.A"/>
        <table:table-column table:style-name="Table13.B" table:number-columns-repeated="2"/>
        <table:table-column table:style-name="Table13.D"/>
        <text:soft-page-break/>
        <table:table-row table:style-name="Table13.1">
          <table:table-cell table:style-name="Table13.A1" office:value-type="string">
            <text:p text:style-name="P9"><text:span text:style-name="T3"><text:s/></text:span></text:p>
          </table:table-cell>
          <table:table-cell table:style-name="Table13.A1" office:value-type="string">
            <text:p text:style-name="P9"><text:span text:style-name="T3">Weretiger, Human Form</text:span></text:p>
          </table:table-cell>
          <table:table-cell table:style-name="Table13.A1" office:value-type="string">
            <text:p text:style-name="P9"><text:span text:style-name="T3">Weretiger, Tiger Form</text:span></text:p>
          </table:table-cell>
          <table:table-cell table:style-name="Table13.A1" office:value-type="string">
            <text:p text:style-name="P9"><text:span text:style-name="T3">Weretiger, Hybrid Form</text:span></text:p>
          </table:table-cell>
        </table:table-row>
        <table:table-row table:style-name="Table13.1">
          <table:table-cell table:style-name="Table13.A2" office:value-type="string">
            <text:p text:style-name="P9"><text:span text:style-name="T3"><text:s/></text:span></text:p>
          </table:table-cell>
          <table:table-cell table:style-name="Table13.A2" office:value-type="string">
            <text:p text:style-name="P9"><text:span text:style-name="T4">Medium Humanoid (Human, Shapechanger)</text:span></text:p>
          </table:table-cell>
          <table:table-cell table:style-name="Table13.A2" office:value-type="string">
            <text:p text:style-name="P9"><text:span text:style-name="T4">Large Humanoid (Human, Shapechanger)</text:span></text:p>
          </table:table-cell>
          <table:table-cell table:style-name="Table13.A2" office:value-type="string">
            <text:p text:style-name="P9"><text:span text:style-name="T4">Large Humanoid (Human, Shapechanger)</text:span></text:p>
          </table:table-cell>
        </table:table-row>
        <table:table-row table:style-name="Table13.1">
          <table:table-cell table:style-name="Table13.A2" office:value-type="string">
            <text:p text:style-name="P2"><text:span text:style-name="T3">Hit Dice:</text:span></text:p>
          </table:table-cell>
          <table:table-cell table:style-name="Table13.A2" office:value-type="string">
            <text:p text:style-name="P2"><text:span text:style-name="T4">1d8+1 plus 6d8+18 (50 hp)</text:span></text:p>
          </table:table-cell>
          <table:table-cell table:style-name="Table13.A2" office:value-type="string">
            <text:p text:style-name="P2"><text:span text:style-name="T4">1d8+1 plus 6d8+18 (50 hp)</text:span></text:p>
          </table:table-cell>
          <table:table-cell table:style-name="Table13.A2" office:value-type="string">
            <text:p text:style-name="P2"><text:span text:style-name="T4">1d8+1 plus 6d8+18 (50 hp)</text:span></text:p>
          </table:table-cell>
        </table:table-row>
        <table:table-row table:style-name="Table13.1">
          <table:table-cell table:style-name="Table13.A2" office:value-type="string">
            <text:p text:style-name="P2"><text:span text:style-name="T3">Initiative:</text:span></text:p>
          </table:table-cell>
          <table:table-cell table:style-name="Table13.A2" office:value-type="string">
            <text:p text:style-name="P2"><text:span text:style-name="T4">+4</text:span></text:p>
          </table:table-cell>
          <table:table-cell table:style-name="Table13.A2" office:value-type="string">
            <text:p text:style-name="P2"><text:span text:style-name="T4">+6</text:span></text:p>
          </table:table-cell>
          <table:table-cell table:style-name="Table13.A2" office:value-type="string">
            <text:p text:style-name="P2"><text:span text:style-name="T4">+6</text:span></text:p>
          </table:table-cell>
        </table:table-row>
        <table:table-row table:style-name="Table13.1">
          <table:table-cell table:style-name="Table13.A2" office:value-type="string">
            <text:p text:style-name="P2"><text:span text:style-name="T3">Speed:</text:span></text:p>
          </table:table-cell>
          <table:table-cell table:style-name="Table13.A2" office:value-type="string">
            <text:p text:style-name="P2"><text:span text:style-name="T4">20 ft. in breastplate (4 squares); base speed 30 ft.</text:span></text:p>
          </table:table-cell>
          <table:table-cell table:style-name="Table13.A2" office:value-type="string">
            <text:p text:style-name="P2"><text:span text:style-name="T4">40 ft. (8 squares)</text:span></text:p>
          </table:table-cell>
          <table:table-cell table:style-name="Table13.A2" office:value-type="string">
            <text:p text:style-name="P2"><text:span text:style-name="T4">30 ft. (6 squares)</text:span></text:p>
          </table:table-cell>
        </table:table-row>
        <table:table-row table:style-name="Table13.1">
          <table:table-cell table:style-name="Table13.A2" office:value-type="string">
            <text:p text:style-name="P2"><text:span text:style-name="T3">Armor Class:</text:span></text:p>
          </table:table-cell>
          <table:table-cell table:style-name="Table13.A2" office:value-type="string">
            <text:p text:style-name="P2"><text:span text:style-name="T4">17 (+2 natural, +5 breastplate) touch 10, flat-footed 17</text:span></text:p>
          </table:table-cell>
          <table:table-cell table:style-name="Table13.A2" office:value-type="string">
            <text:p text:style-name="P2"><text:span text:style-name="T4">16 (–1 size, +2 Dex, +5 natural), touch 11, flat-footed 14</text:span></text:p>
          </table:table-cell>
          <table:table-cell table:style-name="Table13.A2" office:value-type="string">
            <text:p text:style-name="P2"><text:span text:style-name="T4">16 (–1 size, +2 Dex, +5 natural), touch 11, flat-footed 14</text:span></text:p>
          </table:table-cell>
        </table:table-row>
        <table:table-row table:style-name="Table13.1">
          <table:table-cell table:style-name="Table13.A2" office:value-type="string">
            <text:p text:style-name="P2"><text:span text:style-name="T3">Base Attack/Grapple:</text:span></text:p>
          </table:table-cell>
          <table:table-cell table:style-name="Table13.A2" office:value-type="string">
            <text:p text:style-name="P2"><text:span text:style-name="T4">+5/+6</text:span></text:p>
          </table:table-cell>
          <table:table-cell table:style-name="Table13.A2" office:value-type="string">
            <text:p text:style-name="P2"><text:span text:style-name="T4">+5/+16</text:span></text:p>
          </table:table-cell>
          <table:table-cell table:style-name="Table13.A2" office:value-type="string">
            <text:p text:style-name="P2"><text:span text:style-name="T4">+5/+16</text:span></text:p>
          </table:table-cell>
        </table:table-row>
        <table:table-row table:style-name="Table13.1">
          <table:table-cell table:style-name="Table13.A2" office:value-type="string">
            <text:p text:style-name="P2"><text:span text:style-name="T3">Attack:</text:span></text:p>
          </table:table-cell>
          <table:table-cell table:style-name="Table13.A2" office:value-type="string">
            <text:p text:style-name="P2"><text:span text:style-name="T4">Glaive +6 melee (1d10+1/x3) or composite longbow (+1 Str bonus) +5 ranged (1d8+1/x3)</text:span></text:p>
          </table:table-cell>
          <table:table-cell table:style-name="Table13.A2" office:value-type="string">
            <text:p text:style-name="P11"/>
          </table:table-cell>
          <table:table-cell table:style-name="Table13.A2" office:value-type="string">
            <text:p text:style-name="P11"/>
          </table:table-cell>
        </table:table-row>
        <table:table-row table:style-name="Table13.1">
          <table:table-cell table:style-name="Table13.A2" office:value-type="string">
            <text:p text:style-name="P12"/>
          </table:table-cell>
          <table:table-cell table:style-name="Table13.A2" office:value-type="string">
            <text:p text:style-name="P2"><text:span text:style-name="T4">Claw +11 melee (1d8+7)</text:span></text:p>
          </table:table-cell>
          <table:table-cell table:style-name="Table13.A2" office:value-type="string">
            <text:p text:style-name="P2"><text:span text:style-name="T4">Claw +11 melee (1d8+7)</text:span></text:p>
          </table:table-cell>
          <table:table-cell table:style-name="Table13.A2" office:value-type="string">
            <text:p text:style-name="P11"/>
          </table:table-cell>
        </table:table-row>
        <table:table-row table:style-name="Table13.1">
          <table:table-cell table:style-name="Table13.A2" office:value-type="string">
            <text:p text:style-name="P2"><text:span text:style-name="T3">Full Attack:</text:span></text:p>
          </table:table-cell>
          <table:table-cell table:style-name="Table13.A2" office:value-type="string">
            <text:p text:style-name="P2"><text:span text:style-name="T4">Glaive +6 melee (1d10+1/x3) or composite longbow (+1 Str bonus) +5 ranged (1d8+1/x3)</text:span></text:p>
          </table:table-cell>
          <table:table-cell table:style-name="Table13.A2" office:value-type="string">
            <text:p text:style-name="P2"><text:span text:style-name="T4">2 claws +11 melee (1d8+7) and bite +6 melee (2d6+3)</text:span></text:p>
          </table:table-cell>
          <table:table-cell table:style-name="Table13.A2" office:value-type="string">
            <text:p text:style-name="P2"><text:span text:style-name="T4">2 claws +11 melee (1d8+7) and bite +6 melee (2d6+3)</text:span></text:p>
          </table:table-cell>
        </table:table-row>
        <table:table-row table:style-name="Table13.1">
          <table:table-cell table:style-name="Table13.A2" office:value-type="string">
            <text:p text:style-name="P2"><text:span text:style-name="T3">Space/Reach:</text:span></text:p>
          </table:table-cell>
          <table:table-cell table:style-name="Table13.A2" office:value-type="string">
            <text:p text:style-name="P2"><text:span text:style-name="T4">5 ft./5 ft. (10 ft. with glaive)</text:span></text:p>
          </table:table-cell>
          <table:table-cell table:style-name="Table13.A2" office:value-type="string">
            <text:p text:style-name="P2"><text:span text:style-name="T4">10 ft./5 ft.</text:span></text:p>
          </table:table-cell>
          <table:table-cell table:style-name="Table13.A2" office:value-type="string">
            <text:p text:style-name="P2"><text:span text:style-name="T4">10 ft./10 ft.</text:span></text:p>
          </table:table-cell>
        </table:table-row>
        <table:table-row table:style-name="Table13.1">
          <table:table-cell table:style-name="Table13.A2" office:value-type="string">
            <text:p text:style-name="P2"><text:span text:style-name="T3">Special Attacks:</text:span></text:p>
          </table:table-cell>
          <table:table-cell table:style-name="Table13.A2" office:value-type="string">
            <text:p text:style-name="P2"><text:span text:style-name="T4">—</text:span></text:p>
          </table:table-cell>
          <table:table-cell table:style-name="Table13.A2" office:value-type="string">
            <text:p text:style-name="P2"><text:span text:style-name="T4">Pounce, improved grab, rake, curse of lycanthropy</text:span></text:p>
          </table:table-cell>
          <table:table-cell table:style-name="Table13.A2" office:value-type="string">
            <text:p text:style-name="P2"><text:span text:style-name="T4">Curse of lycanthropy</text:span></text:p>
          </table:table-cell>
        </table:table-row>
        <table:table-row table:style-name="Table13.1">
          <table:table-cell table:style-name="Table13.A2" office:value-type="string">
            <text:p text:style-name="P2"><text:span text:style-name="T3">Special Qualities:</text:span></text:p>
          </table:table-cell>
          <table:table-cell table:style-name="Table13.A2" office:value-type="string">
            <text:p text:style-name="P2"><text:span text:style-name="T4">Alternate form, tiger empathy, low-light vision, scent</text:span></text:p>
          </table:table-cell>
          <table:table-cell table:style-name="Table13.A2" office:value-type="string">
            <text:p text:style-name="P2"><text:span text:style-name="T4">Alternate form, tiger empathy, damage reduction 10/silver, low-light vision, scent</text:span></text:p>
          </table:table-cell>
          <table:table-cell table:style-name="Table13.A2" office:value-type="string">
            <text:p text:style-name="P2"><text:span text:style-name="T4">Alternate form, tiger empathy, damage reduction 10/silver, low-light vision, scent</text:span></text:p>
          </table:table-cell>
        </table:table-row>
        <table:table-row table:style-name="Table13.1">
          <table:table-cell table:style-name="Table13.A2" office:value-type="string">
            <text:p text:style-name="P2"><text:span text:style-name="T3">Saves:</text:span></text:p>
          </table:table-cell>
          <table:table-cell table:style-name="Table13.A2" office:value-type="string">
            <text:p text:style-name="P2"><text:span text:style-name="T4">Fort +8, Ref +5, Will +4</text:span></text:p>
          </table:table-cell>
          <table:table-cell table:style-name="Table13.A2" office:value-type="string">
            <text:p text:style-name="P2"><text:span text:style-name="T4">Fort +10, Ref +7, Will +4</text:span></text:p>
          </table:table-cell>
          <table:table-cell table:style-name="Table13.A2" office:value-type="string">
            <text:p text:style-name="P2"><text:span text:style-name="T4">Fort +10, Ref +7, Will +4</text:span></text:p>
          </table:table-cell>
        </table:table-row>
        <table:table-row table:style-name="Table13.1">
          <table:table-cell table:style-name="Table13.A2" office:value-type="string">
            <text:p text:style-name="P2"><text:span text:style-name="T3">Abilities:</text:span></text:p>
          </table:table-cell>
          <table:table-cell table:style-name="Table13.A2" office:value-type="string">
            <text:p text:style-name="P2"><text:span text:style-name="T4">Str 13, Dex 11, Con 12, Int 10, Wis 11, Cha 8</text:span></text:p>
          </table:table-cell>
          <table:table-cell table:style-name="Table13.A2" office:value-type="string">
            <text:p text:style-name="P2"><text:span text:style-name="T4">Str 25, Dex 15, Con 16, Int 10, Wis 11, Cha 8</text:span></text:p>
          </table:table-cell>
          <table:table-cell table:style-name="Table13.A2" office:value-type="string">
            <text:p text:style-name="P2"><text:span text:style-name="T4">Str 25, Dex 15, Con 16, Int 10, Wis 11, Cha 8</text:span></text:p>
          </table:table-cell>
        </table:table-row>
        <table:table-row table:style-name="Table13.1">
          <table:table-cell table:style-name="Table13.A2" office:value-type="string">
            <text:p text:style-name="P2"><text:span text:style-name="T3">Skills:</text:span></text:p>
          </table:table-cell>
          <table:table-cell table:style-name="Table13.A2" office:value-type="string">
            <text:p text:style-name="P2"><text:span text:style-name="T4">Balance +0, Climb +1, Handle Animal +3, Hide +0, Listen +6, Move Silently +0, Spot +6</text:span></text:p>
          </table:table-cell>
          <table:table-cell table:style-name="Table13.A2" office:value-type="string">
            <text:p text:style-name="P2"><text:span text:style-name="T4">Balance +6, Climb +12, Handle Animal +3, Hide +2*, Listen +6, Move Silently +12, Spot +6</text:span></text:p>
          </table:table-cell>
          <table:table-cell table:style-name="Table13.A2" office:value-type="string">
            <text:p text:style-name="P2"><text:span text:style-name="T4">Balance +6, Climb +12, Handle Animal +3, Hide +2, Listen +6, Move Silently +12, Spot +6</text:span></text:p>
          </table:table-cell>
        </table:table-row>
        <table:table-row table:style-name="Table13.1">
          <table:table-cell table:style-name="Table13.A2" office:value-type="string">
            <text:p text:style-name="P2"><text:span text:style-name="T3">Feats:</text:span></text:p>
          </table:table-cell>
          <table:table-cell table:style-name="Table13.A2" office:value-type="string">
            <text:p text:style-name="P2"><text:span text:style-name="T4">Alertness</text:span><text:span text:style-name="T21">B</text:span><text:span text:style-name="T4">, Combat Reflexes, Improved Initiative, Improved Natural Attack (bite, claw), Iron Will</text:span><text:span text:style-name="T21">B</text:span></text:p>
          </table:table-cell>
          <table:table-cell table:style-name="Table13.A2" office:value-type="string">
            <text:p text:style-name="P2"><text:span text:style-name="T4">(same as human form)</text:span></text:p>
          </table:table-cell>
          <table:table-cell table:style-name="Table13.A2" office:value-type="string">
            <text:p text:style-name="P2"><text:span text:style-name="T4">(same as human form)</text:span></text:p>
          </table:table-cell>
        </table:table-row>
        <table:table-row table:style-name="Table13.1">
          <table:table-cell table:style-name="Table13.A2" office:value-type="string">
            <text:p text:style-name="P2"><text:span text:style-name="T3">Environment:</text:span></text:p>
          </table:table-cell>
          <table:table-cell table:style-name="Table13.A2" office:value-type="string">
            <text:p text:style-name="P2"><text:span text:style-name="T4">Warm forests</text:span></text:p>
          </table:table-cell>
          <table:table-cell table:style-name="Table13.A2" office:value-type="string">
            <text:p text:style-name="P2"><text:span text:style-name="T4">Warm forests</text:span></text:p>
          </table:table-cell>
          <table:table-cell table:style-name="Table13.A2" office:value-type="string">
            <text:p text:style-name="P2"><text:span text:style-name="T4">Warm forests</text:span></text:p>
          </table:table-cell>
        </table:table-row>
        <table:table-row table:style-name="Table13.1">
          <table:table-cell table:style-name="Table13.A2" office:value-type="string">
            <text:p text:style-name="P2"><text:span text:style-name="T3">Organization:</text:span></text:p>
          </table:table-cell>
          <table:table-cell table:style-name="Table13.A2" office:value-type="string">
            <text:p text:style-name="P2"><text:span text:style-name="T4">Solitary or pair</text:span></text:p>
          </table:table-cell>
          <table:table-cell table:style-name="Table13.A2" office:value-type="string">
            <text:p text:style-name="P2"><text:span text:style-name="T4">(same as human form)</text:span></text:p>
          </table:table-cell>
          <table:table-cell table:style-name="Table13.A2" office:value-type="string">
            <text:p text:style-name="P2"><text:span text:style-name="T4">(same as human form)</text:span></text:p>
          </table:table-cell>
        </table:table-row>
        <table:table-row table:style-name="Table13.1">
          <table:table-cell table:style-name="Table13.A2" office:value-type="string">
            <text:p text:style-name="P2"><text:span text:style-name="T3">Challenge Rating:</text:span></text:p>
          </table:table-cell>
          <table:table-cell table:style-name="Table13.A2" office:value-type="string">
            <text:p text:style-name="P2"><text:span text:style-name="T4">5</text:span></text:p>
          </table:table-cell>
          <table:table-cell table:style-name="Table13.A2" office:value-type="string">
            <text:p text:style-name="P2"><text:span text:style-name="T4">5</text:span></text:p>
          </table:table-cell>
          <table:table-cell table:style-name="Table13.A2" office:value-type="string">
            <text:p text:style-name="P2"><text:span text:style-name="T4">5</text:span></text:p>
          </table:table-cell>
        </table:table-row>
        <table:table-row table:style-name="Table13.1">
          <table:table-cell table:style-name="Table13.A2" office:value-type="string">
            <text:p text:style-name="P2"><text:span text:style-name="T3">Treasure:</text:span></text:p>
          </table:table-cell>
          <table:table-cell table:style-name="Table13.A2" office:value-type="string">
            <text:p text:style-name="P2"><text:span text:style-name="T4">Standard</text:span></text:p>
          </table:table-cell>
          <table:table-cell table:style-name="Table13.A2" office:value-type="string">
            <text:p text:style-name="P2"><text:span text:style-name="T4">Standard</text:span></text:p>
          </table:table-cell>
          <table:table-cell table:style-name="Table13.A2" office:value-type="string">
            <text:p text:style-name="P2"><text:span text:style-name="T4">Standard</text:span></text:p>
          </table:table-cell>
        </table:table-row>
        <table:table-row table:style-name="Table13.1">
          <table:table-cell table:style-name="Table13.A2" office:value-type="string">
            <text:p text:style-name="P2"><text:span text:style-name="T3">Alignment:</text:span></text:p>
          </table:table-cell>
          <table:table-cell table:style-name="Table13.A2" office:value-type="string">
            <text:p text:style-name="P2"><text:span text:style-name="T4">Always neutral</text:span></text:p>
          </table:table-cell>
          <table:table-cell table:style-name="Table13.A2" office:value-type="string">
            <text:p text:style-name="P2"><text:span text:style-name="T4">Always neutral</text:span></text:p>
          </table:table-cell>
          <table:table-cell table:style-name="Table13.A2" office:value-type="string">
            <text:p text:style-name="P2"><text:span text:style-name="T4">Always neutral</text:span></text:p>
          </table:table-cell>
        </table:table-row>
        <table:table-row table:style-name="Table13.1">
          <table:table-cell table:style-name="Table13.A2" office:value-type="string">
            <text:p text:style-name="P2"><text:span text:style-name="T3">Advancement:</text:span></text:p>
          </table:table-cell>
          <table:table-cell table:style-name="Table13.A2" office:value-type="string">
            <text:p text:style-name="P2"><text:span text:style-name="T4">By character class</text:span></text:p>
          </table:table-cell>
          <table:table-cell table:style-name="Table13.A2" office:value-type="string">
            <text:p text:style-name="P2"><text:span text:style-name="T4">By character class</text:span></text:p>
          </table:table-cell>
          <table:table-cell table:style-name="Table13.A2" office:value-type="string">
            <text:p text:style-name="P2"><text:span text:style-name="T4">By character class</text:span></text:p>
          </table:table-cell>
        </table:table-row>
        <table:table-row table:style-name="Table13.1">
          <table:table-cell table:style-name="Table13.A24" office:value-type="string">
            <text:p text:style-name="P9"><text:span text:style-name="T3">Level Adjustment:</text:span></text:p>
          </table:table-cell>
          <table:table-cell table:style-name="Table13.A24" office:value-type="string">
            <text:p text:style-name="P9"><text:span text:style-name="T4">+3</text:span></text:p>
          </table:table-cell>
          <table:table-cell table:style-name="Table13.A24" office:value-type="string">
            <text:p text:style-name="P9"><text:span text:style-name="T4">+3</text:span></text:p>
          </table:table-cell>
          <table:table-cell table:style-name="Table13.A24" office:value-type="string">
            <text:p text:style-name="P9"><text:span text:style-name="T4">+3</text:span></text:p>
          </table:table-cell>
        </table:table-row>
      </table:table>
      <text:p text:style-name="P2"><text:span text:style-name="T13">Weretigers in humanoid form tend to be sleekly muscular, taller than average, and very agile. </text:span></text:p>
      <text:p text:style-name="P2"><text:span text:style-name="T19">Combat</text:span></text:p>
      <text:p text:style-name="P2"><text:span text:style-name="T13">Weretigers can assume a hybrid form as well as an animal form. In tiger form, they can pounce and grab just as normal tigers do. In hybrid form, they rely on their deadly claws.</text:span></text:p>
      <text:p text:style-name="P2"><text:span text:style-name="T14">Alternate Form (Su):</text:span><text:span text:style-name="T13"> A weretiger can assume a bipedal hybrid form or the form of a tiger.</text:span></text:p>
      <text:p text:style-name="P2"><text:span text:style-name="T14">Curse of Lycanthropy (Su):</text:span><text:span text:style-name="T13"> Any humanoid or giant hit by a weretiger’s bite attack in animal or hybrid form must succeed on a DC 15 Fortitude save or contract lycanthropy.</text:span></text:p>
      <text:p text:style-name="P2"><text:span text:style-name="T14">Improved Grab (Ex):</text:span><text:span text:style-name="T13"> To use this ability, a weretiger in tiger form must hit with a claw or bite attack. It can then attempt to start a grapple as a free action without provoking an attack of opportunity. If it wins the grapple check, it establishes a hold and can rake.</text:span></text:p>
      <text:p text:style-name="P2"><text:span text:style-name="T14">Pounce (Ex): </text:span><text:span text:style-name="T13">If a weretiger in tiger form charges an opponent, it can make a full attack, including two rake attacks.</text:span></text:p>
      <text:p text:style-name="P2"><text:span text:style-name="T14">Rake (Ex):</text:span><text:span text:style-name="T13"> Attack bonus +9 melee, damage 1d8+3. </text:span></text:p>
      <text:p text:style-name="P2"><text:span text:style-name="T14">Tiger Empathy (Ex): </text:span><text:span text:style-name="T13">Communicate with tigers and dire tigers, and +4 racial bonus on Charisma-based checks against tigers and dire tigers.</text:span></text:p>
      <text:p text:style-name="P2"><text:span text:style-name="T14">Skills:</text:span><text:span text:style-name="T13"> In any form, weretigers have a +4 bonus on Balance, Hide, and Move Silently checks. *In areas of tall grass or heavy undergrowth, the Hide bonus improves to +8 in the tiger form.</text:span></text:p>
      <text:p text:style-name="P2"><text:span text:style-name="T13">The weretiger presented here is a 1st-level human warrior and natural lycanthrope, using the following base ability scores: Str 13, Dex 11, Con 12, Int 10, Wis 9, Cha 8.</text:span></text:p>
      <text:p text:style-name="P3"/>
      <text:p text:style-name="P2"><text:span text:style-name="T18">WEREWOLF</text:span></text:p>
      <table:table table:name="Table14" table:style-name="Table14">
        <table:table-column table:style-name="Table14.A"/>
        <table:table-column table:style-name="Table14.B"/>
        <table:table-column table:style-name="Table14.C"/>
        <table:table-column table:style-name="Table14.B"/>
        <text:soft-page-break/>
        <table:table-row table:style-name="Table14.1">
          <table:table-cell table:style-name="Table14.A1" office:value-type="string">
            <text:p text:style-name="P9"><text:span text:style-name="T3"><text:s/></text:span></text:p>
          </table:table-cell>
          <table:table-cell table:style-name="Table14.A1" office:value-type="string">
            <text:p text:style-name="P9"><text:span text:style-name="T3">Werewolf, Human Form</text:span></text:p>
          </table:table-cell>
          <table:table-cell table:style-name="Table14.A1" office:value-type="string">
            <text:p text:style-name="P9"><text:span text:style-name="T3">Werewolf, Wolf Form</text:span></text:p>
          </table:table-cell>
          <table:table-cell table:style-name="Table14.A1" office:value-type="string">
            <text:p text:style-name="P9"><text:span text:style-name="T3">Werewolf, Hybrid Form</text:span></text:p>
          </table:table-cell>
        </table:table-row>
        <table:table-row table:style-name="Table14.1">
          <table:table-cell table:style-name="Table14.A2" office:value-type="string">
            <text:p text:style-name="P9"><text:span text:style-name="T3"><text:s/></text:span></text:p>
          </table:table-cell>
          <table:table-cell table:style-name="Table14.A2" office:value-type="string">
            <text:p text:style-name="P9"><text:span text:style-name="T4">Medium Humanoid (Human, Shapechanger)</text:span></text:p>
          </table:table-cell>
          <table:table-cell table:style-name="Table14.A2" office:value-type="string">
            <text:p text:style-name="P9"><text:span text:style-name="T4">Medium Humanoid (Human, Shapechanger)</text:span></text:p>
          </table:table-cell>
          <table:table-cell table:style-name="Table14.A2" office:value-type="string">
            <text:p text:style-name="P9"><text:span text:style-name="T4">Medium Humanoid (Human, Shapechanger)</text:span></text:p>
          </table:table-cell>
        </table:table-row>
        <table:table-row table:style-name="Table14.1">
          <table:table-cell table:style-name="Table14.A2" office:value-type="string">
            <text:p text:style-name="P2"><text:span text:style-name="T3">Hit Dice:</text:span></text:p>
          </table:table-cell>
          <table:table-cell table:style-name="Table14.A2" office:value-type="string">
            <text:p text:style-name="P2"><text:span text:style-name="T4">1d8+1 plus 2d8+6 (20 hp)</text:span></text:p>
          </table:table-cell>
          <table:table-cell table:style-name="Table14.A2" office:value-type="string">
            <text:p text:style-name="P2"><text:span text:style-name="T4">1d8+1 plus 2d8+6 (20 hp)</text:span></text:p>
          </table:table-cell>
          <table:table-cell table:style-name="Table14.A2" office:value-type="string">
            <text:p text:style-name="P2"><text:span text:style-name="T4">1d8+1 plus 2d8+6 (20 hp)</text:span></text:p>
          </table:table-cell>
        </table:table-row>
        <table:table-row table:style-name="Table14.1">
          <table:table-cell table:style-name="Table14.A2" office:value-type="string">
            <text:p text:style-name="P2"><text:span text:style-name="T3">Initiative:</text:span></text:p>
          </table:table-cell>
          <table:table-cell table:style-name="Table14.A2" office:value-type="string">
            <text:p text:style-name="P2"><text:span text:style-name="T4">+4</text:span></text:p>
          </table:table-cell>
          <table:table-cell table:style-name="Table14.A2" office:value-type="string">
            <text:p text:style-name="P2"><text:span text:style-name="T4">+6</text:span></text:p>
          </table:table-cell>
          <table:table-cell table:style-name="Table14.A2" office:value-type="string">
            <text:p text:style-name="P2"><text:span text:style-name="T4">+6</text:span></text:p>
          </table:table-cell>
        </table:table-row>
        <table:table-row table:style-name="Table14.1">
          <table:table-cell table:style-name="Table14.A2" office:value-type="string">
            <text:p text:style-name="P2"><text:span text:style-name="T3">Speed:</text:span></text:p>
          </table:table-cell>
          <table:table-cell table:style-name="Table14.A2" office:value-type="string">
            <text:p text:style-name="P2"><text:span text:style-name="T4">30 ft. (6 squares)</text:span></text:p>
          </table:table-cell>
          <table:table-cell table:style-name="Table14.A2" office:value-type="string">
            <text:p text:style-name="P2"><text:span text:style-name="T4">50 ft. (10 squares)</text:span></text:p>
          </table:table-cell>
          <table:table-cell table:style-name="Table14.A2" office:value-type="string">
            <text:p text:style-name="P2"><text:span text:style-name="T4">30 ft. (6 squares)</text:span></text:p>
          </table:table-cell>
        </table:table-row>
        <table:table-row table:style-name="Table14.1">
          <table:table-cell table:style-name="Table14.A2" office:value-type="string">
            <text:p text:style-name="P2"><text:span text:style-name="T3">Armor Class:</text:span></text:p>
          </table:table-cell>
          <table:table-cell table:style-name="Table14.A2" office:value-type="string">
            <text:p text:style-name="P2"><text:span text:style-name="T4">17 (+2 natural, +4 chain shirt, +1 light shield) touch 10, flat-footed 17</text:span></text:p>
          </table:table-cell>
          <table:table-cell table:style-name="Table14.A2" office:value-type="string">
            <text:p text:style-name="P2"><text:span text:style-name="T4">16 (+2 Dex, +4 natural), touch 12, flat-footed 14</text:span></text:p>
          </table:table-cell>
          <table:table-cell table:style-name="Table14.A2" office:value-type="string">
            <text:p text:style-name="P2"><text:span text:style-name="T4">16 (+2 Dex, +4 natural), touch 12, flat-footed 14</text:span></text:p>
          </table:table-cell>
        </table:table-row>
        <table:table-row table:style-name="Table14.1">
          <table:table-cell table:style-name="Table14.A2" office:value-type="string">
            <text:p text:style-name="P2"><text:span text:style-name="T3">Base Attack/Grapple:</text:span></text:p>
          </table:table-cell>
          <table:table-cell table:style-name="Table14.A2" office:value-type="string">
            <text:p text:style-name="P2"><text:span text:style-name="T4">+2/+3</text:span></text:p>
          </table:table-cell>
          <table:table-cell table:style-name="Table14.A2" office:value-type="string">
            <text:p text:style-name="P2"><text:span text:style-name="T4">+2/+4</text:span></text:p>
          </table:table-cell>
          <table:table-cell table:style-name="Table14.A2" office:value-type="string">
            <text:p text:style-name="P2"><text:span text:style-name="T4">+2/+4</text:span></text:p>
          </table:table-cell>
        </table:table-row>
        <table:table-row table:style-name="Table14.1">
          <table:table-cell table:style-name="Table14.A2" office:value-type="string">
            <text:p text:style-name="P2"><text:span text:style-name="T3">Attack:</text:span></text:p>
          </table:table-cell>
          <table:table-cell table:style-name="Table14.A2" office:value-type="string">
            <text:p text:style-name="P2"><text:span text:style-name="T4">Longsword +3 melee (1d8+1/19–20) or light crossbow +2 ranged (1d8/19–20)</text:span></text:p>
          </table:table-cell>
          <table:table-cell table:style-name="Table14.A2" office:value-type="string">
            <text:p text:style-name="P2"><text:span text:style-name="T4">Bite +5 melee (1d6+3)</text:span></text:p>
          </table:table-cell>
          <table:table-cell table:style-name="Table14.A2" office:value-type="string">
            <text:p text:style-name="P2"><text:span text:style-name="T4">Claw +4 melee (1d4+2)</text:span></text:p>
          </table:table-cell>
        </table:table-row>
        <table:table-row table:style-name="Table14.1">
          <table:table-cell table:style-name="Table14.A2" office:value-type="string">
            <text:p text:style-name="P2"><text:span text:style-name="T3">Full Attack:</text:span></text:p>
          </table:table-cell>
          <table:table-cell table:style-name="Table14.A2" office:value-type="string">
            <text:p text:style-name="P2"><text:span text:style-name="T4">Longsword +3 melee (1d8+1/19–20) or light crossbow +2 ranged (1d8/19–20)</text:span></text:p>
          </table:table-cell>
          <table:table-cell table:style-name="Table14.A2" office:value-type="string">
            <text:p text:style-name="P2"><text:span text:style-name="T4">Bite +5 melee (1d6+3)</text:span></text:p>
          </table:table-cell>
          <table:table-cell table:style-name="Table14.A2" office:value-type="string">
            <text:p text:style-name="P2"><text:span text:style-name="T4">2 claws +4 melee (1d4+2) and bite +0 melee (1d6+1)</text:span></text:p>
          </table:table-cell>
        </table:table-row>
        <table:table-row table:style-name="Table14.1">
          <table:table-cell table:style-name="Table14.A2" office:value-type="string">
            <text:p text:style-name="P2"><text:span text:style-name="T3">Space/Reach:</text:span></text:p>
          </table:table-cell>
          <table:table-cell table:style-name="Table14.A2" office:value-type="string">
            <text:p text:style-name="P2"><text:span text:style-name="T4">5 ft./5 ft.</text:span></text:p>
          </table:table-cell>
          <table:table-cell table:style-name="Table14.A2" office:value-type="string">
            <text:p text:style-name="P2"><text:span text:style-name="T4">5 ft./5 ft.</text:span></text:p>
          </table:table-cell>
          <table:table-cell table:style-name="Table14.A2" office:value-type="string">
            <text:p text:style-name="P2"><text:span text:style-name="T4">5 ft./5 ft.</text:span></text:p>
          </table:table-cell>
        </table:table-row>
        <table:table-row table:style-name="Table14.1">
          <table:table-cell table:style-name="Table14.A2" office:value-type="string">
            <text:p text:style-name="P2"><text:span text:style-name="T3">Special Attacks:</text:span></text:p>
          </table:table-cell>
          <table:table-cell table:style-name="Table14.A2" office:value-type="string">
            <text:p text:style-name="P2"><text:span text:style-name="T4">—</text:span></text:p>
          </table:table-cell>
          <table:table-cell table:style-name="Table14.A2" office:value-type="string">
            <text:p text:style-name="P2"><text:span text:style-name="T4">Curse of lycanthropy, trip</text:span></text:p>
          </table:table-cell>
          <table:table-cell table:style-name="Table14.A2" office:value-type="string">
            <text:p text:style-name="P2"><text:span text:style-name="T4">Curse of lycanthropy</text:span></text:p>
          </table:table-cell>
        </table:table-row>
        <table:table-row table:style-name="Table14.1">
          <table:table-cell table:style-name="Table14.A2" office:value-type="string">
            <text:p text:style-name="P2"><text:span text:style-name="T3">Special Qualities:</text:span></text:p>
          </table:table-cell>
          <table:table-cell table:style-name="Table14.A2" office:value-type="string">
            <text:p text:style-name="P2"><text:span text:style-name="T4">Alternate form, wolf empathy, low-light vision, scent</text:span></text:p>
          </table:table-cell>
          <table:table-cell table:style-name="Table14.A2" office:value-type="string">
            <text:p text:style-name="P2"><text:span text:style-name="T4">Alternate form, wolf empathy, damage reduction 10/silver, low-light vision, scent</text:span></text:p>
          </table:table-cell>
          <table:table-cell table:style-name="Table14.A2" office:value-type="string">
            <text:p text:style-name="P2"><text:span text:style-name="T4">Alternate form, wolf empathy, damage reduction 10/silver, low-light vision, scent</text:span></text:p>
          </table:table-cell>
        </table:table-row>
        <table:table-row table:style-name="Table14.1">
          <table:table-cell table:style-name="Table14.A2" office:value-type="string">
            <text:p text:style-name="P2"><text:span text:style-name="T3">Saves:</text:span></text:p>
          </table:table-cell>
          <table:table-cell table:style-name="Table14.A2" office:value-type="string">
            <text:p text:style-name="P2"><text:span text:style-name="T4">Fort +6, Ref +3, Will +2</text:span></text:p>
          </table:table-cell>
          <table:table-cell table:style-name="Table14.A2" office:value-type="string">
            <text:p text:style-name="P2"><text:span text:style-name="T4">Fort +8, Ref +5, Will +2</text:span></text:p>
          </table:table-cell>
          <table:table-cell table:style-name="Table14.A2" office:value-type="string">
            <text:p text:style-name="P2"><text:span text:style-name="T4">Fort +8 Ref +5, Will +2</text:span></text:p>
          </table:table-cell>
        </table:table-row>
        <table:table-row table:style-name="Table14.1">
          <table:table-cell table:style-name="Table14.A2" office:value-type="string">
            <text:p text:style-name="P2"><text:span text:style-name="T3">Abilities:</text:span></text:p>
          </table:table-cell>
          <table:table-cell table:style-name="Table14.A2" office:value-type="string">
            <text:p text:style-name="P2"><text:span text:style-name="T4">Str 13, Dex 11, Con 12, Int 10, Wis 11, Cha 8</text:span></text:p>
          </table:table-cell>
          <table:table-cell table:style-name="Table14.A2" office:value-type="string">
            <text:p text:style-name="P2"><text:span text:style-name="T4">Str 15, Dex 15, Con 16, Int 10, Wis 11, Cha 8</text:span></text:p>
          </table:table-cell>
          <table:table-cell table:style-name="Table14.A2" office:value-type="string">
            <text:p text:style-name="P2"><text:span text:style-name="T4">Str 15, Dex 15, Con 16, Int 10, Wis 11, Cha 8</text:span></text:p>
          </table:table-cell>
        </table:table-row>
        <table:table-row table:style-name="Table14.1">
          <table:table-cell table:style-name="Table14.A2" office:value-type="string">
            <text:p text:style-name="P2"><text:span text:style-name="T3">Skills:</text:span></text:p>
          </table:table-cell>
          <table:table-cell table:style-name="Table14.A2" office:value-type="string">
            <text:p text:style-name="P2"><text:span text:style-name="T4">Handle Animal +1, Hide +1, Listen +1, Move Silently +2, Spot +1, Survival +2</text:span></text:p>
          </table:table-cell>
          <table:table-cell table:style-name="Table14.A2" office:value-type="string">
            <text:p text:style-name="P2"><text:span text:style-name="T4">Handle Animal +1, Hide +6, Listen +1, Move Silently +6, Spot +1, Survival +2*</text:span></text:p>
          </table:table-cell>
          <table:table-cell table:style-name="Table14.A2" office:value-type="string">
            <text:p text:style-name="P2"><text:span text:style-name="T4">Handle Animal +1, Hide +6, Listen +1, Move Silently +6, Spot +1, Survival +2*</text:span></text:p>
          </table:table-cell>
        </table:table-row>
        <table:table-row table:style-name="Table14.1">
          <table:table-cell table:style-name="Table14.A2" office:value-type="string">
            <text:p text:style-name="P2"><text:span text:style-name="T3">Feats:</text:span></text:p>
          </table:table-cell>
          <table:table-cell table:style-name="Table14.A2" office:value-type="string">
            <text:p text:style-name="P2"><text:span text:style-name="T4">Improved Initiative, Iron Will</text:span><text:span text:style-name="T21">B</text:span><text:span text:style-name="T4">, Stealthy, Track</text:span><text:span text:style-name="T21">B</text:span><text:span text:style-name="T4">, Weapon Focus (bite)</text:span></text:p>
          </table:table-cell>
          <table:table-cell table:style-name="Table14.A2" office:value-type="string">
            <text:p text:style-name="P2"><text:span text:style-name="T4">(same as human form)</text:span></text:p>
          </table:table-cell>
          <table:table-cell table:style-name="Table14.A2" office:value-type="string">
            <text:p text:style-name="P2"><text:span text:style-name="T4">(same as human form)</text:span></text:p>
          </table:table-cell>
        </table:table-row>
        <table:table-row table:style-name="Table14.1">
          <table:table-cell table:style-name="Table14.A2" office:value-type="string">
            <text:p text:style-name="P2"><text:span text:style-name="T3">Environment:</text:span></text:p>
          </table:table-cell>
          <table:table-cell table:style-name="Table14.A2" office:value-type="string">
            <text:p text:style-name="P2"><text:span text:style-name="T4">Temperate forests</text:span></text:p>
          </table:table-cell>
          <table:table-cell table:style-name="Table14.A2" office:value-type="string">
            <text:p text:style-name="P2"><text:span text:style-name="T4">Temperate forests</text:span></text:p>
          </table:table-cell>
          <table:table-cell table:style-name="Table14.A2" office:value-type="string">
            <text:p text:style-name="P2"><text:span text:style-name="T4">Temperate forests</text:span></text:p>
          </table:table-cell>
        </table:table-row>
        <table:table-row table:style-name="Table14.1">
          <table:table-cell table:style-name="Table14.A2" office:value-type="string">
            <text:p text:style-name="P2"><text:span text:style-name="T3">Organization:</text:span></text:p>
          </table:table-cell>
          <table:table-cell table:style-name="Table14.A2" office:value-type="string">
            <text:p text:style-name="P2"><text:span text:style-name="T4">Solitary, pair, pack (6–10), or troupe (2–5 plus 5–8 wolves)</text:span></text:p>
          </table:table-cell>
          <table:table-cell table:style-name="Table14.A2" office:value-type="string">
            <text:p text:style-name="P2"><text:span text:style-name="T4">(same as human form)</text:span></text:p>
          </table:table-cell>
          <table:table-cell table:style-name="Table14.A2" office:value-type="string">
            <text:p text:style-name="P2"><text:span text:style-name="T4">(same as human form)</text:span></text:p>
          </table:table-cell>
        </table:table-row>
        <table:table-row table:style-name="Table14.1">
          <table:table-cell table:style-name="Table14.A2" office:value-type="string">
            <text:p text:style-name="P2"><text:span text:style-name="T3">Challenge Rating:</text:span></text:p>
          </table:table-cell>
          <table:table-cell table:style-name="Table14.A2" office:value-type="string">
            <text:p text:style-name="P2"><text:span text:style-name="T4">3</text:span></text:p>
          </table:table-cell>
          <table:table-cell table:style-name="Table14.A2" office:value-type="string">
            <text:p text:style-name="P2"><text:span text:style-name="T4">3</text:span></text:p>
          </table:table-cell>
          <table:table-cell table:style-name="Table14.A2" office:value-type="string">
            <text:p text:style-name="P2"><text:span text:style-name="T4">3</text:span></text:p>
          </table:table-cell>
        </table:table-row>
        <table:table-row table:style-name="Table14.1">
          <table:table-cell table:style-name="Table14.A2" office:value-type="string">
            <text:p text:style-name="P2"><text:span text:style-name="T3">Treasure:</text:span></text:p>
          </table:table-cell>
          <table:table-cell table:style-name="Table14.A2" office:value-type="string">
            <text:p text:style-name="P2"><text:span text:style-name="T4">Standard</text:span></text:p>
          </table:table-cell>
          <table:table-cell table:style-name="Table14.A2" office:value-type="string">
            <text:p text:style-name="P2"><text:span text:style-name="T4">Standard</text:span></text:p>
          </table:table-cell>
          <table:table-cell table:style-name="Table14.A2" office:value-type="string">
            <text:p text:style-name="P2"><text:span text:style-name="T4">Standard</text:span></text:p>
          </table:table-cell>
        </table:table-row>
        <table:table-row table:style-name="Table14.1">
          <table:table-cell table:style-name="Table14.A2" office:value-type="string">
            <text:p text:style-name="P2"><text:span text:style-name="T3">Alignment:</text:span></text:p>
          </table:table-cell>
          <table:table-cell table:style-name="Table14.A2" office:value-type="string">
            <text:p text:style-name="P2"><text:span text:style-name="T4">Always chaotic evil</text:span></text:p>
          </table:table-cell>
          <table:table-cell table:style-name="Table14.A2" office:value-type="string">
            <text:p text:style-name="P2"><text:span text:style-name="T4">Always chaotic evil</text:span></text:p>
          </table:table-cell>
          <table:table-cell table:style-name="Table14.A2" office:value-type="string">
            <text:p text:style-name="P2"><text:span text:style-name="T4">Always chaotic evil</text:span></text:p>
          </table:table-cell>
        </table:table-row>
        <table:table-row table:style-name="Table14.1">
          <table:table-cell table:style-name="Table14.A2" office:value-type="string">
            <text:p text:style-name="P2"><text:span text:style-name="T3">Advancement:</text:span></text:p>
          </table:table-cell>
          <table:table-cell table:style-name="Table14.A2" office:value-type="string">
            <text:p text:style-name="P2"><text:span text:style-name="T4">By character class</text:span></text:p>
          </table:table-cell>
          <table:table-cell table:style-name="Table14.A2" office:value-type="string">
            <text:p text:style-name="P2"><text:span text:style-name="T4">By character class</text:span></text:p>
          </table:table-cell>
          <table:table-cell table:style-name="Table14.A2" office:value-type="string">
            <text:p text:style-name="P2"><text:span text:style-name="T4">By character class</text:span></text:p>
          </table:table-cell>
        </table:table-row>
        <table:table-row table:style-name="Table14.1">
          <table:table-cell table:style-name="Table14.A23" office:value-type="string">
            <text:p text:style-name="P9"><text:span text:style-name="T3">Level Adjustment:</text:span></text:p>
          </table:table-cell>
          <table:table-cell table:style-name="Table14.A23" office:value-type="string">
            <text:p text:style-name="P9"><text:span text:style-name="T4">+3</text:span></text:p>
          </table:table-cell>
          <table:table-cell table:style-name="Table14.A23" office:value-type="string">
            <text:p text:style-name="P9"><text:span text:style-name="T4">+3</text:span></text:p>
          </table:table-cell>
          <table:table-cell table:style-name="Table14.A23" office:value-type="string">
            <text:p text:style-name="P9"><text:span text:style-name="T4">+3</text:span></text:p>
          </table:table-cell>
        </table:table-row>
      </table:table>
      <text:p text:style-name="P2"><text:span text:style-name="T13">Werewolves in humanoid form have no distinguishing traits.</text:span></text:p>
      <text:p text:style-name="P2"><text:span text:style-name="T18">COMBAT</text:span></text:p>
      <text:p text:style-name="P2"><text:span text:style-name="T13">In wolf form, a werewolf can trip just as a normal wolf does. A werewolf in hybrid form usually dispenses with weapon attacks, though it can wield a weapon and use its bite as a secondary natural attack.</text:span></text:p>
      <text:p text:style-name="P2"><text:span text:style-name="T14">Alternate Form (Su):</text:span><text:span text:style-name="T13"> A werewolf can assume a bipedal hybrid form or the form of a wolf. </text:span></text:p>
      <text:p text:style-name="P2"><text:span text:style-name="T14">Curse of Lycanthropy (Su): </text:span><text:span text:style-name="T13">Any humanoid or giant hit by a werewolf’s bite attack in animal or hybrid form must succeed on a DC 15 Fortitude save or contract lycanthropy.</text:span></text:p>
      <text:p text:style-name="P2"><text:span text:style-name="T14">Trip (Ex):</text:span><text:span text:style-name="T13"> A werewolf in animal form that hits with a bite attack can attempt to trip the opponent (+2 check modifier) as a free action without making a touch attack or provoking an attack of opportunity.</text:span></text:p>
      <text:p text:style-name="P2"><text:span text:style-name="T13">If the attempt fails, the opponent cannot react to trip the werewolf.</text:span></text:p>
      <text:p text:style-name="P2"><text:span text:style-name="T14">Wolf Empathy (Ex):</text:span><text:span text:style-name="T13"> Communicate with wolves and dire wolves, and +4 racial bonus on Charisma-based checks against wolves and dire wolves.</text:span></text:p>
      <text:p text:style-name="P2"><text:span text:style-name="T14">Skills:</text:span><text:span text:style-name="T13"> *A werewolf in hybrid or wolf form gains a +4 racial bonus on Survival checks when tracking by scent.</text:span></text:p>
      <text:p text:style-name="P2"><text:span text:style-name="T13">The werewolf presented here is based on a 1st-level human warrior and natural lycanthrope, using the following base ability scores: Str 13, Dex 11, Con 12, Int 10, Wis 9, Cha 8.</text:span></text:p>
      <text:p text:style-name="P3"/>
      <text:p text:style-name="P28"><text:span text:style-name="T10">LYCANTHROPE, WEREWOLF LORD</text:span></text:p>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26"><text:span text:style-name="T11"><text:s/></text:span></text:p>
          </table:table-cell>
          <table:table-cell table:style-name="Table15.A1" office:value-type="string">
            <text:p text:style-name="P26"><text:span text:style-name="T11">Werewolf Lord, Human Form </text:span></text:p>
          </table:table-cell>
          <table:table-cell table:style-name="Table15.A1" office:value-type="string">
            <text:p text:style-name="P26"><text:span text:style-name="T11">Werewolf Lord, Dire Wolf Form </text:span></text:p>
          </table:table-cell>
          <table:table-cell table:style-name="Table15.A1" office:value-type="string">
            <text:p text:style-name="P26"><text:span text:style-name="T11">Werewolf Lord, Hybrid Form</text:span></text:p>
          </table:table-cell>
        </table:table-row>
        <table:table-row table:style-name="Table15.1">
          <table:table-cell table:style-name="Table15.A2" office:value-type="string">
            <text:p text:style-name="P15"><text:span text:style-name="T3"><text:s/></text:span></text:p>
          </table:table-cell>
          <table:table-cell table:style-name="Table15.A2" office:value-type="string">
            <text:p text:style-name="P15"><text:span text:style-name="T4">Medium Humanoid </text:span></text:p>
          </table:table-cell>
          <table:table-cell table:style-name="Table15.A2" office:value-type="string">
            <text:p text:style-name="P15"><text:span text:style-name="T4">Large Humanoid </text:span></text:p>
          </table:table-cell>
          <table:table-cell table:style-name="Table15.A2" office:value-type="string">
            <text:p text:style-name="P15"><text:span text:style-name="T4">Large Humanoid</text:span></text:p>
          </table:table-cell>
        </table:table-row>
        <table:table-row table:style-name="Table15.1">
          <table:table-cell table:style-name="Table15.A2" office:value-type="string">
            <text:p text:style-name="P14"><text:span text:style-name="T3"><text:s/></text:span></text:p>
          </table:table-cell>
          <table:table-cell table:style-name="Table15.A2" office:value-type="string">
            <text:p text:style-name="P14"><text:span text:style-name="T4">(Human, Shapechanger) </text:span></text:p>
          </table:table-cell>
          <table:table-cell table:style-name="Table15.A2" office:value-type="string">
            <text:p text:style-name="P14"><text:span text:style-name="T4">(Human, Shapechanger) </text:span></text:p>
          </table:table-cell>
          <table:table-cell table:style-name="Table15.A2" office:value-type="string">
            <text:p text:style-name="P14"><text:span text:style-name="T4">(Human, Shapechanger)</text:span></text:p>
          </table:table-cell>
        </table:table-row>
        <table:table-row table:style-name="Table15.1">
          <table:table-cell table:style-name="Table15.A2" office:value-type="string">
            <text:p text:style-name="P14"><text:span text:style-name="T3">Hit Dice: </text:span></text:p>
          </table:table-cell>
          <table:table-cell table:style-name="Table15.A2" office:value-type="string">
            <text:p text:style-name="P14"><text:span text:style-name="T4">10d10+20 plus 6d8+30 (132 hp) </text:span></text:p>
          </table:table-cell>
          <table:table-cell table:style-name="Table15.A2" office:value-type="string">
            <text:p text:style-name="P14"><text:span text:style-name="T4">10d10+20 plus 6d8+30 (132 hp) </text:span></text:p>
          </table:table-cell>
          <table:table-cell table:style-name="Table15.A2" office:value-type="string">
            <text:p text:style-name="P14"><text:span text:style-name="T4">10d10+20 plus 6d8+30 (132 hp)</text:span></text:p>
          </table:table-cell>
        </table:table-row>
        <table:table-row table:style-name="Table15.1">
          <table:table-cell table:style-name="Table15.A2" office:value-type="string">
            <text:p text:style-name="P14"><text:span text:style-name="T3">Initiative: </text:span></text:p>
          </table:table-cell>
          <table:table-cell table:style-name="Table15.A2" office:value-type="string">
            <text:p text:style-name="P14"><text:span text:style-name="T4">+2 </text:span></text:p>
          </table:table-cell>
          <table:table-cell table:style-name="Table15.A2" office:value-type="string">
            <text:p text:style-name="P14"><text:span text:style-name="T4">+4 </text:span></text:p>
          </table:table-cell>
          <table:table-cell table:style-name="Table15.A2" office:value-type="string">
            <text:p text:style-name="P14"><text:span text:style-name="T4">+4</text:span></text:p>
          </table:table-cell>
        </table:table-row>
        <table:table-row table:style-name="Table15.1">
          <table:table-cell table:style-name="Table15.A2" office:value-type="string">
            <text:p text:style-name="P14"><text:span text:style-name="T3">Speed : </text:span></text:p>
          </table:table-cell>
          <table:table-cell table:style-name="Table15.A2" office:value-type="string">
            <text:p text:style-name="P14"><text:span text:style-name="T4">30 ft. (6 squares) </text:span></text:p>
          </table:table-cell>
          <table:table-cell table:style-name="Table15.A2" office:value-type="string">
            <text:p text:style-name="P14"><text:span text:style-name="T4">40 ft. (8 squares) </text:span></text:p>
          </table:table-cell>
          <table:table-cell table:style-name="Table15.A2" office:value-type="string">
            <text:p text:style-name="P14"><text:span text:style-name="T4">30 ft. (6 squares)</text:span></text:p>
          </table:table-cell>
        </table:table-row>
        <table:table-row table:style-name="Table15.1">
          <table:table-cell table:style-name="Table15.A2" office:value-type="string">
            <text:p text:style-name="P14"><text:span text:style-name="T3">Armor Class: </text:span></text:p>
          </table:table-cell>
          <table:table-cell table:style-name="Table15.A2" office:value-type="string">
            <text:p text:style-name="P14"><text:span text:style-name="T4">26 (+2 Dex, +3 natural, +6 </text:span><text:span text:style-name="T5">+2 mithral chain shirt, </text:span><text:span text:style-name="T4">+5 </text:span><text:span text:style-name="T5">+3 heavy shield</text:span><text:span text:style-name="T4">) touch 12, flat-footed 24</text:span></text:p>
          </table:table-cell>
          <table:table-cell table:style-name="Table15.A2" office:value-type="string">
            <text:p text:style-name="P14"><text:span text:style-name="T4">19 (–1 size, +4 Dex, +6 natural), touch 13, flat-footed 15</text:span></text:p>
          </table:table-cell>
          <table:table-cell table:style-name="Table15.A2" office:value-type="string">
            <text:p text:style-name="P14"><text:span text:style-name="T4">19 (–1 size, +4 Dex, +6 natural), touch 13, flat-footed 15</text:span></text:p>
          </table:table-cell>
        </table:table-row>
        <table:table-row table:style-name="Table15.1">
          <table:table-cell table:style-name="Table15.A2" office:value-type="string">
            <text:p text:style-name="P14"><text:span text:style-name="T3">Base Attack/Grapple: </text:span></text:p>
          </table:table-cell>
          <table:table-cell table:style-name="Table15.A2" office:value-type="string">
            <text:p text:style-name="P14"><text:span text:style-name="T4">+14/+18 </text:span></text:p>
          </table:table-cell>
          <table:table-cell table:style-name="Table15.A2" office:value-type="string">
            <text:p text:style-name="P14"><text:span text:style-name="T4">+14/+29 </text:span></text:p>
          </table:table-cell>
          <table:table-cell table:style-name="Table15.A2" office:value-type="string">
            <text:p text:style-name="P14"><text:span text:style-name="T4">+14/+27</text:span></text:p>
          </table:table-cell>
        </table:table-row>
        <table:table-row table:style-name="Table15.1">
          <table:table-cell table:style-name="Table15.A2" office:value-type="string">
            <text:p text:style-name="P14"><text:span text:style-name="T3">Attack: </text:span></text:p>
          </table:table-cell>
          <table:table-cell table:style-name="Table15.A2" office:value-type="string">
            <text:p text:style-name="P14"><text:span text:style-name="T5">+2 bastard sword </text:span><text:span text:style-name="T4">+21 melee (1d10+8/17–20) or masterwork composite longbow (+4 Str bonus) (2d8+15/17–20) +17 ranged (1d8+4/×3)</text:span></text:p>
          </table:table-cell>
          <table:table-cell table:style-name="Table15.A2" office:value-type="string">
            <text:p text:style-name="P14"><text:span text:style-name="T4">Bite +25 melee (2d6+16/19–20) </text:span></text:p>
          </table:table-cell>
          <table:table-cell table:style-name="Table15.A2" office:value-type="string">
            <text:p text:style-name="P14"><text:span text:style-name="T4">Claw +24 melee (1d6+11) or </text:span><text:span text:style-name="T5">+2 bastard sword </text:span><text:span text:style-name="T4">+27 melee</text:span></text:p>
          </table:table-cell>
        </table:table-row>
        <table:table-row table:style-name="Table15.1">
          <table:table-cell table:style-name="Table15.A2" office:value-type="string">
            <text:p text:style-name="P14"><text:span text:style-name="T3">Full Attack: </text:span></text:p>
          </table:table-cell>
          <table:table-cell table:style-name="Table15.A2" office:value-type="string">
            <text:p text:style-name="P14"><text:span text:style-name="T5">+2 bastard sword </text:span><text:span text:style-name="T4">+21/+16/+11 melee (1d10+8/17–20) or masterwork composite longbow (+4 Str bonus) +17/+12/+7ranged (1d8+4/×3)</text:span></text:p>
          </table:table-cell>
          <table:table-cell table:style-name="Table15.A2" office:value-type="string">
            <text:p text:style-name="P14"><text:span text:style-name="T4">Bite +25 melee (2d6+16/19–20) </text:span></text:p>
          </table:table-cell>
          <table:table-cell table:style-name="Table15.A2" office:value-type="string">
            <text:p text:style-name="P14"><text:span text:style-name="T4">2 claws +24 melee (1d6+11) and bite +20 melee (2d6+5/19–20); or </text:span><text:span text:style-name="T5">+2 bastard sword </text:span><text:span text:style-name="T4">+27/+22/+17 melee (2d8+15/17–20) and bite +20 melee (2d6+5/19–20)</text:span></text:p>
          </table:table-cell>
        </table:table-row>
        <table:table-row table:style-name="Table15.1">
          <table:table-cell table:style-name="Table15.A2" office:value-type="string">
            <text:p text:style-name="P14"><text:span text:style-name="T3">Space/Reach: </text:span></text:p>
          </table:table-cell>
          <table:table-cell table:style-name="Table15.A2" office:value-type="string">
            <text:p text:style-name="P14"><text:span text:style-name="T4">5 ft./5 ft. </text:span></text:p>
          </table:table-cell>
          <table:table-cell table:style-name="Table15.A2" office:value-type="string">
            <text:p text:style-name="P14"><text:span text:style-name="T4">10 ft./5 ft. </text:span></text:p>
          </table:table-cell>
          <table:table-cell table:style-name="Table15.A2" office:value-type="string">
            <text:p text:style-name="P14"><text:span text:style-name="T4">10 ft./10 ft.</text:span></text:p>
          </table:table-cell>
        </table:table-row>
        <table:table-row table:style-name="Table15.1">
          <table:table-cell table:style-name="Table15.A2" office:value-type="string">
            <text:p text:style-name="P14"><text:span text:style-name="T3">Special Attacks: </text:span></text:p>
          </table:table-cell>
          <table:table-cell table:style-name="Table15.A2" office:value-type="string">
            <text:p text:style-name="P14"><text:span text:style-name="T4">— </text:span></text:p>
          </table:table-cell>
          <table:table-cell table:style-name="Table15.A2" office:value-type="string">
            <text:p text:style-name="P14"><text:span text:style-name="T4">Curse of lycanthropy, trip </text:span></text:p>
          </table:table-cell>
          <table:table-cell table:style-name="Table15.A2" office:value-type="string">
            <text:p text:style-name="P14"><text:span text:style-name="T4">Curse of lycanthropy</text:span></text:p>
          </table:table-cell>
        </table:table-row>
        <table:table-row table:style-name="Table15.1">
          <table:table-cell table:style-name="Table15.A2" office:value-type="string">
            <text:p text:style-name="P14"><text:span text:style-name="T3">Special Qualities: </text:span></text:p>
          </table:table-cell>
          <table:table-cell table:style-name="Table15.A2" office:value-type="string">
            <text:p text:style-name="P14"><text:span text:style-name="T4">Alternate form, wolf empathy, low-light vision, scent</text:span></text:p>
          </table:table-cell>
          <table:table-cell table:style-name="Table15.A2" office:value-type="string">
            <text:p text:style-name="P14"><text:span text:style-name="T4">Alternate form, wolf empathy, damage reduction 10/silver, low-light vision, scent</text:span></text:p>
          </table:table-cell>
          <table:table-cell table:style-name="Table15.A2" office:value-type="string">
            <text:p text:style-name="P14"><text:span text:style-name="T4">Alternate form, wolf empathy, damage reduction 10/silver, low-light vision, scent</text:span></text:p>
          </table:table-cell>
        </table:table-row>
        <table:table-row table:style-name="Table15.1">
          <table:table-cell table:style-name="Table15.A2" office:value-type="string">
            <text:p text:style-name="P14"><text:span text:style-name="T3">Saves: </text:span></text:p>
          </table:table-cell>
          <table:table-cell table:style-name="Table15.A2" office:value-type="string">
            <text:p text:style-name="P14"><text:span text:style-name="T4">Fort +16, Ref +12, Will +13 </text:span></text:p>
          </table:table-cell>
          <table:table-cell table:style-name="Table15.A2" office:value-type="string">
            <text:p text:style-name="P14"><text:span text:style-name="T4">Fort +17, Ref +12, Will +11 </text:span></text:p>
          </table:table-cell>
          <table:table-cell table:style-name="Table15.A2" office:value-type="string">
            <text:p text:style-name="P14"><text:span text:style-name="T4">Fort +17, Ref +12, Will +11</text:span></text:p>
          </table:table-cell>
        </table:table-row>
        <table:table-row table:style-name="Table15.1">
          <table:table-cell table:style-name="Table15.A2" office:value-type="string">
            <text:p text:style-name="P14"><text:span text:style-name="T3">Abilities: </text:span></text:p>
          </table:table-cell>
          <table:table-cell table:style-name="Table15.A2" office:value-type="string">
            <text:p text:style-name="P14"><text:span text:style-name="T4">Str 18, Dex 14, Con 14 Int 10, Wis 12, Cha 12</text:span></text:p>
          </table:table-cell>
          <table:table-cell table:style-name="Table15.A2" office:value-type="string">
            <text:p text:style-name="P14"><text:span text:style-name="T4">Str 32, Dex 18, Con 20 Int 10, Wis 12, Cha 12</text:span></text:p>
          </table:table-cell>
          <table:table-cell table:style-name="Table15.A2" office:value-type="string">
            <text:p text:style-name="P14"><text:span text:style-name="T4">Str 32, Dex 18, Con 20 Int 10, Wis 12, Cha 12</text:span></text:p>
          </table:table-cell>
        </table:table-row>
        <table:table-row table:style-name="Table15.1">
          <table:table-cell table:style-name="Table15.A2" office:value-type="string">
            <text:p text:style-name="P14"><text:span text:style-name="T3">Skills: </text:span></text:p>
          </table:table-cell>
          <table:table-cell table:style-name="Table15.A2" office:value-type="string">
            <text:p text:style-name="P14"><text:span text:style-name="T4">Handle Animal +4, Hide +6, Listen +9, Move Silently +8, Spot +13, Survival +5</text:span></text:p>
          </table:table-cell>
          <table:table-cell table:style-name="Table15.A2" office:value-type="string">
            <text:p text:style-name="P14"><text:span text:style-name="T4">Handle Animal +4, Hide +6, Listen +9, Move Silently +12, Spot +13, Survival +5*</text:span></text:p>
          </table:table-cell>
          <table:table-cell table:style-name="Table15.A2" office:value-type="string">
            <text:p text:style-name="P14"><text:span text:style-name="T4">Handle Animal +4, Hide +6, Listen +9, Move Silently +12, Spot +13, Survival +5*</text:span></text:p>
          </table:table-cell>
        </table:table-row>
        <table:table-row table:style-name="Table15.1">
          <table:table-cell table:style-name="Table15.A2" office:value-type="string">
            <text:p text:style-name="P14"><text:span text:style-name="T3">Feats: </text:span></text:p>
          </table:table-cell>
          <table:table-cell table:style-name="Table15.A2" office:value-type="string">
            <text:p text:style-name="P14"><text:span text:style-name="T4">Alertness, Cleave, Combat Reflexes, Exotic Weapon Proficiency (bastard Sword), Improved Critical (bastard sword), Improved Critical (bite), Improved Natural Armor, Improved Natural Attack (bite), Iron Will</text:span><text:span text:style-name="T21">B</text:span><text:span text:style-name="T4">, Power Attack, Run, Stealthy, Track</text:span><text:span text:style-name="T21">B</text:span><text:span text:style-name="T4">, Weapon Focus (bastard sword), Weapon Focus (bite), Weapon Specialization (bastard sword)</text:span></text:p>
          </table:table-cell>
          <table:table-cell table:style-name="Table15.A2" office:value-type="string">
            <text:p text:style-name="P14"><text:span text:style-name="T4">(same as human form) </text:span></text:p>
          </table:table-cell>
          <table:table-cell table:style-name="Table15.A2" office:value-type="string">
            <text:p text:style-name="P14"><text:span text:style-name="T4">(same as human form)</text:span></text:p>
          </table:table-cell>
        </table:table-row>
        <table:table-row table:style-name="Table15.1">
          <table:table-cell table:style-name="Table15.A2" office:value-type="string">
            <text:p text:style-name="P25"><text:span text:style-name="T11">Environment: </text:span></text:p>
          </table:table-cell>
          <table:table-cell table:style-name="Table15.A2" office:value-type="string">
            <text:p text:style-name="P25"><text:span text:style-name="T1">Temperate forests </text:span></text:p>
          </table:table-cell>
          <table:table-cell table:style-name="Table15.A2" office:value-type="string">
            <text:p text:style-name="P25"><text:span text:style-name="T1">Temperate forests </text:span></text:p>
          </table:table-cell>
          <table:table-cell table:style-name="Table15.A2" office:value-type="string">
            <text:p text:style-name="P25"><text:span text:style-name="T1">Temperate forests</text:span></text:p>
          </table:table-cell>
        </table:table-row>
        <table:table-row table:style-name="Table15.1">
          <table:table-cell table:style-name="Table15.A2" office:value-type="string">
            <text:p text:style-name="P14"><text:span text:style-name="T3">Organization: </text:span></text:p>
          </table:table-cell>
          <table:table-cell table:style-name="Table15.A2" office:value-type="string">
            <text:p text:style-name="P14"><text:span text:style-name="T4">Solitary, pair, or pack (1–2 werewolf lords plus 2–4 werewolves plus 5–8 wolves)</text:span></text:p>
          </table:table-cell>
          <table:table-cell table:style-name="Table15.A2" office:value-type="string">
            <text:p text:style-name="P14"><text:span text:style-name="T4">(same as human form) </text:span></text:p>
          </table:table-cell>
          <table:table-cell table:style-name="Table15.A2" office:value-type="string">
            <text:p text:style-name="P14"><text:span text:style-name="T4">(same as human form)</text:span></text:p>
          </table:table-cell>
        </table:table-row>
        <table:table-row table:style-name="Table15.1">
          <table:table-cell table:style-name="Table15.A2" office:value-type="string">
            <text:p text:style-name="P14"><text:span text:style-name="T3">Challenge Rating: </text:span></text:p>
          </table:table-cell>
          <table:table-cell table:style-name="Table15.A2" office:value-type="string">
            <text:p text:style-name="P14"><text:span text:style-name="T4">14 </text:span></text:p>
          </table:table-cell>
          <table:table-cell table:style-name="Table15.A2" office:value-type="string">
            <text:p text:style-name="P14"><text:span text:style-name="T4">14 </text:span></text:p>
          </table:table-cell>
          <table:table-cell table:style-name="Table15.A2" office:value-type="string">
            <text:p text:style-name="P14"><text:span text:style-name="T4">14</text:span></text:p>
          </table:table-cell>
        </table:table-row>
        <table:table-row table:style-name="Table15.1">
          <table:table-cell table:style-name="Table15.A2" office:value-type="string">
            <text:p text:style-name="P14"><text:span text:style-name="T3">Treasure: </text:span></text:p>
          </table:table-cell>
          <table:table-cell table:style-name="Table15.A2" office:value-type="string">
            <text:p text:style-name="P14"><text:span text:style-name="T4">Standard </text:span></text:p>
          </table:table-cell>
          <table:table-cell table:style-name="Table15.A2" office:value-type="string">
            <text:p text:style-name="P14"><text:span text:style-name="T4">Standard </text:span></text:p>
          </table:table-cell>
          <table:table-cell table:style-name="Table15.A2" office:value-type="string">
            <text:p text:style-name="P14"><text:span text:style-name="T4">Standard</text:span></text:p>
          </table:table-cell>
        </table:table-row>
        <table:table-row table:style-name="Table15.1">
          <table:table-cell table:style-name="Table15.A2" office:value-type="string">
            <text:p text:style-name="P14"><text:span text:style-name="T3">Alignment: </text:span></text:p>
          </table:table-cell>
          <table:table-cell table:style-name="Table15.A2" office:value-type="string">
            <text:p text:style-name="P14"><text:span text:style-name="T4">Always chaotic evil </text:span></text:p>
          </table:table-cell>
          <table:table-cell table:style-name="Table15.A2" office:value-type="string">
            <text:p text:style-name="P14"><text:span text:style-name="T4">Always chaotic evil </text:span></text:p>
          </table:table-cell>
          <table:table-cell table:style-name="Table15.A2" office:value-type="string">
            <text:p text:style-name="P14"><text:span text:style-name="T4">Always chaotic evil</text:span></text:p>
          </table:table-cell>
        </table:table-row>
        <table:table-row table:style-name="Table15.1">
          <table:table-cell table:style-name="Table15.A2" office:value-type="string">
            <text:p text:style-name="P14"><text:span text:style-name="T3">Advancement: </text:span></text:p>
          </table:table-cell>
          <table:table-cell table:style-name="Table15.A2" office:value-type="string">
            <text:p text:style-name="P14"><text:span text:style-name="T4">By character class </text:span></text:p>
          </table:table-cell>
          <table:table-cell table:style-name="Table15.A2" office:value-type="string">
            <text:p text:style-name="P14"><text:span text:style-name="T4">By character class </text:span></text:p>
          </table:table-cell>
          <table:table-cell table:style-name="Table15.A2" office:value-type="string">
            <text:p text:style-name="P14"><text:span text:style-name="T4">By character class</text:span></text:p>
          </table:table-cell>
        </table:table-row>
        <table:table-row table:style-name="Table15.1">
          <table:table-cell table:style-name="Table15.A24" office:value-type="string">
            <text:p text:style-name="P15"><text:span text:style-name="T3">Level Adjustment: </text:span></text:p>
          </table:table-cell>
          <table:table-cell table:style-name="Table15.A24" office:value-type="string">
            <text:p text:style-name="P15"><text:span text:style-name="T4">+3 </text:span></text:p>
          </table:table-cell>
          <table:table-cell table:style-name="Table15.A24" office:value-type="string">
            <text:p text:style-name="P15"><text:span text:style-name="T4">+3 </text:span></text:p>
          </table:table-cell>
          <table:table-cell table:style-name="Table15.A24" office:value-type="string">
            <text:p text:style-name="P15"><text:span text:style-name="T4">+3</text:span></text:p>
          </table:table-cell>
        </table:table-row>
      </table:table>
      <text:p text:style-name="P7"/>
      <text:p text:style-name="P14"><text:span text:style-name="T13">Stronger, hardier, and more deadly than its lesser fellows, the werewolf lord is a murderous beast that delights in wreaking havoc.</text:span></text:p>
      <text:p text:style-name="P14"><text:span text:style-name="T13">The werewolf lord presented here is a 10th-level human fighter and natural lycanthrope, using the following base ability scores: Str 16, Dex 14, Con 14, Int 10, Wis 10, Cha 12.</text:span></text:p>
      <text:p text:style-name="P28"><text:span text:style-name="T10">COMBAT</text:span></text:p>
      <text:p text:style-name="P14"><text:span text:style-name="T13">Werewolf lords can assume a hybrid form as well as an animal form. In dire wolf form, they can trip just as normal wolves do. In hybrid form, they can wield weapons or fight with their claws.</text:span></text:p>
      <text:p text:style-name="P14"><text:span text:style-name="T14">Alternate Form (Su): </text:span><text:span text:style-name="T13">A werewolf lord can assume a bipedal hybrid form or the form of a dire wolf.</text:span></text:p>
      <text:p text:style-name="P14"><text:span text:style-name="T14">Curse of Lycanthropy (Su):</text:span><text:span text:style-name="T13"> Any humanoid or giant hit by a werewolf lord’s bite attack in wolf or hybrid form must succeed on a DC 15 Fortitude save or contract lycanthropy.</text:span></text:p>
      <text:p text:style-name="P14"><text:span text:style-name="T14">Trip (Ex):</text:span><text:span text:style-name="T13"> A werewolf lord in dire wolf form that hits with a bite attack can attempt to trip the opponent (+15 check modifier) as a free action without making a touch attack or provoking an attack of opportunity. If the attempt fails, the opponent cannot react to trip the werewolf lord.</text:span></text:p>
      <text:p text:style-name="P14"><text:span text:style-name="T14">Wolf Empathy (Ex): </text:span><text:span text:style-name="T13">Communicate with wolves and dire wolves, and +4 racial bonus on Charisma-based checks against wolves and dire wolves.</text:span></text:p>
      <text:p text:style-name="P14"><text:span text:style-name="T14">Skills: </text:span><text:span text:style-name="T13">*A werewolf lord in hybrid or wolf form gains a +4 racial bonus on Survival checks when tracking by scent.</text:span></text:p>
      <text:p text:style-name="P14"><text:span text:style-name="T15">Possessions: +2 mithral chain shirt, +3 heavy shield, +2 bastard sword, gauntlets of ogre power, cloak of resistance +2, </text:span><text:span text:style-name="T13">masterwork composite longbow (+4 Str bonus)</text:span><text:span text:style-name="T15">.</text:span></text:p>
      <text:p text:style-name="P3"/>
      <text:p text:style-name="P2"><text:span text:style-name="T18">HILL GIANT DIRE WEREBOAR</text:span></text:p>
      <table:table table:name="Table16" table:style-name="Table16">
        <table:table-column table:style-name="Table16.A"/>
        <table:table-column table:style-name="Table16.B"/>
        <table:table-column table:style-name="Table16.C" table:number-columns-repeated="2"/>
        <text:soft-page-break/>
        <table:table-row table:style-name="Table16.1">
          <table:table-cell table:style-name="Table16.A1" office:value-type="string">
            <text:p text:style-name="P9"><text:span text:style-name="T4"><text:s/></text:span></text:p>
          </table:table-cell>
          <table:table-cell table:style-name="Table16.A1" office:value-type="string">
            <text:p text:style-name="P9"><text:span text:style-name="T3">Hill Giant Dire Wereboar Giant Form </text:span></text:p>
          </table:table-cell>
          <table:table-cell table:style-name="Table16.A1" office:value-type="string">
            <text:p text:style-name="P9"><text:span text:style-name="T3">Hill Giant Dire Wereboar Dire Boar Form</text:span></text:p>
          </table:table-cell>
          <table:table-cell table:style-name="Table16.A1" office:value-type="string">
            <text:p text:style-name="P9"><text:span text:style-name="T3">Hill Giant Dire Wereboar Hybrid Boar Form</text:span></text:p>
          </table:table-cell>
        </table:table-row>
        <table:table-row table:style-name="Table16.1">
          <table:table-cell table:style-name="Table16.A2" office:value-type="string">
            <text:p text:style-name="P9"><text:span text:style-name="T3"><text:s/></text:span></text:p>
          </table:table-cell>
          <table:table-cell table:style-name="Table16.A2" office:value-type="string">
            <text:p text:style-name="P9"><text:span text:style-name="T4">Large Giant (Shapechanger)</text:span></text:p>
          </table:table-cell>
          <table:table-cell table:style-name="Table16.A2" office:value-type="string">
            <text:p text:style-name="P9"><text:span text:style-name="T4">Large Giant (Shapechanger)</text:span></text:p>
          </table:table-cell>
          <table:table-cell table:style-name="Table16.A2" office:value-type="string">
            <text:p text:style-name="P9"><text:span text:style-name="T4">Large Giant (Shapechanger)</text:span></text:p>
          </table:table-cell>
        </table:table-row>
        <table:table-row table:style-name="Table16.1">
          <table:table-cell table:style-name="Table16.A2" office:value-type="string">
            <text:p text:style-name="P2"><text:span text:style-name="T3">Hit Dice:</text:span></text:p>
          </table:table-cell>
          <table:table-cell table:style-name="Table16.A2" office:value-type="string">
            <text:p text:style-name="P2"><text:span text:style-name="T4">12d8+51 plus 7d8+49 (185 hp)</text:span></text:p>
          </table:table-cell>
          <table:table-cell table:style-name="Table16.A2" office:value-type="string">
            <text:p text:style-name="P2"><text:span text:style-name="T4">12d8+51 plus 7d8+49 (185 hp)</text:span></text:p>
          </table:table-cell>
          <table:table-cell table:style-name="Table16.A2" office:value-type="string">
            <text:p text:style-name="P2"><text:span text:style-name="T4">12d8+51 plus 7d8+49 (185 hp)</text:span></text:p>
          </table:table-cell>
        </table:table-row>
        <table:table-row table:style-name="Table16.1">
          <table:table-cell table:style-name="Table16.A2" office:value-type="string">
            <text:p text:style-name="P2"><text:span text:style-name="T3">Initiative:</text:span></text:p>
          </table:table-cell>
          <table:table-cell table:style-name="Table16.A2" office:value-type="string">
            <text:p text:style-name="P2"><text:span text:style-name="T4">–1</text:span></text:p>
          </table:table-cell>
          <table:table-cell table:style-name="Table16.A2" office:value-type="string">
            <text:p text:style-name="P2"><text:span text:style-name="T4">–1</text:span></text:p>
          </table:table-cell>
          <table:table-cell table:style-name="Table16.A2" office:value-type="string">
            <text:p text:style-name="P2"><text:span text:style-name="T4">–1</text:span></text:p>
          </table:table-cell>
        </table:table-row>
        <table:table-row table:style-name="Table16.1">
          <table:table-cell table:style-name="Table16.A2" office:value-type="string">
            <text:p text:style-name="P2"><text:span text:style-name="T3">Speed:</text:span></text:p>
          </table:table-cell>
          <table:table-cell table:style-name="Table16.A2" office:value-type="string">
            <text:p text:style-name="P2"><text:span text:style-name="T4">30 ft. in hide armor (6 squares); base speed 40 ft.</text:span></text:p>
          </table:table-cell>
          <table:table-cell table:style-name="Table16.A2" office:value-type="string">
            <text:p text:style-name="P2"><text:span text:style-name="T4">40 ft. (8 squares)</text:span></text:p>
          </table:table-cell>
          <table:table-cell table:style-name="Table16.A2" office:value-type="string">
            <text:p text:style-name="P2"><text:span text:style-name="T4">40 ft. (8 squares)</text:span></text:p>
          </table:table-cell>
        </table:table-row>
        <table:table-row table:style-name="Table16.1">
          <table:table-cell table:style-name="Table16.A2" office:value-type="string">
            <text:p text:style-name="P2"><text:span text:style-name="T3">Armor Class:</text:span></text:p>
          </table:table-cell>
          <table:table-cell table:style-name="Table16.A2" office:value-type="string">
            <text:p text:style-name="P2"><text:span text:style-name="T4">22 (–1 size, –1 Dex, +11 natural, +3 hide armor), touch 8, flat-footed 22</text:span></text:p>
          </table:table-cell>
          <table:table-cell table:style-name="Table16.A2" office:value-type="string">
            <text:p text:style-name="P2"><text:span text:style-name="T4">16 (–1 size, –1 Dex, +8 natural), touch 8, flat-footed 16</text:span></text:p>
          </table:table-cell>
          <table:table-cell table:style-name="Table16.A2" office:value-type="string">
            <text:p text:style-name="P2"><text:span text:style-name="T4">19 (–1 size, –1 Dex, +11 natural), touch 8, flat-footed 19</text:span></text:p>
          </table:table-cell>
        </table:table-row>
        <table:table-row table:style-name="Table16.1">
          <table:table-cell table:style-name="Table16.A2" office:value-type="string">
            <text:p text:style-name="P2"><text:span text:style-name="T3">Base Attack/Grapple:</text:span></text:p>
          </table:table-cell>
          <table:table-cell table:style-name="Table16.A2" office:value-type="string">
            <text:p text:style-name="P2"><text:span text:style-name="T4">+14/+25</text:span></text:p>
          </table:table-cell>
          <table:table-cell table:style-name="Table16.A2" office:value-type="string">
            <text:p text:style-name="P2"><text:span text:style-name="T4">+14/+33</text:span></text:p>
          </table:table-cell>
          <table:table-cell table:style-name="Table16.A2" office:value-type="string">
            <text:p text:style-name="P2"><text:span text:style-name="T4">+14/+33</text:span></text:p>
          </table:table-cell>
        </table:table-row>
        <table:table-row table:style-name="Table16.1">
          <table:table-cell table:style-name="Table16.A2" office:value-type="string">
            <text:p text:style-name="P2"><text:span text:style-name="T3">Attack:</text:span></text:p>
          </table:table-cell>
          <table:table-cell table:style-name="Table16.A2" office:value-type="string">
            <text:p text:style-name="P2"><text:span text:style-name="T4">Greatclub +21 melee (2d8+10) or slam +20 melee (1d4+7) or rock +12 ranged (2d6+7)</text:span></text:p>
          </table:table-cell>
          <table:table-cell table:style-name="Table16.A2" office:value-type="string">
            <text:p text:style-name="P2"><text:span text:style-name="T4">Gore +28 melee (1d8+22)</text:span></text:p>
          </table:table-cell>
          <table:table-cell table:style-name="Table16.A2" office:value-type="string">
            <text:p text:style-name="P2"><text:span text:style-name="T4">Greatclub +29 melee (2d8+22) or claw +28 melee (1d6+15)</text:span></text:p>
          </table:table-cell>
        </table:table-row>
        <table:table-row table:style-name="Table16.1">
          <table:table-cell table:style-name="Table16.A2" office:value-type="string">
            <text:p text:style-name="P2"><text:span text:style-name="T3">Full Attack:</text:span></text:p>
          </table:table-cell>
          <table:table-cell table:style-name="Table16.A2" office:value-type="string">
            <text:p text:style-name="P2"><text:span text:style-name="T4">Greatclub +21/+16 melee (2d8+10) or 2 slams +20 melee (1d4+7) or rock +12 ranged (2d6+7)</text:span></text:p>
          </table:table-cell>
          <table:table-cell table:style-name="Table16.A2" office:value-type="string">
            <text:p text:style-name="P2"><text:span text:style-name="T4">Gore +28 melee (1d8+22)</text:span></text:p>
          </table:table-cell>
          <table:table-cell table:style-name="Table16.A2" office:value-type="string">
            <text:p text:style-name="P2"><text:span text:style-name="T4">Greatclub +29 melee (2d8+22) and gore +23 melee (1d8+7); or 2 claws +28 melee (1d6+15) and gore +23 melee (1d8+7)</text:span></text:p>
          </table:table-cell>
        </table:table-row>
        <table:table-row table:style-name="Table16.1">
          <table:table-cell table:style-name="Table16.A2" office:value-type="string">
            <text:p text:style-name="P2"><text:span text:style-name="T3">Space/Reach:</text:span></text:p>
          </table:table-cell>
          <table:table-cell table:style-name="Table16.A2" office:value-type="string">
            <text:p text:style-name="P2"><text:span text:style-name="T4">10 ft./10 ft.</text:span></text:p>
          </table:table-cell>
          <table:table-cell table:style-name="Table16.A2" office:value-type="string">
            <text:p text:style-name="P2"><text:span text:style-name="T4">10 ft./5 ft.</text:span></text:p>
          </table:table-cell>
          <table:table-cell table:style-name="Table16.A2" office:value-type="string">
            <text:p text:style-name="P2"><text:span text:style-name="T4">10 ft./10 ft.</text:span></text:p>
          </table:table-cell>
        </table:table-row>
        <table:table-row table:style-name="Table16.1">
          <table:table-cell table:style-name="Table16.A2" office:value-type="string">
            <text:p text:style-name="P2"><text:span text:style-name="T3">Special Attacks:</text:span></text:p>
          </table:table-cell>
          <table:table-cell table:style-name="Table16.A2" office:value-type="string">
            <text:p text:style-name="P2"><text:span text:style-name="T4">Rock throwing</text:span></text:p>
          </table:table-cell>
          <table:table-cell table:style-name="Table16.A2" office:value-type="string">
            <text:p text:style-name="P2"><text:span text:style-name="T4">Curse of lycanthropy</text:span></text:p>
          </table:table-cell>
          <table:table-cell table:style-name="Table16.A2" office:value-type="string">
            <text:p text:style-name="P2"><text:span text:style-name="T4">Curse of lycanthropy</text:span></text:p>
          </table:table-cell>
        </table:table-row>
        <table:table-row table:style-name="Table16.1">
          <table:table-cell table:style-name="Table16.A2" office:value-type="string">
            <text:p text:style-name="P2"><text:span text:style-name="T3">Special Qualities:</text:span></text:p>
          </table:table-cell>
          <table:table-cell table:style-name="Table16.A2" office:value-type="string">
            <text:p text:style-name="P2"><text:span text:style-name="T4">Alternate form, boar empathy, ferocity, low-light vision, rock catching, scent</text:span></text:p>
          </table:table-cell>
          <table:table-cell table:style-name="Table16.A2" office:value-type="string">
            <text:p text:style-name="P2"><text:span text:style-name="T4">Alternate form, boar empathy, damage reduction 10/silver, ferocity, low-light vision, scent</text:span></text:p>
          </table:table-cell>
          <table:table-cell table:style-name="Table16.A2" office:value-type="string">
            <text:p text:style-name="P2"><text:span text:style-name="T4">Alternate form, boar empathy, damage reduction 10/silver, ferocity, low-light vision, scent</text:span></text:p>
          </table:table-cell>
        </table:table-row>
        <table:table-row table:style-name="Table16.1">
          <table:table-cell table:style-name="Table16.A2" office:value-type="string">
            <text:p text:style-name="P2"><text:span text:style-name="T3">Saves:</text:span></text:p>
          </table:table-cell>
          <table:table-cell table:style-name="Table16.A2" office:value-type="string">
            <text:p text:style-name="P2"><text:span text:style-name="T4">Fort +17, Ref +8, Will +12</text:span></text:p>
          </table:table-cell>
          <table:table-cell table:style-name="Table16.A2" office:value-type="string">
            <text:p text:style-name="P2"><text:span text:style-name="T4">Fort +20, Ref +8, Will +12</text:span></text:p>
          </table:table-cell>
          <table:table-cell table:style-name="Table16.A2" office:value-type="string">
            <text:p text:style-name="P2"><text:span text:style-name="T4">Fort +20, Ref +8, Will +12</text:span></text:p>
          </table:table-cell>
        </table:table-row>
        <table:table-row table:style-name="Table16.1">
          <table:table-cell table:style-name="Table16.A2" office:value-type="string">
            <text:p text:style-name="P2"><text:span text:style-name="T3">Abilities:</text:span></text:p>
          </table:table-cell>
          <table:table-cell table:style-name="Table16.A2" office:value-type="string">
            <text:p text:style-name="P2"><text:span text:style-name="T4">Str 25, Dex 8, Con 19, Int 6, Wis 12, Cha 7</text:span></text:p>
          </table:table-cell>
          <table:table-cell table:style-name="Table16.A2" office:value-type="string">
            <text:p text:style-name="P2"><text:span text:style-name="T4">Str 41, Dex 8, Con 25, Int 6, Wis 12, Cha 7</text:span></text:p>
          </table:table-cell>
          <table:table-cell table:style-name="Table16.A2" office:value-type="string">
            <text:p text:style-name="P2"><text:span text:style-name="T4">Str 41, Dex 8, Con 25, Int 6, Wis 12, Cha 7</text:span></text:p>
          </table:table-cell>
        </table:table-row>
        <table:table-row table:style-name="Table16.1">
          <table:table-cell table:style-name="Table16.A2" office:value-type="string">
            <text:p text:style-name="P2"><text:span text:style-name="T3">Skills:</text:span></text:p>
          </table:table-cell>
          <table:table-cell table:style-name="Table16.A2" office:value-type="string">
            <text:p text:style-name="P2"><text:span text:style-name="T4">Climb +10, Jump +10, Listen +10, Spot +12</text:span></text:p>
          </table:table-cell>
          <table:table-cell table:style-name="Table16.A2" office:value-type="string">
            <text:p text:style-name="P2"><text:span text:style-name="T4">Climb +18, Jump +22, Listen +10, Spot +12</text:span></text:p>
          </table:table-cell>
          <table:table-cell table:style-name="Table16.A2" office:value-type="string">
            <text:p text:style-name="P2"><text:span text:style-name="T4">Climb +18, Jump +22, Listen 10, Spot +12</text:span></text:p>
          </table:table-cell>
        </table:table-row>
        <table:table-row table:style-name="Table16.1">
          <table:table-cell table:style-name="Table16.A2" office:value-type="string">
            <text:p text:style-name="P2"><text:span text:style-name="T3">Feats:</text:span></text:p>
          </table:table-cell>
          <table:table-cell table:style-name="Table16.A2" office:value-type="string">
            <text:p text:style-name="P2"><text:span text:style-name="T4">Alertness</text:span><text:span text:style-name="T21">B</text:span><text:span text:style-name="T4">, Cleave, Endurance, Improved Bull Rush, Improved Sunder, Iron Will</text:span><text:span text:style-name="T21">B</text:span><text:span text:style-name="T4">, Power Attack, Weapon Focus (greatclub)</text:span></text:p>
          </table:table-cell>
          <table:table-cell table:style-name="Table16.A2" office:value-type="string">
            <text:p text:style-name="P2"><text:span text:style-name="T4">(same as giant form)</text:span></text:p>
          </table:table-cell>
          <table:table-cell table:style-name="Table16.A2" office:value-type="string">
            <text:p text:style-name="P2"><text:span text:style-name="T4">(same as giant form)</text:span></text:p>
          </table:table-cell>
        </table:table-row>
        <table:table-row table:style-name="Table16.1">
          <table:table-cell table:style-name="Table16.A2" office:value-type="string">
            <text:p text:style-name="P2"><text:span text:style-name="T3">Environment:</text:span></text:p>
          </table:table-cell>
          <table:table-cell table:style-name="Table16.A2" office:value-type="string">
            <text:p text:style-name="P2"><text:span text:style-name="T4">Temperate hills</text:span></text:p>
          </table:table-cell>
          <table:table-cell table:style-name="Table16.A2" office:value-type="string">
            <text:p text:style-name="P2"><text:span text:style-name="T4">Temperate hills</text:span></text:p>
          </table:table-cell>
          <table:table-cell table:style-name="Table16.A2" office:value-type="string">
            <text:p text:style-name="P2"><text:span text:style-name="T4">Temperate hills</text:span></text:p>
          </table:table-cell>
        </table:table-row>
        <table:table-row table:style-name="Table16.1">
          <table:table-cell table:style-name="Table16.A2" office:value-type="string">
            <text:p text:style-name="P2"><text:span text:style-name="T3">Organization:</text:span></text:p>
          </table:table-cell>
          <table:table-cell table:style-name="Table16.A2" office:value-type="string">
            <text:p text:style-name="P2"><text:span text:style-name="T4">Solitary, pair, brood (3–4), or troupe (2–4 plus 1–4 dire boars)</text:span></text:p>
          </table:table-cell>
          <table:table-cell table:style-name="Table16.A2" office:value-type="string">
            <text:p text:style-name="P2"><text:span text:style-name="T4">(same as giant form)</text:span></text:p>
          </table:table-cell>
          <table:table-cell table:style-name="Table16.A2" office:value-type="string">
            <text:p text:style-name="P2"><text:span text:style-name="T4">(same as giant form)</text:span></text:p>
          </table:table-cell>
        </table:table-row>
        <table:table-row table:style-name="Table16.1">
          <table:table-cell table:style-name="Table16.A2" office:value-type="string">
            <text:p text:style-name="P2"><text:span text:style-name="T3">Challenge Rating:</text:span></text:p>
          </table:table-cell>
          <table:table-cell table:style-name="Table16.A2" office:value-type="string">
            <text:p text:style-name="P2"><text:span text:style-name="T4">11</text:span></text:p>
          </table:table-cell>
          <table:table-cell table:style-name="Table16.A2" office:value-type="string">
            <text:p text:style-name="P2"><text:span text:style-name="T4">11</text:span></text:p>
          </table:table-cell>
          <table:table-cell table:style-name="Table16.A2" office:value-type="string">
            <text:p text:style-name="P2"><text:span text:style-name="T4">11</text:span></text:p>
          </table:table-cell>
        </table:table-row>
        <table:table-row table:style-name="Table16.1">
          <table:table-cell table:style-name="Table16.A2" office:value-type="string">
            <text:p text:style-name="P2"><text:span text:style-name="T3">Treasure:</text:span></text:p>
          </table:table-cell>
          <table:table-cell table:style-name="Table16.A2" office:value-type="string">
            <text:p text:style-name="P2"><text:span text:style-name="T4">Standard</text:span></text:p>
          </table:table-cell>
          <table:table-cell table:style-name="Table16.A2" office:value-type="string">
            <text:p text:style-name="P2"><text:span text:style-name="T4">Standard</text:span></text:p>
          </table:table-cell>
          <table:table-cell table:style-name="Table16.A2" office:value-type="string">
            <text:p text:style-name="P2"><text:span text:style-name="T4">Standard</text:span></text:p>
          </table:table-cell>
        </table:table-row>
        <table:table-row table:style-name="Table16.1">
          <table:table-cell table:style-name="Table16.A2" office:value-type="string">
            <text:p text:style-name="P2"><text:span text:style-name="T3">Alignment:</text:span></text:p>
          </table:table-cell>
          <table:table-cell table:style-name="Table16.A2" office:value-type="string">
            <text:p text:style-name="P2"><text:span text:style-name="T4">Always neutral</text:span></text:p>
          </table:table-cell>
          <table:table-cell table:style-name="Table16.A2" office:value-type="string">
            <text:p text:style-name="P2"><text:span text:style-name="T4">Always neutral</text:span></text:p>
          </table:table-cell>
          <table:table-cell table:style-name="Table16.A2" office:value-type="string">
            <text:p text:style-name="P2"><text:span text:style-name="T4">Always neutral</text:span></text:p>
          </table:table-cell>
        </table:table-row>
        <table:table-row table:style-name="Table16.1">
          <table:table-cell table:style-name="Table16.A2" office:value-type="string">
            <text:p text:style-name="P2"><text:span text:style-name="T3">Advancement:</text:span></text:p>
          </table:table-cell>
          <table:table-cell table:style-name="Table16.A2" office:value-type="string">
            <text:p text:style-name="P2"><text:span text:style-name="T4">By character class</text:span></text:p>
          </table:table-cell>
          <table:table-cell table:style-name="Table16.A2" office:value-type="string">
            <text:p text:style-name="P2"><text:span text:style-name="T4">By character class</text:span></text:p>
          </table:table-cell>
          <table:table-cell table:style-name="Table16.A2" office:value-type="string">
            <text:p text:style-name="P2"><text:span text:style-name="T4">By character class</text:span></text:p>
          </table:table-cell>
        </table:table-row>
        <table:table-row table:style-name="Table16.1">
          <table:table-cell table:style-name="Table16.A23" office:value-type="string">
            <text:p text:style-name="P9"><text:span text:style-name="T3">Level Adjustment:</text:span></text:p>
          </table:table-cell>
          <table:table-cell table:style-name="Table16.A23" office:value-type="string">
            <text:p text:style-name="P9"><text:span text:style-name="T4">+7</text:span></text:p>
          </table:table-cell>
          <table:table-cell table:style-name="Table16.A23" office:value-type="string">
            <text:p text:style-name="P9"><text:span text:style-name="T4">+7</text:span></text:p>
          </table:table-cell>
          <table:table-cell table:style-name="Table16.A23" office:value-type="string">
            <text:p text:style-name="P9"><text:span text:style-name="T4">+7</text:span></text:p>
          </table:table-cell>
        </table:table-row>
      </table:table>
      <text:p text:style-name="P2"><text:span text:style-name="T13">Dire wereboars in giant form look much like normal hill giants, though slightly stockier, and with coarser, stiffer hair and stiff. The dire wereboar described here is based on a hill giant and natural lycanthrope with normal ability scores for a hill giant.</text:span></text:p>
      <text:p text:style-name="P2"><text:span text:style-name="T18">COMBAT</text:span></text:p>
      <text:p text:style-name="P2"><text:span text:style-name="T13">Dire wereboars anger quickly. They usually begin a battle in giant form, then switch to hybrid form to take advantage of their immense strength in that shape. They like to use their Improved Bull Rush and Improved Sunder feats to shove opponents around and smash their weapons and shields.</text:span></text:p>
      <text:p text:style-name="P2"><text:span text:style-name="T14">Alternate Form (Su):</text:span><text:span text:style-name="T13"> A dire wereboar can assume a bipedal hybrid form or the form of a dire boar.</text:span></text:p>
      <text:p text:style-name="P2"><text:span text:style-name="T14">Boar Empathy (Ex): </text:span><text:span text:style-name="T13">Communicate with boars and dire boars, and +4 racial bonus on Charisma-based checks against boars and dire boars.</text:span></text:p>
      <text:p text:style-name="P2"><text:span text:style-name="T14">Curse of Lycanthropy (Su): </text:span><text:span text:style-name="T13">Any humanoid or giant hit by a dire wereboar’s bite attack in animal or hybrid form must succeed on a DC 15 Fortitude save or contract lycanthropy.</text:span></text:p>
      <text:p text:style-name="P2"><text:span text:style-name="T14">Ferocity (Ex):</text:span><text:span text:style-name="T13"> A dire wereboar is such a tenacious combatant that it continues to fight without penalty even while disabled or dying. </text:span></text:p>
      <text:p text:style-name="P3"/>
      <text:p text:style-name="P2"><text:span text:style-name="T18">CREATING A LYCANTHROPE</text:span></text:p>
      <text:p text:style-name="P2"><text:span text:style-name="T13">“Lycanthrope” is a template that can be added to any humanoid or giant (referred to hereafter as the base creature). The lycanthrope template can be inherited (for natural lycanthropes) or acquired (for afflicted lycanthropes). Becoming a lycanthrope is very much like multiclassing as an animal and gaining the appropriate Hit Dice.</text:span></text:p>
      <text:p text:style-name="P2"><text:span text:style-name="T14">Size and Type:</text:span><text:span text:style-name="T13"> The base creature’s type does not change, but the creature gains the shapechanger subtype. The lycanthrope takes on the characteristics of some type of carnivorous or omnivorous creature of the animal type (referred to hereafter as the base animal).</text:span></text:p>
      <text:p text:style-name="P2"><text:span text:style-name="T13">This animal can be any predator, scavenger, or omnivore whose size is within one size category of the base creature’s size (Small, Medium, or Large for a Medium base creature). Lycanthropes can also adopt a hybrid shape that combines features of the base creature and the base animal. A lycanthrope’s hybrid form is the same size as the base animal or the base creature, whichever is larger.</text:span></text:p>
      <text:p text:style-name="P2"><text:span text:style-name="T13">A lycanthrope uses either the base creature’s or the base animal’s statistics and special abilities in addition to those described here.</text:span></text:p>
      <text:p text:style-name="P2"><text:span text:style-name="T14">Hit Dice and Hit Points:</text:span><text:span text:style-name="T13"> Same as the base creature plus those of the base animal. To calculate total hit points, apply Constitution modifiers according to the score the lycanthrope has in each form. </text:span></text:p>
      <text:p text:style-name="P2"><text:span text:style-name="T14">Speed:</text:span><text:span text:style-name="T13"> Same as the base creature or base animal, depending on which form the lycanthrope is using. Hybrids use the base creature’s speed.</text:span></text:p>
      <text:p text:style-name="P2"><text:span text:style-name="T14">Armor Class:</text:span><text:span text:style-name="T13"> The base creature’s natural armor bonus increases by +2 in all forms. In hybrid form, the lycanthrope’s natural armor bonus is equal to the natural armor bonus of the base animal or the base creature, whichever is better.</text:span></text:p>
      <text:p text:style-name="P2"><text:span text:style-name="T14">Base Attack/Grapple:</text:span><text:span text:style-name="T13"> Add the base attack bonus for the base animal to the base attack bonus for the base creature. The lycanthrope’s grapple bonus uses its attack bonus and modifiers for Strength and size depending on the lycanthrope’s form.</text:span></text:p>
      <text:p text:style-name="P2"><text:span text:style-name="T14">Attacks: </text:span><text:span text:style-name="T13">Same as the base creature or base animal, depending on which form the lycanthrope is using. A lycanthrope in hybrid form gains two claw attacks and a bite attack as natural weapons.</text:span></text:p>
      <text:p text:style-name="P2"><text:span text:style-name="T13">These weapons deal damage based on the hybrid form’s size. A hybrid may attack with a weapon and a bite, or may attack with its natural weapons. The bite attack of a hybrid is a secondary attack.</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h text:style-name="P19" text:outline-level="5"><text:span text:style-name="T4">Hybrid Size</text:span></text:h>
          </table:table-cell>
          <table:table-cell table:style-name="Table17.A1" office:value-type="string">
            <text:h text:style-name="P20" text:outline-level="5"><text:span text:style-name="T4">Claw</text:span></text:h>
          </table:table-cell>
          <table:table-cell table:style-name="Table17.A1" office:value-type="string">
            <text:h text:style-name="P20" text:outline-level="5"><text:span text:style-name="T4">Bite</text:span></text:h>
          </table:table-cell>
        </table:table-row>
        <table:table-row table:style-name="Table17.1">
          <table:table-cell table:style-name="Table17.A2" office:value-type="string">
            <text:p text:style-name="P9"><text:span text:style-name="T4">Small</text:span></text:p>
          </table:table-cell>
          <table:table-cell table:style-name="Table17.A2" office:value-type="string">
            <text:p text:style-name="P17"><text:span text:style-name="T4">1d3</text:span></text:p>
          </table:table-cell>
          <table:table-cell table:style-name="Table17.A2" office:value-type="string">
            <text:p text:style-name="P17"><text:span text:style-name="T4">1d4</text:span></text:p>
          </table:table-cell>
        </table:table-row>
        <table:table-row table:style-name="Table17.1">
          <table:table-cell table:style-name="Table17.A2" office:value-type="string">
            <text:p text:style-name="P2"><text:span text:style-name="T4">Medium</text:span></text:p>
          </table:table-cell>
          <table:table-cell table:style-name="Table17.A2" office:value-type="string">
            <text:p text:style-name="P16"><text:span text:style-name="T4">1d4</text:span></text:p>
          </table:table-cell>
          <table:table-cell table:style-name="Table17.A2" office:value-type="string">
            <text:p text:style-name="P16"><text:span text:style-name="T4">1d6</text:span></text:p>
          </table:table-cell>
        </table:table-row>
        <table:table-row table:style-name="Table17.1">
          <table:table-cell table:style-name="Table17.A2" office:value-type="string">
            <text:p text:style-name="P2"><text:span text:style-name="T4">Large</text:span></text:p>
          </table:table-cell>
          <table:table-cell table:style-name="Table17.A2" office:value-type="string">
            <text:p text:style-name="P16"><text:span text:style-name="T4">1d6</text:span></text:p>
          </table:table-cell>
          <table:table-cell table:style-name="Table17.A2" office:value-type="string">
            <text:p text:style-name="P16"><text:span text:style-name="T4">1d8</text:span></text:p>
          </table:table-cell>
        </table:table-row>
        <table:table-row table:style-name="Table17.1">
          <table:table-cell table:style-name="Table17.A5" office:value-type="string">
            <text:p text:style-name="P9"><text:span text:style-name="T4">Huge</text:span></text:p>
          </table:table-cell>
          <table:table-cell table:style-name="Table17.A5" office:value-type="string">
            <text:p text:style-name="P17"><text:span text:style-name="T4">2d4</text:span></text:p>
          </table:table-cell>
          <table:table-cell table:style-name="Table17.A5" office:value-type="string">
            <text:p text:style-name="P17"><text:span text:style-name="T4">2d6</text:span></text:p>
          </table:table-cell>
        </table:table-row>
      </table:table>
      <text:p text:style-name="P2"><text:span text:style-name="T14">Damage:</text:span><text:span text:style-name="T13"> Same as the base creature or base animal, depending on which form the lycanthrope is in.</text:span></text:p>
      <text:p text:style-name="P2"><text:span text:style-name="T14">Special Attacks:</text:span><text:span text:style-name="T13"> A lycanthrope retains the special attacks of the base creature or base animal, depending on which form it is using, and also gains the special attacks described below.</text:span></text:p>
      <text:p text:style-name="P2"><text:span text:style-name="T13">A lycanthrope’s hybrid form does not gain any special attacks of the base animal. A lycanthrope spellcaster cannot cast spells with verbal, somatic, or material components while in animal form, or spells with verbal components while in hybrid form.</text:span></text:p>
      <text:p text:style-name="P2"><text:span text:style-name="T16">Curse of Lycanthropy (Su):</text:span><text:span text:style-name="T15"> </text:span><text:span text:style-name="T13">Any humanoid or giant hit by a natural lycanthrope’s bite attack in animal or hybrid form must succeed on a DC 15 Fortitude save or contract lycanthropy. If the victim’s size is not within one size category of the lycanthrope the victim cannot contract lycanthropy from that lycanthrope. Afflicted lycanthropes cannot pass on the curse of lycanthropy.</text:span></text:p>
      <text:p text:style-name="P2"><text:span text:style-name="T14">Special Qualities:</text:span><text:span text:style-name="T13"> A lycanthrope retains all the special qualities of the base creature and the base animal, and also gains those described below.</text:span></text:p>
      <text:p text:style-name="P2"><text:soft-page-break/><text:span text:style-name="T16">Alternate Form (Su):</text:span><text:span text:style-name="T15"> </text:span><text:span text:style-name="T13">A lycanthrope can shift into animal form as though using the </text:span><text:span text:style-name="T15">polymorph </text:span><text:span text:style-name="T13">spell on itself, though its gear is not affected, it does not regain hit points for changing form, and only the specific animal form indicated for the lycanthrope can be assumed. It does not assume the ability scores of the animal, but instead adds the animal’s physical ability score modifiers to its own ability scores. A lycanthrope also can assume a bipedal hybrid form with prehensile hands and animalistic features.</text:span></text:p>
      <text:p text:style-name="P2"><text:span text:style-name="T13">Changing to or from animal or hybrid form is a standard action.</text:span></text:p>
      <text:p text:style-name="P2"><text:span text:style-name="T13">A slain lycanthrope reverts to its humanoid form, although it remains dead. Separated body parts retain their animal form, however.</text:span></text:p>
      <text:p text:style-name="P2"><text:span text:style-name="T13">Afflicted lycanthropes find this ability difficult to control (see Lycanthropy as an Affliction, below), but natural lycanthropes have full control over this power.</text:span></text:p>
      <text:p text:style-name="P2"><text:span text:style-name="T16">Damage Reduction (Ex): </text:span><text:span text:style-name="T13">An afflicted lycanthrope in animal or hybrid form has damage reduction 5/silver. A natural lycanthrope in animal or hybrid form has damage reduction 10/silver.</text:span></text:p>
      <text:p text:style-name="P2"><text:span text:style-name="T16">Lycanthropic Empathy (Ex):</text:span><text:span text:style-name="T15"> </text:span><text:span text:style-name="T13">In any form, lycanthropes can communicate and empathize with normal or dire animals of their animal form. This gives them a +4 racial bonus on checks when influencing the animal’s attitude and allows the communication of simple concepts and (if the animal is friendly) commands, such as “friend,” “foe,” “flee,” and “attack.”</text:span></text:p>
      <text:p text:style-name="P2"><text:span text:style-name="T16">Low-Light Vision (Ex): </text:span><text:span text:style-name="T13">A lycanthrope has low-light vision in any form.</text:span></text:p>
      <text:p text:style-name="P2"><text:span text:style-name="T16">Scent (Ex): </text:span><text:span text:style-name="T13">A lycanthrope has the scent ability in any form. </text:span></text:p>
      <text:p text:style-name="P2"><text:span text:style-name="T14">Base Save Bonuses:</text:span><text:span text:style-name="T13"> Add the base save bonuses of the base animal to the base save bonuses of the base creature.</text:span></text:p>
      <text:p text:style-name="P2"><text:span text:style-name="T14">Abilities:</text:span><text:span text:style-name="T13"> All lycanthropes gain +2 to Wisdom. In addition, when in animal form, a lycanthrope’s physical ability scores improve according to its kind, as set out in the table below. These adjustments are equal to the animal’s normal ability scores –10 or –11. A lycanthrope in hybrid form modifies its physical ability scores by the same amount.</text:span></text:p>
      <text:p text:style-name="P2"><text:span text:style-name="T13">In addition, a lycanthrope may also gain an additional ability score increase by virtue of its extra Hit Dice.</text:span></text:p>
      <text:p text:style-name="P2"><text:span text:style-name="T14">Skills:</text:span><text:span text:style-name="T13"> A lycanthrope gains skill points equal to (2 + Int modifier, minimum 1) per Hit Die of its animal form, as if it had multiclassed into the animal type. (Animal is never its first Hit Die, though, and it does not gain quadruple skill points for any animal Hit Die.) Any skill given in the animal’s description is a class skill for the lycanthrope’s animal levels. In any form, a lycanthrope also has any racial skill bonuses of the base creature and of the base animal, although conditional skill bonuses only apply in the associated form.</text:span></text:p>
      <text:p text:style-name="P2"><text:span text:style-name="T14">Feats:</text:span><text:span text:style-name="T13"> Add the base animal’s feats to the base creature’s. If this results in a lycanthrope having the same feat twice, the lycanthrope gains no additional benefit unless the feat normally can be taken more once, in which case the duplicated feat works as noted in the feat description. This process may give the lycanthrope more feats than a character of its total Hit Dice would normally be entitled to; if this occurs, any “extra” feats are denoted as bonus feats.</text:span></text:p>
      <text:p text:style-name="P2"><text:span text:style-name="T13">It’s possible that a lycanthrope cannot meet the prerequisites for all its feats when in humanoid form. If this occurs, the lycanthrope still has the feats, but cannot use them when in humanoid form. A lycanthrope receives Iron Will as a bonus feat.</text:span></text:p>
      <text:p text:style-name="P2"><text:span text:style-name="T14">Environment:</text:span><text:span text:style-name="T13"> Same as either the base creature or base animal.</text:span></text:p>
      <text:p text:style-name="P2"><text:span text:style-name="T14">Organization:</text:span><text:span text:style-name="T13"> Solitary or pair, sometimes family (3–4), pack (6–10), or troupe (family plus related animals)</text:span></text:p>
      <text:p text:style-name="P2"><text:span text:style-name="T14">Challenge Rating:</text:span><text:span text:style-name="T13"> By class level or base creature, modified according to the HD of the base animal: 1 HD or 2 HD, +2; 3 HD to 5 HD, +3; 6 HD to 10 HD, +4; 11 HD to 20 HD, +5; 21 or more HD, +6.</text:span></text:p>
      <text:p text:style-name="P2"><text:span text:style-name="T14">Treasure:</text:span><text:span text:style-name="T13"> Standard.</text:span></text:p>
      <text:p text:style-name="P2"><text:span text:style-name="T14">Alignment:</text:span><text:span text:style-name="T13"> Any. Noble creatures such as bears, eagles, and lions tend to produce good-aligned lycanthropes. Sinister creatures such as rats, snakes, and wolves tend to produce evil-aligned lycanthropes. This is a reflection of how these animals are perceived, not any innate quality of the animal itself, so the alignment of the animal form can be arbitrarily assigned.</text:span></text:p>
      <text:p text:style-name="P2"><text:span text:style-name="T14">Advancement:</text:span><text:span text:style-name="T13"> By character class.</text:span></text:p>
      <text:p text:style-name="P2"><text:span text:style-name="T14">Level Adjustment:</text:span><text:span text:style-name="T13"> Same as the base creature +2 (afflicted) or +3 (natural). In addition, a lycanthrope’s character level is increased by the number of racial Hit Dice the base animal has.</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9"><text:span text:style-name="T3">Common Lycanthropes</text:span></text:p>
          </table:table-cell>
          <table:covered-table-cell/>
          <table:covered-table-cell/>
          <table:covered-table-cell/>
        </table:table-row>
        <table:table-row table:style-name="Table18.2">
          <table:table-cell table:style-name="Table18.A2" office:value-type="string">
            <text:h text:style-name="P19" text:outline-level="5"><text:span text:style-name="T4">Name</text:span></text:h>
          </table:table-cell>
          <table:table-cell table:style-name="Table18.A2" office:value-type="string">
            <text:h text:style-name="P19" text:outline-level="5"><text:span text:style-name="T4">Animal Form</text:span></text:h>
          </table:table-cell>
          <table:table-cell table:style-name="Table18.A2" office:value-type="string">
            <text:h text:style-name="P19" text:outline-level="5"><text:span text:style-name="T4">Animal or Hybrid Form Ability Modifiers</text:span></text:h>
          </table:table-cell>
          <table:table-cell table:style-name="Table18.A2" office:value-type="string">
            <text:h text:style-name="P19" text:outline-level="5"><text:span text:style-name="T4">Preferred Alignment</text:span></text:h>
          </table:table-cell>
        </table:table-row>
        <table:table-row table:style-name="Table18.2">
          <table:table-cell table:style-name="Table18.A2" office:value-type="string">
            <text:p text:style-name="P2"><text:span text:style-name="T4">Werebear</text:span></text:p>
          </table:table-cell>
          <table:table-cell table:style-name="Table18.A2" office:value-type="string">
            <text:p text:style-name="P2"><text:span text:style-name="T4">Brown bear</text:span></text:p>
          </table:table-cell>
          <table:table-cell table:style-name="Table18.A2" office:value-type="string">
            <text:p text:style-name="P2"><text:span text:style-name="T4">Str +16, Dex +2, Con +8</text:span></text:p>
          </table:table-cell>
          <table:table-cell table:style-name="Table18.A2" office:value-type="string">
            <text:p text:style-name="P2"><text:span text:style-name="T4">Lawful good</text:span></text:p>
          </table:table-cell>
        </table:table-row>
        <table:table-row table:style-name="Table18.2">
          <table:table-cell table:style-name="Table18.A2" office:value-type="string">
            <text:p text:style-name="P2"><text:span text:style-name="T4">Wereboar</text:span></text:p>
          </table:table-cell>
          <table:table-cell table:style-name="Table18.A2" office:value-type="string">
            <text:p text:style-name="P2"><text:span text:style-name="T4">Boar</text:span></text:p>
          </table:table-cell>
          <table:table-cell table:style-name="Table18.A2" office:value-type="string">
            <text:p text:style-name="P2"><text:span text:style-name="T4">Str +4, Con +6</text:span></text:p>
          </table:table-cell>
          <table:table-cell table:style-name="Table18.A2" office:value-type="string">
            <text:p text:style-name="P2"><text:span text:style-name="T4">Neutral</text:span></text:p>
          </table:table-cell>
        </table:table-row>
        <table:table-row table:style-name="Table18.2">
          <table:table-cell table:style-name="Table18.A2" office:value-type="string">
            <text:p text:style-name="P2"><text:span text:style-name="T4">Wererat</text:span></text:p>
          </table:table-cell>
          <table:table-cell table:style-name="Table18.A2" office:value-type="string">
            <text:p text:style-name="P2"><text:span text:style-name="T4">Dire rat</text:span></text:p>
          </table:table-cell>
          <table:table-cell table:style-name="Table18.A2" office:value-type="string">
            <text:p text:style-name="P2"><text:span text:style-name="T4">Dex +6, Con +2</text:span></text:p>
          </table:table-cell>
          <table:table-cell table:style-name="Table18.A2" office:value-type="string">
            <text:p text:style-name="P2"><text:span text:style-name="T4">Chaotic evil</text:span></text:p>
          </table:table-cell>
        </table:table-row>
        <table:table-row table:style-name="Table18.2">
          <table:table-cell table:style-name="Table18.A2" office:value-type="string">
            <text:p text:style-name="P2"><text:span text:style-name="T4">Weretiger</text:span></text:p>
          </table:table-cell>
          <table:table-cell table:style-name="Table18.A2" office:value-type="string">
            <text:p text:style-name="P2"><text:span text:style-name="T4">Tiger</text:span></text:p>
          </table:table-cell>
          <table:table-cell table:style-name="Table18.A2" office:value-type="string">
            <text:p text:style-name="P2"><text:span text:style-name="T4">Str +12, Dex +4, Con +6</text:span></text:p>
          </table:table-cell>
          <table:table-cell table:style-name="Table18.A2" office:value-type="string">
            <text:p text:style-name="P2"><text:span text:style-name="T4">Neutral</text:span></text:p>
          </table:table-cell>
        </table:table-row>
        <table:table-row table:style-name="Table18.2">
          <table:table-cell table:style-name="Table18.A2" office:value-type="string">
            <text:p text:style-name="P2"><text:span text:style-name="T4">Werewolf</text:span></text:p>
          </table:table-cell>
          <table:table-cell table:style-name="Table18.A2" office:value-type="string">
            <text:p text:style-name="P2"><text:span text:style-name="T4">Wolf</text:span></text:p>
          </table:table-cell>
          <table:table-cell table:style-name="Table18.A2" office:value-type="string">
            <text:p text:style-name="P2"><text:span text:style-name="T4">Str +2, Dex +4, Con +4</text:span></text:p>
          </table:table-cell>
          <table:table-cell table:style-name="Table18.A2" office:value-type="string">
            <text:p text:style-name="P2"><text:span text:style-name="T4">Chaotic evil</text:span></text:p>
          </table:table-cell>
        </table:table-row>
        <table:table-row table:style-name="Table18.2">
          <table:table-cell table:style-name="Table18.A8" office:value-type="string">
            <text:p text:style-name="P9"><text:span text:style-name="T4">Dire wereboar</text:span></text:p>
          </table:table-cell>
          <table:table-cell table:style-name="Table18.A8" office:value-type="string">
            <text:p text:style-name="P9"><text:span text:style-name="T4">Dire boar</text:span></text:p>
          </table:table-cell>
          <table:table-cell table:style-name="Table18.A8" office:value-type="string">
            <text:p text:style-name="P9"><text:span text:style-name="T4">Str +16, Con +6</text:span></text:p>
          </table:table-cell>
          <table:table-cell table:style-name="Table18.A8" office:value-type="string">
            <text:p text:style-name="P9"><text:span text:style-name="T4">Neutral</text:span></text:p>
          </table:table-cell>
        </table:table-row>
      </table:table>
      <text:p text:style-name="P3"/>
      <text:p text:style-name="P2"><text:soft-page-break/><text:span text:style-name="T18">LYCANTHROPY AS AN AFFLICTION</text:span></text:p>
      <text:p text:style-name="P2"><text:span text:style-name="T13">When a character contracts lycanthropy through a lycanthrope’s bite (see above), no symptoms appear until the first night of the next full moon. On that night, the afflicted character involuntarily assumes animal form and forgets his or her own identity, temporarily becoming an NPC. The character remains in animal form, assuming the appropriate alignment, until the next dawn.</text:span></text:p>
      <text:p text:style-name="P2"><text:span text:style-name="T13">The character’s actions during this first episode are dictated by the alignment of its animal form. The character remembers nothing about the entire episode (or subsequent episodes) unless he succeeds on a DC 15 Wisdom check, in which case he becomes aware of his lycanthropic condition.</text:span></text:p>
      <text:p text:style-name="P2"><text:span text:style-name="T13">Thereafter, the character is subject to involuntary transformation under the full moon and whenever damaged in combat. He or she feels an overwhelming rage building up and must succeed on a Control Shape check (see below) to resist changing into animal form. Any player character not yet aware of his or her lycanthropic condition temporarily becomes an NPC during an involuntary change, and acts according to the alignment of his or her animal form.</text:span></text:p>
      <text:p text:style-name="P2"><text:span text:style-name="T13">A character with awareness of his condition retains his identity and does not lose control of his actions if he changes. However, each time he changes to his animal form, he must make a Will save (DC 15 + number of times he has been in animal form) or permanently assume the alignment of his animal form in all shapes. </text:span></text:p>
      <text:p text:style-name="P2"><text:span text:style-name="T13">Once a character becomes aware of his affliction, he can now voluntarily attempt to change to animal or hybrid form, using the appropriate Control Shape check DC. An attempt is a standard action and can be made each round. Any voluntary change to animal or hybrid form immediately and permanently changes the character’s alignment to that of the appropriate lycanthrope.</text:span></text:p>
      <text:p text:style-name="P8"/>
      <text:p text:style-name="P2"><text:span text:style-name="T19">Changing Form</text:span></text:p>
      <text:p text:style-name="P2"><text:span text:style-name="T13">Changing form is a standard action. If the change is involuntary, the character performs the change on his next turn following the triggering event. Changing to animal or hybrid form ruins the character’s armor and clothing (including any items worn) if the new form is larger than the character’s natural form; carried items are simply dropped. Characters can hastily doff clothing while changing, but not armor. Magic armor survives the change if it succeeds on a DC 15 Fortitude save. An afflicted character who is not aware of his condition remains in animal form until the next dawn. An afflicted character who is aware of his or her condition (see above) can try to resume humanoid form following a change (voluntary or involuntary) with a Control Shape check, but if he fails his check, he remains in animal (or hybrid) form until the following dawn.</text:span></text:p>
      <text:p text:style-name="P8"/>
      <text:p text:style-name="P2"><text:span text:style-name="T19">Curing Lycanthropy</text:span></text:p>
      <text:p text:style-name="P2"><text:span text:style-name="T13">An afflicted character who eats a sprig of belladonna (also called wolfsbane) within 1 hour of a lycanthrope’s attack can attempt a DC 20 Fortitude save to shake off the affliction. If a healer administers the herb, use the character’s save bonus or the healer’s Heal modifier, whichever is higher. The character gets only one chance, no matter how much belladonna is consumed. The belladonna must be reasonably fresh (picked within the last week).</text:span></text:p>
      <text:p text:style-name="P2"><text:span text:style-name="T13">However, fresh or not, belladonna is toxic. The character must succeed on a DC 13 Fortitude save or take 1d6 points of Strength damage. One minute later, the character must succeed on a second DC 13 save or take an additional 2d6 points of Strength damage. </text:span></text:p>
      <text:p text:style-name="P2"><text:span text:style-name="T13">A </text:span><text:span text:style-name="T15">remove disease </text:span><text:span text:style-name="T13">or </text:span><text:span text:style-name="T15">heal </text:span><text:span text:style-name="T13">spell cast by a cleric of 12th level or higher also cures the affliction, provided the character receives the spell within three days of the lycanthrope’s attack.</text:span></text:p>
      <text:p text:style-name="P2"><text:span text:style-name="T13">The only other way to remove the affliction is to cast </text:span><text:span text:style-name="T15">remove curse </text:span><text:span text:style-name="T13">or </text:span><text:span text:style-name="T15">break enchantment </text:span><text:span text:style-name="T13">on the character during one of the three days of the full moon. After receiving the spell, the character must succeed on a DC 20 Will save to break the curse (the caster knows if the spell works). If the save fails, the process must be repeated. </text:span></text:p>
      <text:p text:style-name="P2"><text:span text:style-name="T13">Characters undergoing this cure are often kept bound or confined in cages until the cure takes effect.</text:span></text:p>
      <text:p text:style-name="P2"><text:span text:style-name="T13">Only afflicted lycanthropes can be cured of lycanthropy.</text:span></text:p>
      <text:p text:style-name="P3"/>
      <text:p text:style-name="P2"><text:span text:style-name="T18">LYCANTHROPES AS CHARACTERS</text:span></text:p>
      <text:p text:style-name="P2"><text:span text:style-name="T13">Becoming a lycanthrope does not change a character’s favored class but usually changes alignment (see above). This alignment change may cause characters of certain classes to lose some of their class features.</text:span></text:p>
      <text:p text:style-name="P2"><text:span text:style-name="T13">Lycanthrope characters possess the following racial traits.</text:span></text:p>
      <text:p text:style-name="P2"><text:span text:style-name="T13">— +2 Wisdom. Physical abilities are increased by the animal form’s ability modifiers when a lycanthrope changes to its hybrid or animal forms.</text:span></text:p>
      <text:p text:style-name="P2"><text:span text:style-name="T13">—Size same as the base creature or the base animal form.</text:span></text:p>
      <text:p text:style-name="P2"><text:span text:style-name="T13">—Low-light vision in any form.</text:span></text:p>
      <text:p text:style-name="P2"><text:span text:style-name="T13">—Scent in any form.</text:span></text:p>
      <text:p text:style-name="P2"><text:span text:style-name="T13">—Racial Hit Dice: A lycanthrope adds the Hit Dice of its animal form to its base Hit Dice for race, level, and class. These additional Hit Dice modify the lycanthrope’s base attack bonus and base saving throw bonuses accordingly.</text:span></text:p>
      <text:p text:style-name="P2"><text:span text:style-name="T13">—Racial Skills: A lycanthrope adds skill points for its animal Hit Dice much as if it had multiclassed into the animal type. It gains skill points equal to (2 + Int modifier, minimum 1) per Hit Die of the animal form. Any skills that appear in the animal’s description are treated as class skills for the lycanthrope’s animal levels. The lycanthrope’s maximum skill ranks are equal to its animal form Hit Dice + its racial Hit Dice (if any) + its class levels + 3. Any racial skill adjustments of the lycanthrope’s base race and its animal form (but not conditional adjustments) are added to its skill modifiers in any form.</text:span></text:p>
      <text:p text:style-name="P2"><text:span text:style-name="T13">—Racial Feats: Add the animal’s Hit Dice to the base character’s own Hit Dice to determine how many feats the character has. All lycanthropes gain Iron Will as a bonus feat.</text:span></text:p>
      <text:p text:style-name="P2"><text:span text:style-name="T13">— +2 natural armor bonus in any form.</text:span></text:p>
      <text:p text:style-name="P2"><text:span text:style-name="T13">—Special Qualities (see above): Alternate form, lycanthropic empathy, curse of lycanthropy (in animal or hybrid form only).</text:span></text:p>
      <text:p text:style-name="P2"><text:soft-page-break/><text:span text:style-name="T13">—Afflicted lycanthrope: damage reduction 5/silver (in animal or hybrid form only).</text:span></text:p>
      <text:p text:style-name="P2"><text:span text:style-name="T13">—Natural lycanthrope: damage reduction 10/silver (in animal or hybrid form only).</text:span></text:p>
      <text:p text:style-name="P2"><text:span text:style-name="T13">—Automatic Languages: As base creature.</text:span></text:p>
      <text:p text:style-name="P2"><text:span text:style-name="T13">—Favored Class: Same as the base creature.</text:span></text:p>
      <text:p text:style-name="P2"><text:span text:style-name="T13">—Level adjustment: Same as the base creature +2 (afflicted) or +3 (natural).</text:span></text:p>
      <text:p text:style-name="P6"/>
      <text:p text:style-name="P2"><text:span text:style-name="T18">CONTROL SHAPE (WIS)</text:span></text:p>
      <text:p text:style-name="P18"><text:span text:style-name="T20">Any character who has contracted lycanthropy and is aware of his condition can learn Control Shape as a class skill. (An afflicted lycanthrope not yet aware of his condition can attempt Control Shape checks untrained.) This skill determines whether an afflicted lycanthrope can control his shape. A natural lycanthrope does not need this skill, since it has full control over its shape. </text:span></text:p>
      <text:p text:style-name="P2"><text:span text:style-name="T14">Check (Involuntary Change):</text:span><text:span text:style-name="T13"> An afflicted character must make a check at moonrise each night of the full moon to resist involuntarily assuming animal form. An injured character must also check for an involuntary change after accumulating enough damage to reduce his hit points by one-quarter and again after each additional one-quarter lost.</text:span></text:p>
      <table:table table:name="Table19" table:style-name="Table19">
        <table:table-column table:style-name="Table19.A"/>
        <table:table-column table:style-name="Table19.B"/>
        <table:table-row table:style-name="Table19.1">
          <table:table-cell table:style-name="Table19.A1" office:value-type="string">
            <text:p text:style-name="P9"><text:span text:style-name="T3">Involuntary Change </text:span></text:p>
          </table:table-cell>
          <table:table-cell table:style-name="Table19.A1" office:value-type="string">
            <text:p text:style-name="P9"><text:span text:style-name="T3">Control Shape DC</text:span></text:p>
          </table:table-cell>
        </table:table-row>
        <table:table-row table:style-name="Table19.1">
          <table:table-cell table:style-name="Table19.A2" office:value-type="string">
            <text:p text:style-name="P9"><text:span text:style-name="T4">Resist involuntary change </text:span></text:p>
          </table:table-cell>
          <table:table-cell table:style-name="Table19.A2" office:value-type="string">
            <text:p text:style-name="P17"><text:span text:style-name="T4">25</text:span></text:p>
          </table:table-cell>
        </table:table-row>
      </table:table>
      <text:p text:style-name="P2"><text:span text:style-name="T13">On a failed check, the character must remain in animal form until the next dawn, when he automatically returns to his base form. A character aware of his condition may make one attempt to return to humanoid form (see below), but if he fails, he remains in animal form until the next dawn.</text:span></text:p>
      <text:p text:style-name="P2"><text:span text:style-name="T14">Retry (Involuntary Change):</text:span><text:span text:style-name="T13"> Check to resist an involuntary change once each time a triggering event occurs.</text:span></text:p>
      <text:p text:style-name="P2"><text:span text:style-name="T14">Check (Voluntary Change):</text:span><text:span text:style-name="T13"> In addition, an afflicted lycanthrope aware of his condition may attempt to use this skill voluntarily in order to change to animal form, assume hybrid form, or return to humanoid form, regardless of the state of the moon or whether he has been injured.</text:span></text:p>
      <table:table table:name="Table20" table:style-name="Table20">
        <table:table-column table:style-name="Table20.A"/>
        <table:table-column table:style-name="Table20.B"/>
        <table:table-row table:style-name="Table20.1">
          <table:table-cell table:style-name="Table20.A1" office:value-type="string">
            <text:p text:style-name="P13"><text:span text:style-name="T17">Involuntary Change </text:span></text:p>
          </table:table-cell>
          <table:table-cell table:style-name="Table20.A1" office:value-type="string">
            <text:h text:style-name="P21" text:outline-level="3"><text:span text:style-name="T4">Control Shape DC</text:span></text:h>
          </table:table-cell>
        </table:table-row>
        <table:table-row table:style-name="Table20.1">
          <table:table-cell table:style-name="Table20.A2" office:value-type="string">
            <text:p text:style-name="P9"><text:span text:style-name="T4">Return to humanoid form (full moon*) </text:span></text:p>
          </table:table-cell>
          <table:table-cell table:style-name="Table20.A2" office:value-type="string">
            <text:p text:style-name="P17"><text:span text:style-name="T4">25</text:span></text:p>
          </table:table-cell>
        </table:table-row>
        <table:table-row table:style-name="Table20.1">
          <table:table-cell table:style-name="Table20.A2" office:value-type="string">
            <text:p text:style-name="P2"><text:span text:style-name="T4">Return to humanoid form (not full moon) </text:span></text:p>
          </table:table-cell>
          <table:table-cell table:style-name="Table20.A2" office:value-type="string">
            <text:p text:style-name="P16"><text:span text:style-name="T4">20</text:span></text:p>
          </table:table-cell>
        </table:table-row>
        <table:table-row table:style-name="Table20.1">
          <table:table-cell table:style-name="Table20.A2" office:value-type="string">
            <text:p text:style-name="P2"><text:span text:style-name="T4">Assume hybrid form </text:span></text:p>
          </table:table-cell>
          <table:table-cell table:style-name="Table20.A2" office:value-type="string">
            <text:p text:style-name="P16"><text:span text:style-name="T4">15</text:span></text:p>
          </table:table-cell>
        </table:table-row>
        <table:table-row table:style-name="Table20.1">
          <table:table-cell table:style-name="Table20.A2" office:value-type="string">
            <text:p text:style-name="P2"><text:span text:style-name="T4">Voluntary change to animal form (full moon) </text:span></text:p>
          </table:table-cell>
          <table:table-cell table:style-name="Table20.A2" office:value-type="string">
            <text:p text:style-name="P16"><text:span text:style-name="T4">15</text:span></text:p>
          </table:table-cell>
        </table:table-row>
        <table:table-row table:style-name="Table20.1">
          <table:table-cell table:style-name="Table20.A2" office:value-type="string">
            <text:p text:style-name="P2"><text:span text:style-name="T4">Voluntary change to animal form (not full moon) </text:span></text:p>
          </table:table-cell>
          <table:table-cell table:style-name="Table20.A2" office:value-type="string">
            <text:p text:style-name="P16"><text:span text:style-name="T4">20</text:span></text:p>
          </table:table-cell>
        </table:table-row>
        <table:table-row table:style-name="Table20.1">
          <table:table-cell table:style-name="Table20.A7" table:number-columns-spanned="2" office:value-type="string">
            <text:p text:style-name="P9"><text:span text:style-name="T4">* For game purposes, the full moon lasts three days every month.</text:span></text:p>
          </table:table-cell>
          <table:covered-table-cell/>
        </table:table-row>
      </table:table>
      <text:p text:style-name="P2"><text:span text:style-name="T14">Retry (Voluntary Change):</text:span><text:span text:style-name="T13"> A character can retry voluntary changes to animal form or hybrid form as often as he likes. Each attempt is a standard action. However, on a failed check to return to humanoid form, the character must remain in animal or hybrid form until the next dawn, when he automatically returns to humanoid form. </text:span></text:p>
      <text:p text:style-name="P2"><text:span text:style-name="T14">Special:</text:span><text:span text:style-name="T13"> An afflicted lycanthrope cannot attempt a voluntary change until it becomes aware of its condition (see Lycanthropy as an Affli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BOLD</dc:title>
    <meta:initial-creator>AKSmith</meta:initial-creator>
    <meta:creation-date>2003-07-01T11:09:00</meta:creation-date>
    <dc:date>2004-04-09T11:11:00</dc:date>
    <meta:editing-cycles>15</meta:editing-cycles>
    <meta:editing-duration>PT31S</meta:editing-duration>
    <meta:document-statistic meta:table-count="20" meta:image-count="0" meta:object-count="0" meta:page-count="25" meta:paragraph-count="1454" meta:word-count="12781" meta:character-count="75189" meta:non-whitespace-character-count="63837"/>
    <meta:generator>LibreOffice/5.4.6.2$Linux_X86_64 LibreOffice_project/40m0$Build-2</meta:generator>
    <meta:user-defined meta:name="Company">Wizards of the Coast</meta:user-defined>
    <meta:user-defined meta:name="Operator">asmith</meta:user-defined>
  </office:meta>
</office:document-meta>
</file>